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formattedvoltage" table:style-name="ta1">
        <table:shapes>
          <draw:frame draw:z-index="0" draw:style-name="gr1" draw:text-style-name="P1" svg:width="159.99mm" svg:height="89.99mm" svg:x="130.4mm" svg:y="9.03mm">
            <draw:object draw:notify-on-update-of-ranges="logformattedvoltage.A2:logformattedvoltage.A705 logformattedvoltage.B2:logformattedvoltage.B705 logformattedvoltage.A2:logformattedvoltage.A705 logformattedvoltage.C2:logformattedvoltage.C7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age, V</text:p>
          </table:table-cell>
          <table:table-cell office:value-type="string" calcext:value-type="string">
            <text:p>Scaled current, A*400</text:p>
          </table:table-cell>
          <table:table-cell office:value-type="string" calcext:value-type="string">
            <text:p>Current, 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]+1/17875" office:value-type="float" office:value="0.0000559440559440559" calcext:value-type="float">
            <text:p>5,59440559440559E-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]+1/17875" office:value-type="float" office:value="0.000111888111888112" calcext:value-type="float">
            <text:p>0,000111888111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]+1/17875" office:value-type="float" office:value="0.000167832167832168" calcext:value-type="float">
            <text:p>0,0001678321678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]+1/17875" office:value-type="float" office:value="0.000223776223776224" calcext:value-type="float">
            <text:p>0,00022377622377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]+1/17875" office:value-type="float" office:value="0.00027972027972028" calcext:value-type="float">
            <text:p>0,00027972027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]+1/17875" office:value-type="float" office:value="0.000335664335664336" calcext:value-type="float">
            <text:p>0,000335664335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]+1/17875" office:value-type="float" office:value="0.000391608391608392" calcext:value-type="float">
            <text:p>0,000391608391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]+1/17875" office:value-type="float" office:value="0.000447552447552448" calcext:value-type="float">
            <text:p>0,000447552447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0]+1/17875" office:value-type="float" office:value="0.000503496503496504" calcext:value-type="float">
            <text:p>0,0005034965034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11]+1/17875" office:value-type="float" office:value="0.00055944055944056" calcext:value-type="float">
            <text:p>0,00055944055944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12]+1/17875" office:value-type="float" office:value="0.000615384615384616" calcext:value-type="float">
            <text:p>0,000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13]+1/17875" office:value-type="float" office:value="0.000671328671328671" calcext:value-type="float">
            <text:p>0,000671328671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4]+1/17875" office:value-type="float" office:value="0.000727272727272727" calcext:value-type="float">
            <text:p>0,000727272727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5]+1/17875" office:value-type="float" office:value="0.000783216783216783" calcext:value-type="float">
            <text:p>0,000783216783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6]+1/17875" office:value-type="float" office:value="0.000839160839160839" calcext:value-type="float">
            <text:p>0,000839160839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7]+1/17875" office:value-type="float" office:value="0.000895104895104895" calcext:value-type="float">
            <text:p>0,000895104895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8]+1/17875" office:value-type="float" office:value="0.000951048951048951" calcext:value-type="float">
            <text:p>0,000951048951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19]+1/17875" office:value-type="float" office:value="0.00100699300699301" calcext:value-type="float">
            <text:p>0,001006993006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0]+1/17875" office:value-type="float" office:value="0.00106293706293706" calcext:value-type="float">
            <text:p>0,0010629370629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1]+1/17875" office:value-type="float" office:value="0.00111888111888112" calcext:value-type="float">
            <text:p>0,001118881118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2]+1/17875" office:value-type="float" office:value="0.00117482517482517" calcext:value-type="float">
            <text:p>0,0011748251748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]+1/17875" office:value-type="float" office:value="0.00123076923076923" calcext:value-type="float">
            <text:p>0,001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4]+1/17875" office:value-type="float" office:value="0.00128671328671329" calcext:value-type="float">
            <text:p>0,001286713286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5]+1/17875" office:value-type="float" office:value="0.00134265734265734" calcext:value-type="float">
            <text:p>0,001342657342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6]+1/17875" office:value-type="float" office:value="0.0013986013986014" calcext:value-type="float">
            <text:p>0,001398601398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7]+1/17875" office:value-type="float" office:value="0.00145454545454545" calcext:value-type="float">
            <text:p>0,001454545454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28]+1/17875" office:value-type="float" office:value="0.00151048951048951" calcext:value-type="float">
            <text:p>0,001510489510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9]+1/17875" office:value-type="float" office:value="0.00156643356643357" calcext:value-type="float">
            <text:p>0,0015664335664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0]+1/17875" office:value-type="float" office:value="0.00162237762237762" calcext:value-type="float">
            <text:p>0,00162237762237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1]+1/17875" office:value-type="float" office:value="0.00167832167832168" calcext:value-type="float">
            <text:p>0,001678321678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2]+1/17875" office:value-type="float" office:value="0.00173426573426573" calcext:value-type="float">
            <text:p>0,001734265734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3]+1/17875" office:value-type="float" office:value="0.00179020979020979" calcext:value-type="float">
            <text:p>0,00179020979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]+1/17875" office:value-type="float" office:value="0.00184615384615385" calcext:value-type="float">
            <text:p>0,001846153846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]+1/17875" office:value-type="float" office:value="0.0019020979020979" calcext:value-type="float">
            <text:p>0,001902097902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]+1/17875" office:value-type="float" office:value="0.00195804195804196" calcext:value-type="float">
            <text:p>0,00195804195804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7]+1/17875" office:value-type="float" office:value="0.00201398601398601" calcext:value-type="float">
            <text:p>0,002013986013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]+1/17875" office:value-type="float" office:value="0.00206993006993007" calcext:value-type="float">
            <text:p>0,00206993006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9]+1/17875" office:value-type="float" office:value="0.00212587412587412" calcext:value-type="float">
            <text:p>0,002125874125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]+1/17875" office:value-type="float" office:value="0.00218181818181818" calcext:value-type="float">
            <text:p>0,002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1]+1/17875" office:value-type="float" office:value="0.00223776223776224" calcext:value-type="float">
            <text:p>0,0022377622377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2]+1/17875" office:value-type="float" office:value="0.00229370629370629" calcext:value-type="float">
            <text:p>0,002293706293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]+1/17875" office:value-type="float" office:value="0.00234965034965035" calcext:value-type="float">
            <text:p>0,00234965034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4]+1/17875" office:value-type="float" office:value="0.0024055944055944" calcext:value-type="float">
            <text:p>0,0024055944055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5]+1/17875" office:value-type="float" office:value="0.00246153846153846" calcext:value-type="float">
            <text:p>0,002461538461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]+1/17875" office:value-type="float" office:value="0.00251748251748252" calcext:value-type="float">
            <text:p>0,002517482517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]+1/17875" office:value-type="float" office:value="0.00257342657342657" calcext:value-type="float">
            <text:p>0,002573426573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]+1/17875" office:value-type="float" office:value="0.00262937062937063" calcext:value-type="float">
            <text:p>0,0026293706293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9]+1/17875" office:value-type="float" office:value="0.00268531468531468" calcext:value-type="float">
            <text:p>0,002685314685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0]+1/17875" office:value-type="float" office:value="0.00274125874125874" calcext:value-type="float">
            <text:p>0,0027412587412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1]+1/17875" office:value-type="float" office:value="0.00279720279720279" calcext:value-type="float">
            <text:p>0,002797202797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2]+1/17875" office:value-type="float" office:value="0.00285314685314685" calcext:value-type="float">
            <text:p>0,002853146853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3]+1/17875" office:value-type="float" office:value="0.00290909090909091" calcext:value-type="float">
            <text:p>0,002909090909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4]+1/17875" office:value-type="float" office:value="0.00296503496503496" calcext:value-type="float">
            <text:p>0,0029650349650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5]+1/17875" office:value-type="float" office:value="0.00302097902097902" calcext:value-type="float">
            <text:p>0,0030209790209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6]+1/17875" office:value-type="float" office:value="0.00307692307692307" calcext:value-type="float">
            <text:p>0,00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7]+1/17875" office:value-type="float" office:value="0.00313286713286713" calcext:value-type="float">
            <text:p>0,003132867132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8]+1/17875" office:value-type="float" office:value="0.00318881118881119" calcext:value-type="float">
            <text:p>0,0031888111888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9]+1/17875" office:value-type="float" office:value="0.00324475524475524" calcext:value-type="float">
            <text:p>0,00324475524475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0]+1/17875" office:value-type="float" office:value="0.0033006993006993" calcext:value-type="float">
            <text:p>0,00330069930069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1]+1/17875" office:value-type="float" office:value="0.00335664335664335" calcext:value-type="float">
            <text:p>0,0033566433566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2]+1/17875" office:value-type="float" office:value="0.00341258741258741" calcext:value-type="float">
            <text:p>0,003412587412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3]+1/17875" office:value-type="float" office:value="0.00346853146853146" calcext:value-type="float">
            <text:p>0,003468531468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4]+1/17875" office:value-type="float" office:value="0.00352447552447552" calcext:value-type="float">
            <text:p>0,003524475524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5]+1/17875" office:value-type="float" office:value="0.00358041958041958" calcext:value-type="float">
            <text:p>0,00358041958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6]+1/17875" office:value-type="float" office:value="0.00363636363636363" calcext:value-type="float">
            <text:p>0,003636363636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7]+1/17875" office:value-type="float" office:value="0.00369230769230769" calcext:value-type="float">
            <text:p>0,003692307692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8]+1/17875" office:value-type="float" office:value="0.00374825174825174" calcext:value-type="float">
            <text:p>0,003748251748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9]+1/17875" office:value-type="float" office:value="0.0038041958041958" calcext:value-type="float">
            <text:p>0,003804195804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0]+1/17875" office:value-type="float" office:value="0.00386013986013986" calcext:value-type="float">
            <text:p>0,00386013986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1]+1/17875" office:value-type="float" office:value="0.00391608391608391" calcext:value-type="float">
            <text:p>0,0039160839160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2]+1/17875" office:value-type="float" office:value="0.00397202797202797" calcext:value-type="float">
            <text:p>0,0039720279720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3]+1/17875" office:value-type="float" office:value="0.00402797202797202" calcext:value-type="float">
            <text:p>0,0040279720279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4]+1/17875" office:value-type="float" office:value="0.00408391608391608" calcext:value-type="float">
            <text:p>0,0040839160839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5]+1/17875" office:value-type="float" office:value="0.00413986013986014" calcext:value-type="float">
            <text:p>0,00413986013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6]+1/17875" office:value-type="float" office:value="0.00419580419580419" calcext:value-type="float">
            <text:p>0,0041958041958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7]+1/17875" office:value-type="float" office:value="0.00425174825174825" calcext:value-type="float">
            <text:p>0,004251748251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8]+1/17875" office:value-type="float" office:value="0.00430769230769231" calcext:value-type="float">
            <text:p>0,004307692307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9]+1/17875" office:value-type="float" office:value="0.00436363636363636" calcext:value-type="float">
            <text:p>0,004363636363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0]+1/17875" office:value-type="float" office:value="0.00441958041958042" calcext:value-type="float">
            <text:p>0,00441958041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1]+1/17875" office:value-type="float" office:value="0.00447552447552448" calcext:value-type="float">
            <text:p>0,004475524475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2]+1/17875" office:value-type="float" office:value="0.00453146853146853" calcext:value-type="float">
            <text:p>0,004531468531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3]+1/17875" office:value-type="float" office:value="0.00458741258741259" calcext:value-type="float">
            <text:p>0,004587412587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4]+1/17875" office:value-type="float" office:value="0.00464335664335664" calcext:value-type="float">
            <text:p>0,004643356643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5]+1/17875" office:value-type="float" office:value="0.0046993006993007" calcext:value-type="float">
            <text:p>0,004699300699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6]+1/17875" office:value-type="float" office:value="0.00475524475524476" calcext:value-type="float">
            <text:p>0,004755244755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7]+1/17875" office:value-type="float" office:value="0.00481118881118881" calcext:value-type="float">
            <text:p>0,00481118881118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88]+1/17875" office:value-type="float" office:value="0.00486713286713287" calcext:value-type="float">
            <text:p>0,004867132867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89]+1/17875" office:value-type="float" office:value="0.00492307692307693" calcext:value-type="float">
            <text:p>0,004923076923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0]+1/17875" office:value-type="float" office:value="0.00497902097902098" calcext:value-type="float">
            <text:p>0,00497902097902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91]+1/17875" office:value-type="float" office:value="0.00503496503496504" calcext:value-type="float">
            <text:p>0,0050349650349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92]+1/17875" office:value-type="float" office:value="0.00509090909090909" calcext:value-type="float">
            <text:p>0,0050909090909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3]+1/17875" office:value-type="float" office:value="0.00514685314685315" calcext:value-type="float">
            <text:p>0,005146853146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4]+1/17875" office:value-type="float" office:value="0.00520279720279721" calcext:value-type="float">
            <text:p>0,005202797202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5]+1/17875" office:value-type="float" office:value="0.00525874125874126" calcext:value-type="float">
            <text:p>0,005258741258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96]+1/17875" office:value-type="float" office:value="0.00531468531468532" calcext:value-type="float">
            <text:p>0,0053146853146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97]+1/17875" office:value-type="float" office:value="0.00537062937062938" calcext:value-type="float">
            <text:p>0,00537062937062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98]+1/17875" office:value-type="float" office:value="0.00542657342657343" calcext:value-type="float">
            <text:p>0,00542657342657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99]+1/17875" office:value-type="float" office:value="0.00548251748251749" calcext:value-type="float">
            <text:p>0,005482517482517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0]+1/17875" office:value-type="float" office:value="0.00553846153846154" calcext:value-type="float">
            <text:p>0,005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1]+1/17875" office:value-type="float" office:value="0.0055944055944056" calcext:value-type="float">
            <text:p>0,00559440559440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02]+1/17875" office:value-type="float" office:value="0.00565034965034966" calcext:value-type="float">
            <text:p>0,0056503496503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3]+1/17875" office:value-type="float" office:value="0.00570629370629371" calcext:value-type="float">
            <text:p>0,00570629370629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4]+1/17875" office:value-type="float" office:value="0.00576223776223777" calcext:value-type="float">
            <text:p>0,00576223776223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5]+1/17875" office:value-type="float" office:value="0.00581818181818183" calcext:value-type="float">
            <text:p>0,005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6]+1/17875" office:value-type="float" office:value="0.00587412587412588" calcext:value-type="float">
            <text:p>0,005874125874126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7]+1/17875" office:value-type="float" office:value="0.00593006993006994" calcext:value-type="float">
            <text:p>0,0059300699300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108]+1/17875" office:value-type="float" office:value="0.005986013986014" calcext:value-type="float">
            <text:p>0,005986013986014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09]+1/17875" office:value-type="float" office:value="0.00604195804195805" calcext:value-type="float">
            <text:p>0,00604195804195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10]+1/17875" office:value-type="float" office:value="0.00609790209790211" calcext:value-type="float">
            <text:p>0,00609790209790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11]+1/17875" office:value-type="float" office:value="0.00615384615384616" calcext:value-type="float">
            <text:p>0,00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12]+1/17875" office:value-type="float" office:value="0.00620979020979022" calcext:value-type="float">
            <text:p>0,0062097902097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13]+1/17875" office:value-type="float" office:value="0.00626573426573428" calcext:value-type="float">
            <text:p>0,00626573426573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14]+1/17875" office:value-type="float" office:value="0.00632167832167833" calcext:value-type="float">
            <text:p>0,006321678321678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15]+1/17875" office:value-type="float" office:value="0.00637762237762239" calcext:value-type="float">
            <text:p>0,00637762237762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16]+1/17875" office:value-type="float" office:value="0.00643356643356645" calcext:value-type="float">
            <text:p>0,006433566433566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17]+1/17875" office:value-type="float" office:value="0.0064895104895105" calcext:value-type="float">
            <text:p>0,006489510489511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18]+1/17875" office:value-type="float" office:value="0.00654545454545456" calcext:value-type="float">
            <text:p>0,006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19]+1/17875" office:value-type="float" office:value="0.00660139860139861" calcext:value-type="float">
            <text:p>0,00660139860139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120]+1/17875" office:value-type="float" office:value="0.00665734265734267" calcext:value-type="float">
            <text:p>0,00665734265734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21]+1/17875" office:value-type="float" office:value="0.00671328671328673" calcext:value-type="float">
            <text:p>0,006713286713287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22]+1/17875" office:value-type="float" office:value="0.00676923076923078" calcext:value-type="float">
            <text:p>0,006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23]+1/17875" office:value-type="float" office:value="0.00682517482517484" calcext:value-type="float">
            <text:p>0,00682517482517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24]+1/17875" office:value-type="float" office:value="0.0068811188811189" calcext:value-type="float">
            <text:p>0,00688111888111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25]+1/17875" office:value-type="float" office:value="0.00693706293706295" calcext:value-type="float">
            <text:p>0,00693706293706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26]+1/17875" office:value-type="float" office:value="0.00699300699300701" calcext:value-type="float">
            <text:p>0,006993006993007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27]+1/17875" office:value-type="float" office:value="0.00704895104895106" calcext:value-type="float">
            <text:p>0,00704895104895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28]+1/17875" office:value-type="float" office:value="0.00710489510489512" calcext:value-type="float">
            <text:p>0,00710489510489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29]+1/17875" office:value-type="float" office:value="0.00716083916083918" calcext:value-type="float">
            <text:p>0,00716083916083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30]+1/17875" office:value-type="float" office:value="0.00721678321678323" calcext:value-type="float">
            <text:p>0,007216783216783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31]+1/17875" office:value-type="float" office:value="0.00727272727272729" calcext:value-type="float">
            <text:p>0,00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32]+1/17875" office:value-type="float" office:value="0.00732867132867135" calcext:value-type="float">
            <text:p>0,00732867132867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33]+1/17875" office:value-type="float" office:value="0.0073846153846154" calcext:value-type="float">
            <text:p>0,007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34]+1/17875" office:value-type="float" office:value="0.00744055944055946" calcext:value-type="float">
            <text:p>0,007440559440559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35]+1/17875" office:value-type="float" office:value="0.00749650349650351" calcext:value-type="float">
            <text:p>0,00749650349650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36]+1/17875" office:value-type="float" office:value="0.00755244755244757" calcext:value-type="float">
            <text:p>0,00755244755244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37]+1/17875" office:value-type="float" office:value="0.00760839160839163" calcext:value-type="float">
            <text:p>0,00760839160839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38]+1/17875" office:value-type="float" office:value="0.00766433566433568" calcext:value-type="float">
            <text:p>0,00766433566433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39]+1/17875" office:value-type="float" office:value="0.00772027972027974" calcext:value-type="float">
            <text:p>0,0077202797202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40]+1/17875" office:value-type="float" office:value="0.0077762237762238" calcext:value-type="float">
            <text:p>0,007776223776224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41]+1/17875" office:value-type="float" office:value="0.00783216783216785" calcext:value-type="float">
            <text:p>0,007832167832168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42]+1/17875" office:value-type="float" office:value="0.00788811188811191" calcext:value-type="float">
            <text:p>0,00788811188811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formula="of:=[.A143]+1/17875" office:value-type="float" office:value="0.00794405594405596" calcext:value-type="float">
            <text:p>0,007944055944056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formula="of:=[.A144]+1/17875" office:value-type="float" office:value="0.00800000000000002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45]+1/17875" office:value-type="float" office:value="0.00805594405594407" calcext:value-type="float">
            <text:p>0,008055944055944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46]+1/17875" office:value-type="float" office:value="0.00811188811188813" calcext:value-type="float">
            <text:p>0,008111888111888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47]+1/17875" office:value-type="float" office:value="0.00816783216783218" calcext:value-type="float">
            <text:p>0,008167832167832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48]+1/17875" office:value-type="float" office:value="0.00822377622377624" calcext:value-type="float">
            <text:p>0,00822377622377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49]+1/17875" office:value-type="float" office:value="0.00827972027972029" calcext:value-type="float">
            <text:p>0,0082797202797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50]+1/17875" office:value-type="float" office:value="0.00833566433566435" calcext:value-type="float">
            <text:p>0,008335664335664</text:p>
          </table:table-cell>
          <table:table-cell office:value-type="float" office:value="0.1" calcext:value-type="float">
            <text:p>0,1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51]+1/17875" office:value-type="float" office:value="0.00839160839160841" calcext:value-type="float">
            <text:p>0,008391608391608</text:p>
          </table:table-cell>
          <table:table-cell office:value-type="float" office:value="4.8" calcext:value-type="float">
            <text:p>4,8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52]+1/17875" office:value-type="float" office:value="0.00844755244755246" calcext:value-type="float">
            <text:p>0,008447552447552</text:p>
          </table:table-cell>
          <table:table-cell office:value-type="float" office:value="9.5" calcext:value-type="float">
            <text:p>9,5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53]+1/17875" office:value-type="float" office:value="0.00850349650349652" calcext:value-type="float">
            <text:p>0,008503496503497</text:p>
          </table:table-cell>
          <table:table-cell office:value-type="float" office:value="14.5" calcext:value-type="float">
            <text:p>14,5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54]+1/17875" office:value-type="float" office:value="0.00855944055944057" calcext:value-type="float">
            <text:p>0,008559440559441</text:p>
          </table:table-cell>
          <table:table-cell office:value-type="float" office:value="20.5" calcext:value-type="float">
            <text:p>20,5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55]+1/17875" office:value-type="float" office:value="0.00861538461538463" calcext:value-type="float">
            <text:p>0,008615384615385</text:p>
          </table:table-cell>
          <table:table-cell office:value-type="float" office:value="25.9" calcext:value-type="float">
            <text:p>25,9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56]+1/17875" office:value-type="float" office:value="0.00867132867132868" calcext:value-type="float">
            <text:p>0,008671328671329</text:p>
          </table:table-cell>
          <table:table-cell office:value-type="float" office:value="31.4" calcext:value-type="float">
            <text:p>31,4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57]+1/17875" office:value-type="float" office:value="0.00872727272727274" calcext:value-type="float">
            <text:p>0,008727272727273</text:p>
          </table:table-cell>
          <table:table-cell office:value-type="float" office:value="37.2" calcext:value-type="float">
            <text:p>37,2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58]+1/17875" office:value-type="float" office:value="0.00878321678321679" calcext:value-type="float">
            <text:p>0,008783216783217</text:p>
          </table:table-cell>
          <table:table-cell office:value-type="float" office:value="42.7" calcext:value-type="float">
            <text:p>42,7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59]+1/17875" office:value-type="float" office:value="0.00883916083916085" calcext:value-type="float">
            <text:p>0,008839160839161</text:p>
          </table:table-cell>
          <table:table-cell office:value-type="float" office:value="48.1" calcext:value-type="float">
            <text:p>48,1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60]+1/17875" office:value-type="float" office:value="0.0088951048951049" calcext:value-type="float">
            <text:p>0,008895104895105</text:p>
          </table:table-cell>
          <table:table-cell office:value-type="float" office:value="53.8" calcext:value-type="float">
            <text:p>53,8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61]+1/17875" office:value-type="float" office:value="0.00895104895104896" calcext:value-type="float">
            <text:p>0,008951048951049</text:p>
          </table:table-cell>
          <table:table-cell office:value-type="float" office:value="59.5" calcext:value-type="float">
            <text:p>59,5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62]+1/17875" office:value-type="float" office:value="0.00900699300699302" calcext:value-type="float">
            <text:p>0,009006993006993</text:p>
          </table:table-cell>
          <table:table-cell office:value-type="float" office:value="65.8" calcext:value-type="float">
            <text:p>65,8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63]+1/17875" office:value-type="float" office:value="0.00906293706293707" calcext:value-type="float">
            <text:p>0,009062937062937</text:p>
          </table:table-cell>
          <table:table-cell office:value-type="float" office:value="71.6" calcext:value-type="float">
            <text:p>71,6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64]+1/17875" office:value-type="float" office:value="0.00911888111888113" calcext:value-type="float">
            <text:p>0,009118881118881</text:p>
          </table:table-cell>
          <table:table-cell office:value-type="float" office:value="78.1" calcext:value-type="float">
            <text:p>78,1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65]+1/17875" office:value-type="float" office:value="0.00917482517482518" calcext:value-type="float">
            <text:p>0,009174825174825</text:p>
          </table:table-cell>
          <table:table-cell office:value-type="float" office:value="83.3" calcext:value-type="float">
            <text:p>83,3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66]+1/17875" office:value-type="float" office:value="0.00923076923076924" calcext:value-type="float">
            <text:p>0,009230769230769</text:p>
          </table:table-cell>
          <table:table-cell office:value-type="float" office:value="89.9" calcext:value-type="float">
            <text:p>89,9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67]+1/17875" office:value-type="float" office:value="0.00928671328671329" calcext:value-type="float">
            <text:p>0,009286713286713</text:p>
          </table:table-cell>
          <table:table-cell office:value-type="float" office:value="95.9" calcext:value-type="float">
            <text:p>95,9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68]+1/17875" office:value-type="float" office:value="0.00934265734265735" calcext:value-type="float">
            <text:p>0,009342657342657</text:p>
          </table:table-cell>
          <table:table-cell office:value-type="float" office:value="101.7" calcext:value-type="float">
            <text:p>101,7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69]+1/17875" office:value-type="float" office:value="0.0093986013986014" calcext:value-type="float">
            <text:p>0,009398601398601</text:p>
          </table:table-cell>
          <table:table-cell office:value-type="float" office:value="107.5" calcext:value-type="float">
            <text:p>107,5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70]+1/17875" office:value-type="float" office:value="0.00945454545454546" calcext:value-type="float">
            <text:p>0,009454545454545</text:p>
          </table:table-cell>
          <table:table-cell office:value-type="float" office:value="113.4" calcext:value-type="float">
            <text:p>113,4</text:p>
          </table:table-cell>
          <table:table-cell office:value-type="float" office:value="5.6" calcext:value-type="float">
            <text:p>5,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table:formula="of:=[.A171]+1/17875" office:value-type="float" office:value="0.00951048951048951" calcext:value-type="float">
            <text:p>0,00951048951049</text:p>
          </table:table-cell>
          <table:table-cell office:value-type="float" office:value="119.9" calcext:value-type="float">
            <text:p>119,9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72]+1/17875" office:value-type="float" office:value="0.00956643356643357" calcext:value-type="float">
            <text:p>0,009566433566434</text:p>
          </table:table-cell>
          <table:table-cell office:value-type="float" office:value="125.3" calcext:value-type="float">
            <text:p>125,3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73]+1/17875" office:value-type="float" office:value="0.00962237762237763" calcext:value-type="float">
            <text:p>0,009622377622378</text:p>
          </table:table-cell>
          <table:table-cell office:value-type="float" office:value="131.2" calcext:value-type="float">
            <text:p>131,2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74]+1/17875" office:value-type="float" office:value="0.00967832167832168" calcext:value-type="float">
            <text:p>0,009678321678322</text:p>
          </table:table-cell>
          <table:table-cell office:value-type="float" office:value="136.3" calcext:value-type="float">
            <text:p>136,3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75]+1/17875" office:value-type="float" office:value="0.00973426573426574" calcext:value-type="float">
            <text:p>0,009734265734266</text:p>
          </table:table-cell>
          <table:table-cell office:value-type="float" office:value="141.2" calcext:value-type="float">
            <text:p>141,2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76]+1/17875" office:value-type="float" office:value="0.00979020979020979" calcext:value-type="float">
            <text:p>0,00979020979021</text:p>
          </table:table-cell>
          <table:table-cell office:value-type="float" office:value="146.5" calcext:value-type="float">
            <text:p>146,5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77]+1/17875" office:value-type="float" office:value="0.00984615384615385" calcext:value-type="float">
            <text:p>0,009846153846154</text:p>
          </table:table-cell>
          <table:table-cell office:value-type="float" office:value="151.9" calcext:value-type="float">
            <text:p>151,9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78]+1/17875" office:value-type="float" office:value="0.0099020979020979" calcext:value-type="float">
            <text:p>0,009902097902098</text:p>
          </table:table-cell>
          <table:table-cell office:value-type="float" office:value="156.5" calcext:value-type="float">
            <text:p>156,5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79]+1/17875" office:value-type="float" office:value="0.00995804195804196" calcext:value-type="float">
            <text:p>0,009958041958042</text:p>
          </table:table-cell>
          <table:table-cell office:value-type="float" office:value="161.9" calcext:value-type="float">
            <text:p>161,9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80]+1/17875" office:value-type="float" office:value="0.010013986013986" calcext:value-type="float">
            <text:p>0,010013986013986</text:p>
          </table:table-cell>
          <table:table-cell office:value-type="float" office:value="166.9" calcext:value-type="float">
            <text:p>166,9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81]+1/17875" office:value-type="float" office:value="0.0100699300699301" calcext:value-type="float">
            <text:p>0,01006993006993</text:p>
          </table:table-cell>
          <table:table-cell office:value-type="float" office:value="171.6" calcext:value-type="float">
            <text:p>171,6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182]+1/17875" office:value-type="float" office:value="0.0101258741258741" calcext:value-type="float">
            <text:p>0,010125874125874</text:p>
          </table:table-cell>
          <table:table-cell office:value-type="float" office:value="176.4" calcext:value-type="float">
            <text:p>176,4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83]+1/17875" office:value-type="float" office:value="0.0101818181818182" calcext:value-type="float">
            <text:p>0,010181818181818</text:p>
          </table:table-cell>
          <table:table-cell office:value-type="float" office:value="180.6" calcext:value-type="float">
            <text:p>180,6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84]+1/17875" office:value-type="float" office:value="0.0102377622377622" calcext:value-type="float">
            <text:p>0,010237762237762</text:p>
          </table:table-cell>
          <table:table-cell office:value-type="float" office:value="186.1" calcext:value-type="float">
            <text:p>186,1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85]+1/17875" office:value-type="float" office:value="0.0102937062937063" calcext:value-type="float">
            <text:p>0,010293706293706</text:p>
          </table:table-cell>
          <table:table-cell office:value-type="float" office:value="190.3" calcext:value-type="float">
            <text:p>190,3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86]+1/17875" office:value-type="float" office:value="0.0103496503496503" calcext:value-type="float">
            <text:p>0,01034965034965</text:p>
          </table:table-cell>
          <table:table-cell office:value-type="float" office:value="195.3" calcext:value-type="float">
            <text:p>195,3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87]+1/17875" office:value-type="float" office:value="0.0104055944055944" calcext:value-type="float">
            <text:p>0,010405594405594</text:p>
          </table:table-cell>
          <table:table-cell office:value-type="float" office:value="199.8" calcext:value-type="float">
            <text:p>199,8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88]+1/17875" office:value-type="float" office:value="0.0104615384615385" calcext:value-type="float">
            <text:p>0,010461538461539</text:p>
          </table:table-cell>
          <table:table-cell office:value-type="float" office:value="203.7" calcext:value-type="float">
            <text:p>203,7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89]+1/17875" office:value-type="float" office:value="0.0105174825174825" calcext:value-type="float">
            <text:p>0,010517482517483</text:p>
          </table:table-cell>
          <table:table-cell office:value-type="float" office:value="208.1" calcext:value-type="float">
            <text:p>208,1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90]+1/17875" office:value-type="float" office:value="0.0105734265734266" calcext:value-type="float">
            <text:p>0,010573426573427</text:p>
          </table:table-cell>
          <table:table-cell office:value-type="float" office:value="212.6" calcext:value-type="float">
            <text:p>212,6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91]+1/17875" office:value-type="float" office:value="0.0106293706293706" calcext:value-type="float">
            <text:p>0,010629370629371</text:p>
          </table:table-cell>
          <table:table-cell office:value-type="float" office:value="216.4" calcext:value-type="float">
            <text:p>216,4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92]+1/17875" office:value-type="float" office:value="0.0106853146853147" calcext:value-type="float">
            <text:p>0,010685314685315</text:p>
          </table:table-cell>
          <table:table-cell office:value-type="float" office:value="221.6" calcext:value-type="float">
            <text:p>221,6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93]+1/17875" office:value-type="float" office:value="0.0107412587412587" calcext:value-type="float">
            <text:p>0,010741258741259</text:p>
          </table:table-cell>
          <table:table-cell office:value-type="float" office:value="225.5" calcext:value-type="float">
            <text:p>225,5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94]+1/17875" office:value-type="float" office:value="0.0107972027972028" calcext:value-type="float">
            <text:p>0,010797202797203</text:p>
          </table:table-cell>
          <table:table-cell office:value-type="float" office:value="229.7" calcext:value-type="float">
            <text:p>229,7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195]+1/17875" office:value-type="float" office:value="0.0108531468531468" calcext:value-type="float">
            <text:p>0,010853146853147</text:p>
          </table:table-cell>
          <table:table-cell office:value-type="float" office:value="232.9" calcext:value-type="float">
            <text:p>232,9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96]+1/17875" office:value-type="float" office:value="0.0109090909090909" calcext:value-type="float">
            <text:p>0,010909090909091</text:p>
          </table:table-cell>
          <table:table-cell office:value-type="float" office:value="237.3" calcext:value-type="float">
            <text:p>237,3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197]+1/17875" office:value-type="float" office:value="0.010965034965035" calcext:value-type="float">
            <text:p>0,010965034965035</text:p>
          </table:table-cell>
          <table:table-cell office:value-type="float" office:value="241.5" calcext:value-type="float">
            <text:p>241,5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198]+1/17875" office:value-type="float" office:value="0.011020979020979" calcext:value-type="float">
            <text:p>0,011020979020979</text:p>
          </table:table-cell>
          <table:table-cell office:value-type="float" office:value="244.5" calcext:value-type="float">
            <text:p>244,5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199]+1/17875" office:value-type="float" office:value="0.0110769230769231" calcext:value-type="float">
            <text:p>0,011076923076923</text:p>
          </table:table-cell>
          <table:table-cell office:value-type="float" office:value="248.7" calcext:value-type="float">
            <text:p>248,7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00]+1/17875" office:value-type="float" office:value="0.0111328671328671" calcext:value-type="float">
            <text:p>0,011132867132867</text:p>
          </table:table-cell>
          <table:table-cell office:value-type="float" office:value="252.3" calcext:value-type="float">
            <text:p>252,3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01]+1/17875" office:value-type="float" office:value="0.0111888111888112" calcext:value-type="float">
            <text:p>0,011188811188811</text:p>
          </table:table-cell>
          <table:table-cell office:value-type="float" office:value="256.3" calcext:value-type="float">
            <text:p>256,3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02]+1/17875" office:value-type="float" office:value="0.0112447552447552" calcext:value-type="float">
            <text:p>0,011244755244755</text:p>
          </table:table-cell>
          <table:table-cell office:value-type="float" office:value="260.8" calcext:value-type="float">
            <text:p>260,8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203]+1/17875" office:value-type="float" office:value="0.0113006993006993" calcext:value-type="float">
            <text:p>0,011300699300699</text:p>
          </table:table-cell>
          <table:table-cell office:value-type="float" office:value="265.4" calcext:value-type="float">
            <text:p>265,4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04]+1/17875" office:value-type="float" office:value="0.0113566433566433" calcext:value-type="float">
            <text:p>0,011356643356643</text:p>
          </table:table-cell>
          <table:table-cell office:value-type="float" office:value="269.6" calcext:value-type="float">
            <text:p>269,6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05]+1/17875" office:value-type="float" office:value="0.0114125874125874" calcext:value-type="float">
            <text:p>0,011412587412587</text:p>
          </table:table-cell>
          <table:table-cell office:value-type="float" office:value="273.3" calcext:value-type="float">
            <text:p>273,3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06]+1/17875" office:value-type="float" office:value="0.0114685314685315" calcext:value-type="float">
            <text:p>0,011468531468532</text:p>
          </table:table-cell>
          <table:table-cell office:value-type="float" office:value="276.8" calcext:value-type="float">
            <text:p>276,8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07]+1/17875" office:value-type="float" office:value="0.0115244755244755" calcext:value-type="float">
            <text:p>0,011524475524476</text:p>
          </table:table-cell>
          <table:table-cell office:value-type="float" office:value="280.7" calcext:value-type="float">
            <text:p>280,7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08]+1/17875" office:value-type="float" office:value="0.0115804195804196" calcext:value-type="float">
            <text:p>0,01158041958042</text:p>
          </table:table-cell>
          <table:table-cell office:value-type="float" office:value="284.3" calcext:value-type="float">
            <text:p>284,3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09]+1/17875" office:value-type="float" office:value="0.0116363636363636" calcext:value-type="float">
            <text:p>0,011636363636364</text:p>
          </table:table-cell>
          <table:table-cell office:value-type="float" office:value="288" calcext:value-type="float">
            <text:p>288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10]+1/17875" office:value-type="float" office:value="0.0116923076923077" calcext:value-type="float">
            <text:p>0,011692307692308</text:p>
          </table:table-cell>
          <table:table-cell office:value-type="float" office:value="291.4" calcext:value-type="float">
            <text:p>291,4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11]+1/17875" office:value-type="float" office:value="0.0117482517482517" calcext:value-type="float">
            <text:p>0,011748251748252</text:p>
          </table:table-cell>
          <table:table-cell office:value-type="float" office:value="294.3" calcext:value-type="float">
            <text:p>294,3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12]+1/17875" office:value-type="float" office:value="0.0118041958041958" calcext:value-type="float">
            <text:p>0,011804195804196</text:p>
          </table:table-cell>
          <table:table-cell office:value-type="float" office:value="296.8" calcext:value-type="float">
            <text:p>296,8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13]+1/17875" office:value-type="float" office:value="0.0118601398601398" calcext:value-type="float">
            <text:p>0,01186013986014</text:p>
          </table:table-cell>
          <table:table-cell office:value-type="float" office:value="298.6" calcext:value-type="float">
            <text:p>298,6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214]+1/17875" office:value-type="float" office:value="0.0119160839160839" calcext:value-type="float">
            <text:p>0,011916083916084</text:p>
          </table:table-cell>
          <table:table-cell office:value-type="float" office:value="300.7" calcext:value-type="float">
            <text:p>300,7</text:p>
          </table:table-cell>
          <table:table-cell office:value-type="float" office:value="1.6" calcext:value-type="float">
            <text:p>1,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215]+1/17875" office:value-type="float" office:value="0.011972027972028" calcext:value-type="float">
            <text:p>0,011972027972028</text:p>
          </table:table-cell>
          <table:table-cell office:value-type="float" office:value="302.5" calcext:value-type="float">
            <text:p>302,5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216]+1/17875" office:value-type="float" office:value="0.012027972027972" calcext:value-type="float">
            <text:p>0,012027972027972</text:p>
          </table:table-cell>
          <table:table-cell office:value-type="float" office:value="304.3" calcext:value-type="float">
            <text:p>304,3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217]+1/17875" office:value-type="float" office:value="0.0120839160839161" calcext:value-type="float">
            <text:p>0,012083916083916</text:p>
          </table:table-cell>
          <table:table-cell office:value-type="float" office:value="305.6" calcext:value-type="float">
            <text:p>305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18]+1/17875" office:value-type="float" office:value="0.0121398601398601" calcext:value-type="float">
            <text:p>0,01213986013986</text:p>
          </table:table-cell>
          <table:table-cell office:value-type="float" office:value="306.9" calcext:value-type="float">
            <text:p>306,9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219]+1/17875" office:value-type="float" office:value="0.0121958041958042" calcext:value-type="float">
            <text:p>0,012195804195804</text:p>
          </table:table-cell>
          <table:table-cell office:value-type="float" office:value="308.4" calcext:value-type="float">
            <text:p>308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0]+1/17875" office:value-type="float" office:value="0.0122517482517482" calcext:value-type="float">
            <text:p>0,012251748251748</text:p>
          </table:table-cell>
          <table:table-cell office:value-type="float" office:value="309.6" calcext:value-type="float">
            <text:p>309,6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221]+1/17875" office:value-type="float" office:value="0.0123076923076923" calcext:value-type="float">
            <text:p>0,012307692307692</text:p>
          </table:table-cell>
          <table:table-cell office:value-type="float" office:value="311.1" calcext:value-type="float">
            <text:p>311,1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2]+1/17875" office:value-type="float" office:value="0.0123636363636363" calcext:value-type="float">
            <text:p>0,012363636363636</text:p>
          </table:table-cell>
          <table:table-cell office:value-type="float" office:value="312.3" calcext:value-type="float">
            <text:p>312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3]+1/17875" office:value-type="float" office:value="0.0124195804195804" calcext:value-type="float">
            <text:p>0,01241958041958</text:p>
          </table:table-cell>
          <table:table-cell office:value-type="float" office:value="313.8" calcext:value-type="float">
            <text:p>313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4]+1/17875" office:value-type="float" office:value="0.0124755244755245" calcext:value-type="float">
            <text:p>0,012475524475525</text:p>
          </table:table-cell>
          <table:table-cell office:value-type="float" office:value="314.9" calcext:value-type="float">
            <text:p>314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5]+1/17875" office:value-type="float" office:value="0.0125314685314685" calcext:value-type="float">
            <text:p>0,012531468531469</text:p>
          </table:table-cell>
          <table:table-cell office:value-type="float" office:value="316.1" calcext:value-type="float">
            <text:p>316,1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6]+1/17875" office:value-type="float" office:value="0.0125874125874126" calcext:value-type="float">
            <text:p>0,012587412587413</text:p>
          </table:table-cell>
          <table:table-cell office:value-type="float" office:value="317.2" calcext:value-type="float">
            <text:p>317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7]+1/17875" office:value-type="float" office:value="0.0126433566433566" calcext:value-type="float">
            <text:p>0,012643356643357</text:p>
          </table:table-cell>
          <table:table-cell office:value-type="float" office:value="318.5" calcext:value-type="float">
            <text:p>318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/17875" office:value-type="float" office:value="0.0126993006993007" calcext:value-type="float">
            <text:p>0,012699300699301</text:p>
          </table:table-cell>
          <table:table-cell office:value-type="float" office:value="319.6" calcext:value-type="float">
            <text:p>319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29]+1/17875" office:value-type="float" office:value="0.0127552447552447" calcext:value-type="float">
            <text:p>0,012755244755245</text:p>
          </table:table-cell>
          <table:table-cell office:value-type="float" office:value="320.4" calcext:value-type="float">
            <text:p>32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/17875" office:value-type="float" office:value="0.0128111888111888" calcext:value-type="float">
            <text:p>0,012811188811189</text:p>
          </table:table-cell>
          <table:table-cell office:value-type="float" office:value="321.1" calcext:value-type="float">
            <text:p>321,1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1]+1/17875" office:value-type="float" office:value="0.0128671328671328" calcext:value-type="float">
            <text:p>0,012867132867133</text:p>
          </table:table-cell>
          <table:table-cell office:value-type="float" office:value="321.7" calcext:value-type="float">
            <text:p>321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2]+1/17875" office:value-type="float" office:value="0.0129230769230769" calcext:value-type="float">
            <text:p>0,012923076923077</text:p>
          </table:table-cell>
          <table:table-cell office:value-type="float" office:value="322.4" calcext:value-type="float">
            <text:p>322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/17875" office:value-type="float" office:value="0.012979020979021" calcext:value-type="float">
            <text:p>0,012979020979021</text:p>
          </table:table-cell>
          <table:table-cell office:value-type="float" office:value="322.5" calcext:value-type="float">
            <text:p>322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4]+1/17875" office:value-type="float" office:value="0.013034965034965" calcext:value-type="float">
            <text:p>0,013034965034965</text:p>
          </table:table-cell>
          <table:table-cell office:value-type="float" office:value="323.2" calcext:value-type="float">
            <text:p>323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5]+1/17875" office:value-type="float" office:value="0.0130909090909091" calcext:value-type="float">
            <text:p>0,013090909090909</text:p>
          </table:table-cell>
          <table:table-cell office:value-type="float" office:value="323.3" calcext:value-type="float">
            <text:p>323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6]+1/17875" office:value-type="float" office:value="0.0131468531468531" calcext:value-type="float">
            <text:p>0,013146853146853</text:p>
          </table:table-cell>
          <table:table-cell office:value-type="float" office:value="323.6" calcext:value-type="float">
            <text:p>323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7]+1/17875" office:value-type="float" office:value="0.0132027972027972" calcext:value-type="float">
            <text:p>0,013202797202797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/17875" office:value-type="float" office:value="0.0132587412587412" calcext:value-type="float">
            <text:p>0,013258741258741</text:p>
          </table:table-cell>
          <table:table-cell office:value-type="float" office:value="324.6" calcext:value-type="float">
            <text:p>324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39]+1/17875" office:value-type="float" office:value="0.0133146853146853" calcext:value-type="float">
            <text:p>0,013314685314685</text:p>
          </table:table-cell>
          <table:table-cell office:value-type="float" office:value="324.8" calcext:value-type="float">
            <text:p>324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40]+1/17875" office:value-type="float" office:value="0.0133706293706293" calcext:value-type="float">
            <text:p>0,013370629370629</text:p>
          </table:table-cell>
          <table:table-cell office:value-type="float" office:value="325.3" calcext:value-type="float">
            <text:p>325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/17875" office:value-type="float" office:value="0.0134265734265734" calcext:value-type="float">
            <text:p>0,013426573426573</text:p>
          </table:table-cell>
          <table:table-cell office:value-type="float" office:value="325.4" calcext:value-type="float">
            <text:p>325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42]+1/17875" office:value-type="float" office:value="0.0134825174825174" calcext:value-type="float">
            <text:p>0,013482517482518</text:p>
          </table:table-cell>
          <table:table-cell office:value-type="float" office:value="325.6" calcext:value-type="float">
            <text:p>325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/17875" office:value-type="float" office:value="0.0135384615384615" calcext:value-type="float">
            <text:p>0,013538461538462</text:p>
          </table:table-cell>
          <table:table-cell office:value-type="float" office:value="326.2" calcext:value-type="float">
            <text:p>326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/17875" office:value-type="float" office:value="0.0135944055944056" calcext:value-type="float">
            <text:p>0,013594405594406</text:p>
          </table:table-cell>
          <table:table-cell office:value-type="float" office:value="326.4" calcext:value-type="float">
            <text:p>326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/17875" office:value-type="float" office:value="0.0136503496503496" calcext:value-type="float">
            <text:p>0,01365034965035</text:p>
          </table:table-cell>
          <table:table-cell office:value-type="float" office:value="326.5" calcext:value-type="float">
            <text:p>326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/17875" office:value-type="float" office:value="0.0137062937062937" calcext:value-type="float">
            <text:p>0,013706293706294</text:p>
          </table:table-cell>
          <table:table-cell office:value-type="float" office:value="327" calcext:value-type="float">
            <text:p>32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47]+1/17875" office:value-type="float" office:value="0.0137622377622377" calcext:value-type="float">
            <text:p>0,013762237762238</text:p>
          </table:table-cell>
          <table:table-cell office:value-type="float" office:value="326.9" calcext:value-type="float">
            <text:p>326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48]+1/17875" office:value-type="float" office:value="0.0138181818181818" calcext:value-type="float">
            <text:p>0,013818181818182</text:p>
          </table:table-cell>
          <table:table-cell office:value-type="float" office:value="327" calcext:value-type="float">
            <text:p>32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49]+1/17875" office:value-type="float" office:value="0.0138741258741258" calcext:value-type="float">
            <text:p>0,013874125874126</text:p>
          </table:table-cell>
          <table:table-cell office:value-type="float" office:value="327.2" calcext:value-type="float">
            <text:p>327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/17875" office:value-type="float" office:value="0.0139300699300699" calcext:value-type="float">
            <text:p>0,01393006993007</text:p>
          </table:table-cell>
          <table:table-cell office:value-type="float" office:value="326.8" calcext:value-type="float">
            <text:p>326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/17875" office:value-type="float" office:value="0.0139860139860139" calcext:value-type="float">
            <text:p>0,013986013986014</text:p>
          </table:table-cell>
          <table:table-cell office:value-type="float" office:value="327.2" calcext:value-type="float">
            <text:p>327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/17875" office:value-type="float" office:value="0.014041958041958" calcext:value-type="float">
            <text:p>0,014041958041958</text:p>
          </table:table-cell>
          <table:table-cell office:value-type="float" office:value="327.5" calcext:value-type="float">
            <text:p>327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/17875" office:value-type="float" office:value="0.0140979020979021" calcext:value-type="float">
            <text:p>0,014097902097902</text:p>
          </table:table-cell>
          <table:table-cell office:value-type="float" office:value="327.4" calcext:value-type="float">
            <text:p>327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54]+1/17875" office:value-type="float" office:value="0.0141538461538461" calcext:value-type="float">
            <text:p>0,014153846153846</text:p>
          </table:table-cell>
          <table:table-cell office:value-type="float" office:value="327.4" calcext:value-type="float">
            <text:p>327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/17875" office:value-type="float" office:value="0.0142097902097902" calcext:value-type="float">
            <text:p>0,01420979020979</text:p>
          </table:table-cell>
          <table:table-cell office:value-type="float" office:value="327.5" calcext:value-type="float">
            <text:p>327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56]+1/17875" office:value-type="float" office:value="0.0142657342657342" calcext:value-type="float">
            <text:p>0,014265734265734</text:p>
          </table:table-cell>
          <table:table-cell office:value-type="float" office:value="327.4" calcext:value-type="float">
            <text:p>327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57]+1/17875" office:value-type="float" office:value="0.0143216783216783" calcext:value-type="float">
            <text:p>0,014321678321678</text:p>
          </table:table-cell>
          <table:table-cell office:value-type="float" office:value="327.4" calcext:value-type="float">
            <text:p>327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58]+1/17875" office:value-type="float" office:value="0.0143776223776223" calcext:value-type="float">
            <text:p>0,014377622377622</text:p>
          </table:table-cell>
          <table:table-cell office:value-type="float" office:value="327.2" calcext:value-type="float">
            <text:p>327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59]+1/17875" office:value-type="float" office:value="0.0144335664335664" calcext:value-type="float">
            <text:p>0,01443356643356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/17875" office:value-type="float" office:value="0.0144895104895104" calcext:value-type="float">
            <text:p>0,014489510489511</text:p>
          </table:table-cell>
          <table:table-cell office:value-type="float" office:value="326.6" calcext:value-type="float">
            <text:p>326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/17875" office:value-type="float" office:value="0.0145454545454545" calcext:value-type="float">
            <text:p>0,014545454545455</text:p>
          </table:table-cell>
          <table:table-cell office:value-type="float" office:value="326.2" calcext:value-type="float">
            <text:p>326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62]+1/17875" office:value-type="float" office:value="0.0146013986013986" calcext:value-type="float">
            <text:p>0,014601398601399</text:p>
          </table:table-cell>
          <table:table-cell office:value-type="float" office:value="325.3" calcext:value-type="float">
            <text:p>325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/17875" office:value-type="float" office:value="0.0146573426573426" calcext:value-type="float">
            <text:p>0,014657342657343</text:p>
          </table:table-cell>
          <table:table-cell office:value-type="float" office:value="324" calcext:value-type="float">
            <text:p>32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64]+1/17875" office:value-type="float" office:value="0.0147132867132867" calcext:value-type="float">
            <text:p>0,014713286713287</text:p>
          </table:table-cell>
          <table:table-cell office:value-type="float" office:value="322" calcext:value-type="float">
            <text:p>32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65]+1/17875" office:value-type="float" office:value="0.0147692307692307" calcext:value-type="float">
            <text:p>0,014769230769231</text:p>
          </table:table-cell>
          <table:table-cell office:value-type="float" office:value="319.4" calcext:value-type="float">
            <text:p>319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/17875" office:value-type="float" office:value="0.0148251748251748" calcext:value-type="float">
            <text:p>0,014825174825175</text:p>
          </table:table-cell>
          <table:table-cell office:value-type="float" office:value="315.7" calcext:value-type="float">
            <text:p>315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67]+1/17875" office:value-type="float" office:value="0.0148811188811188" calcext:value-type="float">
            <text:p>0,014881118881119</text:p>
          </table:table-cell>
          <table:table-cell office:value-type="float" office:value="312.1" calcext:value-type="float">
            <text:p>312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/17875" office:value-type="float" office:value="0.0149370629370629" calcext:value-type="float">
            <text:p>0,014937062937063</text:p>
          </table:table-cell>
          <table:table-cell office:value-type="float" office:value="308.2" calcext:value-type="float">
            <text:p>308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/17875" office:value-type="float" office:value="0.0149930069930069" calcext:value-type="float">
            <text:p>0,014993006993007</text:p>
          </table:table-cell>
          <table:table-cell office:value-type="float" office:value="304.8" calcext:value-type="float">
            <text:p>30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/17875" office:value-type="float" office:value="0.015048951048951" calcext:value-type="float">
            <text:p>0,015048951048951</text:p>
          </table:table-cell>
          <table:table-cell office:value-type="float" office:value="301.2" calcext:value-type="float">
            <text:p>301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/17875" office:value-type="float" office:value="0.0151048951048951" calcext:value-type="float">
            <text:p>0,015104895104895</text:p>
          </table:table-cell>
          <table:table-cell office:value-type="float" office:value="297.8" calcext:value-type="float">
            <text:p>297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/17875" office:value-type="float" office:value="0.0151608391608391" calcext:value-type="float">
            <text:p>0,015160839160839</text:p>
          </table:table-cell>
          <table:table-cell office:value-type="float" office:value="293.6" calcext:value-type="float">
            <text:p>29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/17875" office:value-type="float" office:value="0.0152167832167832" calcext:value-type="float">
            <text:p>0,015216783216783</text:p>
          </table:table-cell>
          <table:table-cell office:value-type="float" office:value="289.8" calcext:value-type="float">
            <text:p>289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74]+1/17875" office:value-type="float" office:value="0.0152727272727272" calcext:value-type="float">
            <text:p>0,015272727272727</text:p>
          </table:table-cell>
          <table:table-cell office:value-type="float" office:value="285.2" calcext:value-type="float">
            <text:p>285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75]+1/17875" office:value-type="float" office:value="0.0153286713286713" calcext:value-type="float">
            <text:p>0,015328671328671</text:p>
          </table:table-cell>
          <table:table-cell office:value-type="float" office:value="280.7" calcext:value-type="float">
            <text:p>280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/17875" office:value-type="float" office:value="0.0153846153846153" calcext:value-type="float">
            <text:p>0,015384615384615</text:p>
          </table:table-cell>
          <table:table-cell office:value-type="float" office:value="275.9" calcext:value-type="float">
            <text:p>275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/17875" office:value-type="float" office:value="0.0154405594405594" calcext:value-type="float">
            <text:p>0,015440559440559</text:p>
          </table:table-cell>
          <table:table-cell office:value-type="float" office:value="271.7" calcext:value-type="float">
            <text:p>27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/17875" office:value-type="float" office:value="0.0154965034965034" calcext:value-type="float">
            <text:p>0,015496503496504</text:p>
          </table:table-cell>
          <table:table-cell office:value-type="float" office:value="267.6" calcext:value-type="float">
            <text:p>267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79]+1/17875" office:value-type="float" office:value="0.0155524475524475" calcext:value-type="float">
            <text:p>0,015552447552448</text:p>
          </table:table-cell>
          <table:table-cell office:value-type="float" office:value="263.3" calcext:value-type="float">
            <text:p>263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0]+1/17875" office:value-type="float" office:value="0.0156083916083916" calcext:value-type="float">
            <text:p>0,015608391608392</text:p>
          </table:table-cell>
          <table:table-cell office:value-type="float" office:value="260.2" calcext:value-type="float">
            <text:p>26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1]+1/17875" office:value-type="float" office:value="0.0156643356643356" calcext:value-type="float">
            <text:p>0,015664335664336</text:p>
          </table:table-cell>
          <table:table-cell office:value-type="float" office:value="255.7" calcext:value-type="float">
            <text:p>255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282]+1/17875" office:value-type="float" office:value="0.0157202797202797" calcext:value-type="float">
            <text:p>0,01572027972028</text:p>
          </table:table-cell>
          <table:table-cell office:value-type="float" office:value="252.3" calcext:value-type="float">
            <text:p>252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3]+1/17875" office:value-type="float" office:value="0.0157762237762237" calcext:value-type="float">
            <text:p>0,015776223776224</text:p>
          </table:table-cell>
          <table:table-cell office:value-type="float" office:value="247.9" calcext:value-type="float">
            <text:p>247,9</text:p>
          </table:table-cell>
          <table:table-cell office:value-type="float" office:value="49.2" calcext:value-type="float">
            <text:p>49,2</text:p>
          </table:table-cell>
          <table:table-cell office:value-type="float" office:value="0.123" calcext:value-type="float">
            <text:p>0,123</text:p>
          </table:table-cell>
        </table:table-row>
        <table:table-row table:style-name="ro1">
          <table:table-cell table:formula="of:=[.A284]+1/17875" office:value-type="float" office:value="0.0158321678321678" calcext:value-type="float">
            <text:p>0,015832167832168</text:p>
          </table:table-cell>
          <table:table-cell office:value-type="float" office:value="243.4" calcext:value-type="float">
            <text:p>243,4</text:p>
          </table:table-cell>
          <table:table-cell office:value-type="float" office:value="68.4" calcext:value-type="float">
            <text:p>68,4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table:formula="of:=[.A285]+1/17875" office:value-type="float" office:value="0.0158881118881118" calcext:value-type="float">
            <text:p>0,015888111888112</text:p>
          </table:table-cell>
          <table:table-cell office:value-type="float" office:value="239.2" calcext:value-type="float">
            <text:p>239,2</text:p>
          </table:table-cell>
          <table:table-cell office:value-type="float" office:value="87.2" calcext:value-type="float">
            <text:p>87,2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table:formula="of:=[.A286]+1/17875" office:value-type="float" office:value="0.0159440559440559" calcext:value-type="float">
            <text:p>0,015944055944056</text:p>
          </table:table-cell>
          <table:table-cell office:value-type="float" office:value="234.4" calcext:value-type="float">
            <text:p>234,4</text:p>
          </table:table-cell>
          <table:table-cell office:value-type="float" office:value="112.8" calcext:value-type="float">
            <text:p>112,8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table:formula="of:=[.A287]+1/17875" office:value-type="float" office:value="0.016" calcext:value-type="float">
            <text:p>0,016</text:p>
          </table:table-cell>
          <table:table-cell office:value-type="float" office:value="230.8" calcext:value-type="float">
            <text:p>230,8</text:p>
          </table:table-cell>
          <table:table-cell office:value-type="float" office:value="131.6" calcext:value-type="float">
            <text:p>131,6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table:formula="of:=[.A288]+1/17875" office:value-type="float" office:value="0.016055944055944" calcext:value-type="float">
            <text:p>0,016055944055944</text:p>
          </table:table-cell>
          <table:table-cell office:value-type="float" office:value="226.3" calcext:value-type="float">
            <text:p>226,3</text:p>
          </table:table-cell>
          <table:table-cell office:value-type="float" office:value="143.2" calcext:value-type="float">
            <text:p>143,2</text:p>
          </table:table-cell>
          <table:table-cell office:value-type="float" office:value="0.358" calcext:value-type="float">
            <text:p>0,358</text:p>
          </table:table-cell>
        </table:table-row>
        <table:table-row table:style-name="ro1">
          <table:table-cell table:formula="of:=[.A289]+1/17875" office:value-type="float" office:value="0.0161118881118881" calcext:value-type="float">
            <text:p>0,016111888111888</text:p>
          </table:table-cell>
          <table:table-cell office:value-type="float" office:value="222.6" calcext:value-type="float">
            <text:p>222,6</text:p>
          </table:table-cell>
          <table:table-cell office:value-type="float" office:value="148.4" calcext:value-type="float">
            <text:p>148,4</text:p>
          </table:table-cell>
          <table:table-cell office:value-type="float" office:value="0.371" calcext:value-type="float">
            <text:p>0,371</text:p>
          </table:table-cell>
        </table:table-row>
        <table:table-row table:style-name="ro1">
          <table:table-cell table:formula="of:=[.A290]+1/17875" office:value-type="float" office:value="0.0161678321678321" calcext:value-type="float">
            <text:p>0,016167832167832</text:p>
          </table:table-cell>
          <table:table-cell office:value-type="float" office:value="218.1" calcext:value-type="float">
            <text:p>218,1</text:p>
          </table:table-cell>
          <table:table-cell office:value-type="float" office:value="157.2" calcext:value-type="float">
            <text:p>157,2</text:p>
          </table:table-cell>
          <table:table-cell office:value-type="float" office:value="0.393" calcext:value-type="float">
            <text:p>0,393</text:p>
          </table:table-cell>
        </table:table-row>
        <table:table-row table:style-name="ro1">
          <table:table-cell table:formula="of:=[.A291]+1/17875" office:value-type="float" office:value="0.0162237762237762" calcext:value-type="float">
            <text:p>0,016223776223776</text:p>
          </table:table-cell>
          <table:table-cell office:value-type="float" office:value="213.1" calcext:value-type="float">
            <text:p>213,1</text:p>
          </table:table-cell>
          <table:table-cell office:value-type="float" office:value="163.6" calcext:value-type="float">
            <text:p>163,6</text:p>
          </table:table-cell>
          <table:table-cell office:value-type="float" office:value="0.409" calcext:value-type="float">
            <text:p>0,409</text:p>
          </table:table-cell>
        </table:table-row>
        <table:table-row table:style-name="ro1">
          <table:table-cell table:formula="of:=[.A292]+1/17875" office:value-type="float" office:value="0.0162797202797202" calcext:value-type="float">
            <text:p>0,01627972027972</text:p>
          </table:table-cell>
          <table:table-cell office:value-type="float" office:value="207.6" calcext:value-type="float">
            <text:p>207,6</text:p>
          </table:table-cell>
          <table:table-cell office:value-type="float" office:value="167.6" calcext:value-type="float">
            <text:p>167,6</text:p>
          </table:table-cell>
          <table:table-cell office:value-type="float" office:value="0.419" calcext:value-type="float">
            <text:p>0,419</text:p>
          </table:table-cell>
        </table:table-row>
        <table:table-row table:style-name="ro1">
          <table:table-cell table:formula="of:=[.A293]+1/17875" office:value-type="float" office:value="0.0163356643356643" calcext:value-type="float">
            <text:p>0,016335664335664</text:p>
          </table:table-cell>
          <table:table-cell office:value-type="float" office:value="203.5" calcext:value-type="float">
            <text:p>203,5</text:p>
          </table:table-cell>
          <table:table-cell office:value-type="float" office:value="176.4" calcext:value-type="float">
            <text:p>176,4</text:p>
          </table:table-cell>
          <table:table-cell office:value-type="float" office:value="0.441" calcext:value-type="float">
            <text:p>0,441</text:p>
          </table:table-cell>
        </table:table-row>
        <table:table-row table:style-name="ro1">
          <table:table-cell table:formula="of:=[.A294]+1/17875" office:value-type="float" office:value="0.0163916083916084" calcext:value-type="float">
            <text:p>0,016391608391608</text:p>
          </table:table-cell>
          <table:table-cell office:value-type="float" office:value="197.6" calcext:value-type="float">
            <text:p>197,6</text:p>
          </table:table-cell>
          <table:table-cell office:value-type="float" office:value="189.2" calcext:value-type="float">
            <text:p>189,2</text:p>
          </table:table-cell>
          <table:table-cell office:value-type="float" office:value="0.473" calcext:value-type="float">
            <text:p>0,473</text:p>
          </table:table-cell>
        </table:table-row>
        <table:table-row table:style-name="ro1">
          <table:table-cell table:formula="of:=[.A295]+1/17875" office:value-type="float" office:value="0.0164475524475524" calcext:value-type="float">
            <text:p>0,016447552447553</text:p>
          </table:table-cell>
          <table:table-cell office:value-type="float" office:value="192.5" calcext:value-type="float">
            <text:p>192,5</text:p>
          </table:table-cell>
          <table:table-cell office:value-type="float" office:value="186.8" calcext:value-type="float">
            <text:p>186,8</text:p>
          </table:table-cell>
          <table:table-cell office:value-type="float" office:value="0.467" calcext:value-type="float">
            <text:p>0,467</text:p>
          </table:table-cell>
        </table:table-row>
        <table:table-row table:style-name="ro1">
          <table:table-cell table:formula="of:=[.A296]+1/17875" office:value-type="float" office:value="0.0165034965034965" calcext:value-type="float">
            <text:p>0,016503496503497</text:p>
          </table:table-cell>
          <table:table-cell office:value-type="float" office:value="186.7" calcext:value-type="float">
            <text:p>186,7</text:p>
          </table:table-cell>
          <table:table-cell office:value-type="float" office:value="192" calcext:value-type="float">
            <text:p>19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table:formula="of:=[.A297]+1/17875" office:value-type="float" office:value="0.0165594405594405" calcext:value-type="float">
            <text:p>0,016559440559441</text:p>
          </table:table-cell>
          <table:table-cell office:value-type="float" office:value="181.4" calcext:value-type="float">
            <text:p>181,4</text:p>
          </table:table-cell>
          <table:table-cell office:value-type="float" office:value="212" calcext:value-type="float">
            <text:p>21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table:formula="of:=[.A298]+1/17875" office:value-type="float" office:value="0.0166153846153846" calcext:value-type="float">
            <text:p>0,016615384615385</text:p>
          </table:table-cell>
          <table:table-cell office:value-type="float" office:value="175.3" calcext:value-type="float">
            <text:p>175,3</text:p>
          </table:table-cell>
          <table:table-cell office:value-type="float" office:value="228" calcext:value-type="float">
            <text:p>22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formula="of:=[.A299]+1/17875" office:value-type="float" office:value="0.0166713286713286" calcext:value-type="float">
            <text:p>0,016671328671329</text:p>
          </table:table-cell>
          <table:table-cell office:value-type="float" office:value="169.5" calcext:value-type="float">
            <text:p>169,5</text:p>
          </table:table-cell>
          <table:table-cell office:value-type="float" office:value="252.4" calcext:value-type="float">
            <text:p>252,4</text:p>
          </table:table-cell>
          <table:table-cell office:value-type="float" office:value="0.631" calcext:value-type="float">
            <text:p>0,631</text:p>
          </table:table-cell>
        </table:table-row>
        <table:table-row table:style-name="ro1">
          <table:table-cell table:formula="of:=[.A300]+1/17875" office:value-type="float" office:value="0.0167272727272727" calcext:value-type="float">
            <text:p>0,016727272727273</text:p>
          </table:table-cell>
          <table:table-cell office:value-type="float" office:value="164.3" calcext:value-type="float">
            <text:p>164,3</text:p>
          </table:table-cell>
          <table:table-cell office:value-type="float" office:value="268.4" calcext:value-type="float">
            <text:p>268,4</text:p>
          </table:table-cell>
          <table:table-cell office:value-type="float" office:value="0.671" calcext:value-type="float">
            <text:p>0,671</text:p>
          </table:table-cell>
        </table:table-row>
        <table:table-row table:style-name="ro1">
          <table:table-cell table:formula="of:=[.A301]+1/17875" office:value-type="float" office:value="0.0167832167832168" calcext:value-type="float">
            <text:p>0,016783216783217</text:p>
          </table:table-cell>
          <table:table-cell office:value-type="float" office:value="159.1" calcext:value-type="float">
            <text:p>159,1</text:p>
          </table:table-cell>
          <table:table-cell office:value-type="float" office:value="269.6" calcext:value-type="float">
            <text:p>269,6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1">
          <table:table-cell table:formula="of:=[.A302]+1/17875" office:value-type="float" office:value="0.0168391608391608" calcext:value-type="float">
            <text:p>0,016839160839161</text:p>
          </table:table-cell>
          <table:table-cell office:value-type="float" office:value="153.2" calcext:value-type="float">
            <text:p>153,2</text:p>
          </table:table-cell>
          <table:table-cell office:value-type="float" office:value="266.4" calcext:value-type="float">
            <text:p>266,4</text:p>
          </table:table-cell>
          <table:table-cell office:value-type="float" office:value="0.666" calcext:value-type="float">
            <text:p>0,666</text:p>
          </table:table-cell>
        </table:table-row>
        <table:table-row table:style-name="ro1">
          <table:table-cell table:formula="of:=[.A303]+1/17875" office:value-type="float" office:value="0.0168951048951049" calcext:value-type="float">
            <text:p>0,016895104895105</text:p>
          </table:table-cell>
          <table:table-cell office:value-type="float" office:value="147.8" calcext:value-type="float">
            <text:p>147,8</text:p>
          </table:table-cell>
          <table:table-cell office:value-type="float" office:value="250.4" calcext:value-type="float">
            <text:p>250,4</text:p>
          </table:table-cell>
          <table:table-cell office:value-type="float" office:value="0.626" calcext:value-type="float">
            <text:p>0,626</text:p>
          </table:table-cell>
        </table:table-row>
        <table:table-row table:style-name="ro1">
          <table:table-cell table:formula="of:=[.A304]+1/17875" office:value-type="float" office:value="0.0169510489510489" calcext:value-type="float">
            <text:p>0,016951048951049</text:p>
          </table:table-cell>
          <table:table-cell office:value-type="float" office:value="142.8" calcext:value-type="float">
            <text:p>142,8</text:p>
          </table:table-cell>
          <table:table-cell office:value-type="float" office:value="231.2" calcext:value-type="float">
            <text:p>231,2</text:p>
          </table:table-cell>
          <table:table-cell office:value-type="float" office:value="0.578" calcext:value-type="float">
            <text:p>0,578</text:p>
          </table:table-cell>
        </table:table-row>
        <table:table-row table:style-name="ro1">
          <table:table-cell table:formula="of:=[.A305]+1/17875" office:value-type="float" office:value="0.017006993006993" calcext:value-type="float">
            <text:p>0,017006993006993</text:p>
          </table:table-cell>
          <table:table-cell office:value-type="float" office:value="137" calcext:value-type="float">
            <text:p>137</text:p>
          </table:table-cell>
          <table:table-cell office:value-type="float" office:value="222.8" calcext:value-type="float">
            <text:p>222,8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table:formula="of:=[.A306]+1/17875" office:value-type="float" office:value="0.017062937062937" calcext:value-type="float">
            <text:p>0,017062937062937</text:p>
          </table:table-cell>
          <table:table-cell office:value-type="float" office:value="131.3" calcext:value-type="float">
            <text:p>131,3</text:p>
          </table:table-cell>
          <table:table-cell office:value-type="float" office:value="219.6" calcext:value-type="float">
            <text:p>219,6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table:formula="of:=[.A307]+1/17875" office:value-type="float" office:value="0.0171188811188811" calcext:value-type="float">
            <text:p>0,017118881118881</text:p>
          </table:table-cell>
          <table:table-cell office:value-type="float" office:value="126" calcext:value-type="float">
            <text:p>126</text:p>
          </table:table-cell>
          <table:table-cell office:value-type="float" office:value="219.6" calcext:value-type="float">
            <text:p>219,6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table:formula="of:=[.A308]+1/17875" office:value-type="float" office:value="0.0171748251748252" calcext:value-type="float">
            <text:p>0,017174825174825</text:p>
          </table:table-cell>
          <table:table-cell office:value-type="float" office:value="119.9" calcext:value-type="float">
            <text:p>119,9</text:p>
          </table:table-cell>
          <table:table-cell office:value-type="float" office:value="216.8" calcext:value-type="float">
            <text:p>216,8</text:p>
          </table:table-cell>
          <table:table-cell office:value-type="float" office:value="0.542" calcext:value-type="float">
            <text:p>0,542</text:p>
          </table:table-cell>
        </table:table-row>
        <table:table-row table:style-name="ro1">
          <table:table-cell table:formula="of:=[.A309]+1/17875" office:value-type="float" office:value="0.0172307692307692" calcext:value-type="float">
            <text:p>0,017230769230769</text:p>
          </table:table-cell>
          <table:table-cell office:value-type="float" office:value="113.4" calcext:value-type="float">
            <text:p>113,4</text:p>
          </table:table-cell>
          <table:table-cell office:value-type="float" office:value="210" calcext:value-type="float">
            <text:p>210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table:formula="of:=[.A310]+1/17875" office:value-type="float" office:value="0.0172867132867133" calcext:value-type="float">
            <text:p>0,017286713286713</text:p>
          </table:table-cell>
          <table:table-cell office:value-type="float" office:value="107.8" calcext:value-type="float">
            <text:p>107,8</text:p>
          </table:table-cell>
          <table:table-cell office:value-type="float" office:value="211.2" calcext:value-type="float">
            <text:p>211,2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table:formula="of:=[.A311]+1/17875" office:value-type="float" office:value="0.0173426573426573" calcext:value-type="float">
            <text:p>0,017342657342657</text:p>
          </table:table-cell>
          <table:table-cell office:value-type="float" office:value="101.7" calcext:value-type="float">
            <text:p>101,7</text:p>
          </table:table-cell>
          <table:table-cell office:value-type="float" office:value="212" calcext:value-type="float">
            <text:p>212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table:formula="of:=[.A312]+1/17875" office:value-type="float" office:value="0.0173986013986014" calcext:value-type="float">
            <text:p>0,017398601398601</text:p>
          </table:table-cell>
          <table:table-cell office:value-type="float" office:value="95.6" calcext:value-type="float">
            <text:p>95,6</text:p>
          </table:table-cell>
          <table:table-cell office:value-type="float" office:value="220.4" calcext:value-type="float">
            <text:p>220,4</text:p>
          </table:table-cell>
          <table:table-cell office:value-type="float" office:value="0.551" calcext:value-type="float">
            <text:p>0,551</text:p>
          </table:table-cell>
        </table:table-row>
        <table:table-row table:style-name="ro1">
          <table:table-cell table:formula="of:=[.A313]+1/17875" office:value-type="float" office:value="0.0174545454545454" calcext:value-type="float">
            <text:p>0,017454545454546</text:p>
          </table:table-cell>
          <table:table-cell office:value-type="float" office:value="88.7" calcext:value-type="float">
            <text:p>88,7</text:p>
          </table:table-cell>
          <table:table-cell office:value-type="float" office:value="222.8" calcext:value-type="float">
            <text:p>222,8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table:formula="of:=[.A314]+1/17875" office:value-type="float" office:value="0.0175104895104895" calcext:value-type="float">
            <text:p>0,01751048951049</text:p>
          </table:table-cell>
          <table:table-cell office:value-type="float" office:value="82.1" calcext:value-type="float">
            <text:p>82,1</text:p>
          </table:table-cell>
          <table:table-cell office:value-type="float" office:value="212.4" calcext:value-type="float">
            <text:p>212,4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table:formula="of:=[.A315]+1/17875" office:value-type="float" office:value="0.0175664335664336" calcext:value-type="float">
            <text:p>0,017566433566434</text:p>
          </table:table-cell>
          <table:table-cell office:value-type="float" office:value="75.3" calcext:value-type="float">
            <text:p>75,3</text:p>
          </table:table-cell>
          <table:table-cell office:value-type="float" office:value="198.4" calcext:value-type="float">
            <text:p>198,4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table:formula="of:=[.A316]+1/17875" office:value-type="float" office:value="0.0176223776223776" calcext:value-type="float">
            <text:p>0,017622377622378</text:p>
          </table:table-cell>
          <table:table-cell office:value-type="float" office:value="68.4" calcext:value-type="float">
            <text:p>68,4</text:p>
          </table:table-cell>
          <table:table-cell office:value-type="float" office:value="177.6" calcext:value-type="float">
            <text:p>177,6</text:p>
          </table:table-cell>
          <table:table-cell office:value-type="float" office:value="0.444" calcext:value-type="float">
            <text:p>0,444</text:p>
          </table:table-cell>
        </table:table-row>
        <table:table-row table:style-name="ro1">
          <table:table-cell table:formula="of:=[.A317]+1/17875" office:value-type="float" office:value="0.0176783216783217" calcext:value-type="float">
            <text:p>0,017678321678322</text:p>
          </table:table-cell>
          <table:table-cell office:value-type="float" office:value="61.6" calcext:value-type="float">
            <text:p>61,6</text:p>
          </table:table-cell>
          <table:table-cell office:value-type="float" office:value="155.2" calcext:value-type="float">
            <text:p>155,2</text:p>
          </table:table-cell>
          <table:table-cell office:value-type="float" office:value="0.388" calcext:value-type="float">
            <text:p>0,388</text:p>
          </table:table-cell>
        </table:table-row>
        <table:table-row table:style-name="ro1">
          <table:table-cell table:formula="of:=[.A318]+1/17875" office:value-type="float" office:value="0.0177342657342657" calcext:value-type="float">
            <text:p>0,017734265734266</text:p>
          </table:table-cell>
          <table:table-cell office:value-type="float" office:value="54.8" calcext:value-type="float">
            <text:p>54,8</text:p>
          </table:table-cell>
          <table:table-cell office:value-type="float" office:value="142" calcext:value-type="float">
            <text:p>142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table:formula="of:=[.A319]+1/17875" office:value-type="float" office:value="0.0177902097902098" calcext:value-type="float">
            <text:p>0,01779020979021</text:p>
          </table:table-cell>
          <table:table-cell office:value-type="float" office:value="48.7" calcext:value-type="float">
            <text:p>48,7</text:p>
          </table:table-cell>
          <table:table-cell office:value-type="float" office:value="134" calcext:value-type="float">
            <text:p>134</text:p>
          </table:table-cell>
          <table:table-cell office:value-type="float" office:value="0.335" calcext:value-type="float">
            <text:p>0,335</text:p>
          </table:table-cell>
        </table:table-row>
        <table:table-row table:style-name="ro1">
          <table:table-cell table:formula="of:=[.A320]+1/17875" office:value-type="float" office:value="0.0178461538461538" calcext:value-type="float">
            <text:p>0,017846153846154</text:p>
          </table:table-cell>
          <table:table-cell office:value-type="float" office:value="41.6" calcext:value-type="float">
            <text:p>41,6</text:p>
          </table:table-cell>
          <table:table-cell office:value-type="float" office:value="130.4" calcext:value-type="float">
            <text:p>130,4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table:formula="of:=[.A321]+1/17875" office:value-type="float" office:value="0.0179020979020979" calcext:value-type="float">
            <text:p>0,017902097902098</text:p>
          </table:table-cell>
          <table:table-cell office:value-type="float" office:value="35.1" calcext:value-type="float">
            <text:p>35,1</text:p>
          </table:table-cell>
          <table:table-cell office:value-type="float" office:value="125.6" calcext:value-type="float">
            <text:p>125,6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table:formula="of:=[.A322]+1/17875" office:value-type="float" office:value="0.017958041958042" calcext:value-type="float">
            <text:p>0,017958041958042</text:p>
          </table:table-cell>
          <table:table-cell office:value-type="float" office:value="29.2" calcext:value-type="float">
            <text:p>29,2</text:p>
          </table:table-cell>
          <table:table-cell office:value-type="float" office:value="116" calcext:value-type="float">
            <text:p>116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table:formula="of:=[.A323]+1/17875" office:value-type="float" office:value="0.018013986013986" calcext:value-type="float">
            <text:p>0,018013986013986</text:p>
          </table:table-cell>
          <table:table-cell office:value-type="float" office:value="23.4" calcext:value-type="float">
            <text:p>23,4</text:p>
          </table:table-cell>
          <table:table-cell office:value-type="float" office:value="110.4" calcext:value-type="float">
            <text:p>110,4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table:formula="of:=[.A324]+1/17875" office:value-type="float" office:value="0.0180699300699301" calcext:value-type="float">
            <text:p>0,01806993006993</text:p>
          </table:table-cell>
          <table:table-cell office:value-type="float" office:value="18.4" calcext:value-type="float">
            <text:p>18,4</text:p>
          </table:table-cell>
          <table:table-cell office:value-type="float" office:value="104.4" calcext:value-type="float">
            <text:p>104,4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table:formula="of:=[.A325]+1/17875" office:value-type="float" office:value="0.0181258741258741" calcext:value-type="float">
            <text:p>0,018125874125874</text:p>
          </table:table-cell>
          <table:table-cell office:value-type="float" office:value="13.5" calcext:value-type="float">
            <text:p>13,5</text:p>
          </table:table-cell>
          <table:table-cell office:value-type="float" office:value="102" calcext:value-type="float">
            <text:p>102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table:formula="of:=[.A326]+1/17875" office:value-type="float" office:value="0.0181818181818182" calcext:value-type="float">
            <text:p>0,018181818181818</text:p>
          </table:table-cell>
          <table:table-cell office:value-type="float" office:value="8.7" calcext:value-type="float">
            <text:p>8,7</text:p>
          </table:table-cell>
          <table:table-cell office:value-type="float" office:value="95.6" calcext:value-type="float">
            <text:p>95,6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table:formula="of:=[.A327]+1/17875" office:value-type="float" office:value="0.0182377622377622" calcext:value-type="float">
            <text:p>0,018237762237762</text:p>
          </table:table-cell>
          <table:table-cell office:value-type="float" office:value="3.2" calcext:value-type="float">
            <text:p>3,2</text:p>
          </table:table-cell>
          <table:table-cell office:value-type="float" office:value="95.6" calcext:value-type="float">
            <text:p>95,6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table:formula="of:=[.A328]+1/17875" office:value-type="float" office:value="0.0182937062937063" calcext:value-type="float">
            <text:p>0,018293706293706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,2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table:formula="of:=[.A329]+1/17875" office:value-type="float" office:value="0.0183496503496504" calcext:value-type="float">
            <text:p>0,01834965034965</text:p>
          </table:table-cell>
          <table:table-cell office:value-type="float" office:value="0" calcext:value-type="float">
            <text:p>0</text:p>
          </table:table-cell>
          <table:table-cell office:value-type="float" office:value="74.8" calcext:value-type="float">
            <text:p>74,8</text:p>
          </table:table-cell>
          <table:table-cell office:value-type="float" office:value="0.187" calcext:value-type="float">
            <text:p>0,187</text:p>
          </table:table-cell>
        </table:table-row>
        <table:table-row table:style-name="ro1">
          <table:table-cell table:formula="of:=[.A330]+1/17875" office:value-type="float" office:value="0.0184055944055944" calcext:value-type="float">
            <text:p>0,018405594405595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,8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table:formula="of:=[.A331]+1/17875" office:value-type="float" office:value="0.0184615384615385" calcext:value-type="float">
            <text:p>0,018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58.4" calcext:value-type="float">
            <text:p>58,4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table:formula="of:=[.A332]+1/17875" office:value-type="float" office:value="0.0185174825174825" calcext:value-type="float">
            <text:p>0,018517482517483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,4</text:p>
          </table:table-cell>
          <table:table-cell office:value-type="float" office:value="0.131" calcext:value-type="float">
            <text:p>0,131</text:p>
          </table:table-cell>
        </table:table-row>
        <table:table-row table:style-name="ro1">
          <table:table-cell table:formula="of:=[.A333]+1/17875" office:value-type="float" office:value="0.0185734265734266" calcext:value-type="float">
            <text:p>0,01857342657342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,6</text:p>
          </table:table-cell>
          <table:table-cell office:value-type="float" office:value="0.114" calcext:value-type="float">
            <text:p>0,114</text:p>
          </table:table-cell>
        </table:table-row>
        <table:table-row table:style-name="ro1">
          <table:table-cell table:formula="of:=[.A334]+1/17875" office:value-type="float" office:value="0.0186293706293706" calcext:value-type="float">
            <text:p>0,01862937062937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table:formula="of:=[.A335]+1/17875" office:value-type="float" office:value="0.0186853146853147" calcext:value-type="float">
            <text:p>0,018685314685315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,8</text:p>
          </table:table-cell>
          <table:table-cell office:value-type="float" office:value="0.097" calcext:value-type="float">
            <text:p>0,097</text:p>
          </table:table-cell>
        </table:table-row>
        <table:table-row table:style-name="ro1">
          <table:table-cell table:formula="of:=[.A336]+1/17875" office:value-type="float" office:value="0.0187412587412588" calcext:value-type="float">
            <text:p>0,018741258741259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,8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table:formula="of:=[.A337]+1/17875" office:value-type="float" office:value="0.0187972027972028" calcext:value-type="float">
            <text:p>0,0187972027972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table:formula="of:=[.A338]+1/17875" office:value-type="float" office:value="0.0188531468531469" calcext:value-type="float">
            <text:p>0,018853146853147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.061" calcext:value-type="float">
            <text:p>0,061</text:p>
          </table:table-cell>
        </table:table-row>
        <table:table-row table:style-name="ro1">
          <table:table-cell table:formula="of:=[.A339]+1/17875" office:value-type="float" office:value="0.0189090909090909" calcext:value-type="float">
            <text:p>0,018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,2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table:formula="of:=[.A340]+1/17875" office:value-type="float" office:value="0.018965034965035" calcext:value-type="float">
            <text:p>0,018965034965035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,2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table:formula="of:=[.A341]+1/17875" office:value-type="float" office:value="0.019020979020979" calcext:value-type="float">
            <text:p>0,019020979020979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0.024" calcext:value-type="float">
            <text:p>0,024</text:p>
          </table:table-cell>
        </table:table-row>
        <table:table-row table:style-name="ro1">
          <table:table-cell table:formula="of:=[.A342]+1/17875" office:value-type="float" office:value="0.0190769230769231" calcext:value-type="float">
            <text:p>0,019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343]+1/17875" office:value-type="float" office:value="0.0191328671328672" calcext:value-type="float">
            <text:p>0,019132867132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4]+1/17875" office:value-type="float" office:value="0.0191888111888112" calcext:value-type="float">
            <text:p>0,0191888111888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45]+1/17875" office:value-type="float" office:value="0.0192447552447553" calcext:value-type="float">
            <text:p>0,019244755244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6]+1/17875" office:value-type="float" office:value="0.0193006993006993" calcext:value-type="float">
            <text:p>0,019300699300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7]+1/17875" office:value-type="float" office:value="0.0193566433566434" calcext:value-type="float">
            <text:p>0,0193566433566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48]+1/17875" office:value-type="float" office:value="0.0194125874125874" calcext:value-type="float">
            <text:p>0,019412587412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49]+1/17875" office:value-type="float" office:value="0.0194685314685315" calcext:value-type="float">
            <text:p>0,019468531468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0]+1/17875" office:value-type="float" office:value="0.0195244755244756" calcext:value-type="float">
            <text:p>0,019524475524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1]+1/17875" office:value-type="float" office:value="0.0195804195804196" calcext:value-type="float">
            <text:p>0,01958041958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2]+1/17875" office:value-type="float" office:value="0.0196363636363637" calcext:value-type="float">
            <text:p>0,019636363636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3]+1/17875" office:value-type="float" office:value="0.0196923076923077" calcext:value-type="float">
            <text:p>0,019692307692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4]+1/17875" office:value-type="float" office:value="0.0197482517482518" calcext:value-type="float">
            <text:p>0,019748251748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5]+1/17875" office:value-type="float" office:value="0.0198041958041958" calcext:value-type="float">
            <text:p>0,019804195804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6]+1/17875" office:value-type="float" office:value="0.0198601398601399" calcext:value-type="float">
            <text:p>0,01986013986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7]+1/17875" office:value-type="float" office:value="0.019916083916084" calcext:value-type="float">
            <text:p>0,019916083916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58]+1/17875" office:value-type="float" office:value="0.019972027972028" calcext:value-type="float">
            <text:p>0,0199720279720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59]+1/17875" office:value-type="float" office:value="0.0200279720279721" calcext:value-type="float">
            <text:p>0,020027972027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0]+1/17875" office:value-type="float" office:value="0.0200839160839161" calcext:value-type="float">
            <text:p>0,0200839160839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1]+1/17875" office:value-type="float" office:value="0.0201398601398602" calcext:value-type="float">
            <text:p>0,02013986013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2]+1/17875" office:value-type="float" office:value="0.0201958041958042" calcext:value-type="float">
            <text:p>0,020195804195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3]+1/17875" office:value-type="float" office:value="0.0202517482517483" calcext:value-type="float">
            <text:p>0,02025174825174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64]+1/17875" office:value-type="float" office:value="0.0203076923076924" calcext:value-type="float">
            <text:p>0,0203076923076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5]+1/17875" office:value-type="float" office:value="0.0203636363636364" calcext:value-type="float">
            <text:p>0,0203636363636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6]+1/17875" office:value-type="float" office:value="0.0204195804195805" calcext:value-type="float">
            <text:p>0,020419580419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7]+1/17875" office:value-type="float" office:value="0.0204755244755245" calcext:value-type="float">
            <text:p>0,020475524475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8]+1/17875" office:value-type="float" office:value="0.0205314685314686" calcext:value-type="float">
            <text:p>0,020531468531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69]+1/17875" office:value-type="float" office:value="0.0205874125874126" calcext:value-type="float">
            <text:p>0,020587412587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0]+1/17875" office:value-type="float" office:value="0.0206433566433567" calcext:value-type="float">
            <text:p>0,020643356643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1]+1/17875" office:value-type="float" office:value="0.0206993006993008" calcext:value-type="float">
            <text:p>0,020699300699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2]+1/17875" office:value-type="float" office:value="0.0207552447552448" calcext:value-type="float">
            <text:p>0,02075524475524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73]+1/17875" office:value-type="float" office:value="0.0208111888111889" calcext:value-type="float">
            <text:p>0,020811188811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4]+1/17875" office:value-type="float" office:value="0.0208671328671329" calcext:value-type="float">
            <text:p>0,0208671328671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75]+1/17875" office:value-type="float" office:value="0.020923076923077" calcext:value-type="float">
            <text:p>0,020923076923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6]+1/17875" office:value-type="float" office:value="0.020979020979021" calcext:value-type="float">
            <text:p>0,020979020979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7]+1/17875" office:value-type="float" office:value="0.0210349650349651" calcext:value-type="float">
            <text:p>0,0210349650349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78]+1/17875" office:value-type="float" office:value="0.0210909090909092" calcext:value-type="float">
            <text:p>0,021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79]+1/17875" office:value-type="float" office:value="0.0211468531468532" calcext:value-type="float">
            <text:p>0,0211468531468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0]+1/17875" office:value-type="float" office:value="0.0212027972027973" calcext:value-type="float">
            <text:p>0,021202797202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1]+1/17875" office:value-type="float" office:value="0.0212587412587413" calcext:value-type="float">
            <text:p>0,02125874125874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82]+1/17875" office:value-type="float" office:value="0.0213146853146854" calcext:value-type="float">
            <text:p>0,021314685314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3]+1/17875" office:value-type="float" office:value="0.0213706293706294" calcext:value-type="float">
            <text:p>0,02137062937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4]+1/17875" office:value-type="float" office:value="0.0214265734265735" calcext:value-type="float">
            <text:p>0,02142657342657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85]+1/17875" office:value-type="float" office:value="0.0214825174825176" calcext:value-type="float">
            <text:p>0,0214825174825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6]+1/17875" office:value-type="float" office:value="0.0215384615384616" calcext:value-type="float">
            <text:p>0,021538461538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7]+1/17875" office:value-type="float" office:value="0.0215944055944057" calcext:value-type="float">
            <text:p>0,021594405594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8]+1/17875" office:value-type="float" office:value="0.0216503496503497" calcext:value-type="float">
            <text:p>0,02165034965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89]+1/17875" office:value-type="float" office:value="0.0217062937062938" calcext:value-type="float">
            <text:p>0,021706293706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90]+1/17875" office:value-type="float" office:value="0.0217622377622378" calcext:value-type="float">
            <text:p>0,02176223776223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91]+1/17875" office:value-type="float" office:value="0.0218181818181819" calcext:value-type="float">
            <text:p>0,02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92]+1/17875" office:value-type="float" office:value="0.021874125874126" calcext:value-type="float">
            <text:p>0,0218741258741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93]+1/17875" office:value-type="float" office:value="0.02193006993007" calcext:value-type="float">
            <text:p>0,02193006993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94]+1/17875" office:value-type="float" office:value="0.0219860139860141" calcext:value-type="float">
            <text:p>0,0219860139860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95]+1/17875" office:value-type="float" office:value="0.0220419580419581" calcext:value-type="float">
            <text:p>0,0220419580419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96]+1/17875" office:value-type="float" office:value="0.0220979020979022" calcext:value-type="float">
            <text:p>0,02209790209790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397]+1/17875" office:value-type="float" office:value="0.0221538461538462" calcext:value-type="float">
            <text:p>0,02215384615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98]+1/17875" office:value-type="float" office:value="0.0222097902097903" calcext:value-type="float">
            <text:p>0,02220979020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399]+1/17875" office:value-type="float" office:value="0.0222657342657344" calcext:value-type="float">
            <text:p>0,022265734265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0]+1/17875" office:value-type="float" office:value="0.0223216783216784" calcext:value-type="float">
            <text:p>0,022321678321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1]+1/17875" office:value-type="float" office:value="0.0223776223776225" calcext:value-type="float">
            <text:p>0,0223776223776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2]+1/17875" office:value-type="float" office:value="0.0224335664335665" calcext:value-type="float">
            <text:p>0,022433566433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3]+1/17875" office:value-type="float" office:value="0.0224895104895106" calcext:value-type="float">
            <text:p>0,022489510489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4]+1/17875" office:value-type="float" office:value="0.0225454545454546" calcext:value-type="float">
            <text:p>0,022545454545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5]+1/17875" office:value-type="float" office:value="0.0226013986013987" calcext:value-type="float">
            <text:p>0,022601398601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6]+1/17875" office:value-type="float" office:value="0.0226573426573428" calcext:value-type="float">
            <text:p>0,022657342657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7]+1/17875" office:value-type="float" office:value="0.0227132867132868" calcext:value-type="float">
            <text:p>0,022713286713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08]+1/17875" office:value-type="float" office:value="0.0227692307692309" calcext:value-type="float">
            <text:p>0,022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09]+1/17875" office:value-type="float" office:value="0.0228251748251749" calcext:value-type="float">
            <text:p>0,022825174825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10]+1/17875" office:value-type="float" office:value="0.022881118881119" calcext:value-type="float">
            <text:p>0,022881118881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11]+1/17875" office:value-type="float" office:value="0.022937062937063" calcext:value-type="float">
            <text:p>0,02293706293706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12]+1/17875" office:value-type="float" office:value="0.0229930069930071" calcext:value-type="float">
            <text:p>0,0229930069930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13]+1/17875" office:value-type="float" office:value="0.0230489510489512" calcext:value-type="float">
            <text:p>0,0230489510489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14]+1/17875" office:value-type="float" office:value="0.0231048951048952" calcext:value-type="float">
            <text:p>0,02310489510489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15]+1/17875" office:value-type="float" office:value="0.0231608391608393" calcext:value-type="float">
            <text:p>0,023160839160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16]+1/17875" office:value-type="float" office:value="0.0232167832167833" calcext:value-type="float">
            <text:p>0,02321678321678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17]+1/17875" office:value-type="float" office:value="0.0232727272727274" calcext:value-type="float">
            <text:p>0,023272727272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18]+1/17875" office:value-type="float" office:value="0.0233286713286714" calcext:value-type="float">
            <text:p>0,023328671328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19]+1/17875" office:value-type="float" office:value="0.0233846153846155" calcext:value-type="float">
            <text:p>0,023384615384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0]+1/17875" office:value-type="float" office:value="0.0234405594405596" calcext:value-type="float">
            <text:p>0,02344055944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1]+1/17875" office:value-type="float" office:value="0.0234965034965036" calcext:value-type="float">
            <text:p>0,023496503496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2]+1/17875" office:value-type="float" office:value="0.0235524475524477" calcext:value-type="float">
            <text:p>0,02355244755244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23]+1/17875" office:value-type="float" office:value="0.0236083916083917" calcext:value-type="float">
            <text:p>0,02360839160839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24]+1/17875" office:value-type="float" office:value="0.0236643356643358" calcext:value-type="float">
            <text:p>0,023664335664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5]+1/17875" office:value-type="float" office:value="0.0237202797202798" calcext:value-type="float">
            <text:p>0,0237202797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6]+1/17875" office:value-type="float" office:value="0.0237762237762239" calcext:value-type="float">
            <text:p>0,0237762237762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27]+1/17875" office:value-type="float" office:value="0.023832167832168" calcext:value-type="float">
            <text:p>0,023832167832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8]+1/17875" office:value-type="float" office:value="0.023888111888112" calcext:value-type="float">
            <text:p>0,023888111888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29]+1/17875" office:value-type="float" office:value="0.0239440559440561" calcext:value-type="float">
            <text:p>0,023944055944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0]+1/17875" office:value-type="float" office:value="0.0240000000000001" calcext:value-type="float">
            <text:p>0,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1]+1/17875" office:value-type="float" office:value="0.0240559440559442" calcext:value-type="float">
            <text:p>0,024055944055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2]+1/17875" office:value-type="float" office:value="0.0241118881118882" calcext:value-type="float">
            <text:p>0,024111888111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3]+1/17875" office:value-type="float" office:value="0.0241678321678323" calcext:value-type="float">
            <text:p>0,024167832167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4]+1/17875" office:value-type="float" office:value="0.0242237762237764" calcext:value-type="float">
            <text:p>0,024223776223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5]+1/17875" office:value-type="float" office:value="0.0242797202797204" calcext:value-type="float">
            <text:p>0,02427972027972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36]+1/17875" office:value-type="float" office:value="0.0243356643356645" calcext:value-type="float">
            <text:p>0,0243356643356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37]+1/17875" office:value-type="float" office:value="0.0243916083916085" calcext:value-type="float">
            <text:p>0,024391608391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8]+1/17875" office:value-type="float" office:value="0.0244475524475526" calcext:value-type="float">
            <text:p>0,024447552447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39]+1/17875" office:value-type="float" office:value="0.0245034965034966" calcext:value-type="float">
            <text:p>0,024503496503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40]+1/17875" office:value-type="float" office:value="0.0245594405594407" calcext:value-type="float">
            <text:p>0,02455944055944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41]+1/17875" office:value-type="float" office:value="0.0246153846153848" calcext:value-type="float">
            <text:p>0,02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42]+1/17875" office:value-type="float" office:value="0.0246713286713288" calcext:value-type="float">
            <text:p>0,024671328671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43]+1/17875" office:value-type="float" office:value="0.0247272727272729" calcext:value-type="float">
            <text:p>0,024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44]+1/17875" office:value-type="float" office:value="0.0247832167832169" calcext:value-type="float">
            <text:p>0,02478321678321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45]+1/17875" office:value-type="float" office:value="0.024839160839161" calcext:value-type="float">
            <text:p>0,024839160839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46]+1/17875" office:value-type="float" office:value="0.024895104895105" calcext:value-type="float">
            <text:p>0,024895104895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47]+1/17875" office:value-type="float" office:value="0.0249510489510491" calcext:value-type="float">
            <text:p>0,0249510489510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48]+1/17875" office:value-type="float" office:value="0.0250069930069932" calcext:value-type="float">
            <text:p>0,02500699300699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49]+1/17875" office:value-type="float" office:value="0.0250629370629372" calcext:value-type="float">
            <text:p>0,02506293706293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50]+1/17875" office:value-type="float" office:value="0.0251188811188813" calcext:value-type="float">
            <text:p>0,0251188811188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51]+1/17875" office:value-type="float" office:value="0.0251748251748253" calcext:value-type="float">
            <text:p>0,025174825174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52]+1/17875" office:value-type="float" office:value="0.0252307692307694" calcext:value-type="float">
            <text:p>0,025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53]+1/17875" office:value-type="float" office:value="0.0252867132867134" calcext:value-type="float">
            <text:p>0,02528671328671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454]+1/17875" office:value-type="float" office:value="0.0253426573426575" calcext:value-type="float">
            <text:p>0,02534265734265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455]+1/17875" office:value-type="float" office:value="0.0253986013986016" calcext:value-type="float">
            <text:p>0,02539860139860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456]+1/17875" office:value-type="float" office:value="0.0254545454545456" calcext:value-type="float">
            <text:p>0,025454545454546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457]+1/17875" office:value-type="float" office:value="0.0255104895104897" calcext:value-type="float">
            <text:p>0,0255104895104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458]+1/17875" office:value-type="float" office:value="0.0255664335664337" calcext:value-type="float">
            <text:p>0,02556643356643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459]+1/17875" office:value-type="float" office:value="0.0256223776223778" calcext:value-type="float">
            <text:p>0,02562237762237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460]+1/17875" office:value-type="float" office:value="0.0256783216783218" calcext:value-type="float">
            <text:p>0,0256783216783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61]+1/17875" office:value-type="float" office:value="0.0257342657342659" calcext:value-type="float">
            <text:p>0,025734265734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2]+1/17875" office:value-type="float" office:value="0.02579020979021" calcext:value-type="float">
            <text:p>0,02579020979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3]+1/17875" office:value-type="float" office:value="0.025846153846154" calcext:value-type="float">
            <text:p>0,025846153846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4]+1/17875" office:value-type="float" office:value="0.0259020979020981" calcext:value-type="float">
            <text:p>0,025902097902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5]+1/17875" office:value-type="float" office:value="0.0259580419580421" calcext:value-type="float">
            <text:p>0,025958041958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6]+1/17875" office:value-type="float" office:value="0.0260139860139862" calcext:value-type="float">
            <text:p>0,0260139860139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67]+1/17875" office:value-type="float" office:value="0.0260699300699302" calcext:value-type="float">
            <text:p>0,0260699300699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68]+1/17875" office:value-type="float" office:value="0.0261258741258743" calcext:value-type="float">
            <text:p>0,02612587412587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69]+1/17875" office:value-type="float" office:value="0.0261818181818184" calcext:value-type="float">
            <text:p>0,026181818181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0]+1/17875" office:value-type="float" office:value="0.0262377622377624" calcext:value-type="float">
            <text:p>0,0262377622377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1]+1/17875" office:value-type="float" office:value="0.0262937062937065" calcext:value-type="float">
            <text:p>0,0262937062937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2]+1/17875" office:value-type="float" office:value="0.0263496503496505" calcext:value-type="float">
            <text:p>0,026349650349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3]+1/17875" office:value-type="float" office:value="0.0264055944055946" calcext:value-type="float">
            <text:p>0,026405594405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4]+1/17875" office:value-type="float" office:value="0.0264615384615386" calcext:value-type="float">
            <text:p>0,026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75]+1/17875" office:value-type="float" office:value="0.0265174825174827" calcext:value-type="float">
            <text:p>0,026517482517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6]+1/17875" office:value-type="float" office:value="0.0265734265734268" calcext:value-type="float">
            <text:p>0,0265734265734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77]+1/17875" office:value-type="float" office:value="0.0266293706293708" calcext:value-type="float">
            <text:p>0,026629370629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8]+1/17875" office:value-type="float" office:value="0.0266853146853149" calcext:value-type="float">
            <text:p>0,026685314685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79]+1/17875" office:value-type="float" office:value="0.0267412587412589" calcext:value-type="float">
            <text:p>0,026741258741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0]+1/17875" office:value-type="float" office:value="0.026797202797203" calcext:value-type="float">
            <text:p>0,026797202797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1]+1/17875" office:value-type="float" office:value="0.026853146853147" calcext:value-type="float">
            <text:p>0,0268531468531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82]+1/17875" office:value-type="float" office:value="0.0269090909090911" calcext:value-type="float">
            <text:p>0,026909090909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3]+1/17875" office:value-type="float" office:value="0.0269650349650352" calcext:value-type="float">
            <text:p>0,026965034965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4]+1/17875" office:value-type="float" office:value="0.0270209790209792" calcext:value-type="float">
            <text:p>0,027020979020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5]+1/17875" office:value-type="float" office:value="0.0270769230769233" calcext:value-type="float">
            <text:p>0,027076923076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6]+1/17875" office:value-type="float" office:value="0.0271328671328673" calcext:value-type="float">
            <text:p>0,027132867132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7]+1/17875" office:value-type="float" office:value="0.0271888111888114" calcext:value-type="float">
            <text:p>0,027188811188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8]+1/17875" office:value-type="float" office:value="0.0272447552447554" calcext:value-type="float">
            <text:p>0,027244755244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89]+1/17875" office:value-type="float" office:value="0.0273006993006995" calcext:value-type="float">
            <text:p>0,02730069930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490]+1/17875" office:value-type="float" office:value="0.0273566433566436" calcext:value-type="float">
            <text:p>0,0273566433566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1]+1/17875" office:value-type="float" office:value="0.0274125874125876" calcext:value-type="float">
            <text:p>0,027412587412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2]+1/17875" office:value-type="float" office:value="0.0274685314685317" calcext:value-type="float">
            <text:p>0,027468531468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3]+1/17875" office:value-type="float" office:value="0.0275244755244757" calcext:value-type="float">
            <text:p>0,027524475524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4]+1/17875" office:value-type="float" office:value="0.0275804195804198" calcext:value-type="float">
            <text:p>0,02758041958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5]+1/17875" office:value-type="float" office:value="0.0276363636363638" calcext:value-type="float">
            <text:p>0,027636363636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6]+1/17875" office:value-type="float" office:value="0.0276923076923079" calcext:value-type="float">
            <text:p>0,027692307692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7]+1/17875" office:value-type="float" office:value="0.027748251748252" calcext:value-type="float">
            <text:p>0,027748251748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8]+1/17875" office:value-type="float" office:value="0.027804195804196" calcext:value-type="float">
            <text:p>0,027804195804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499]+1/17875" office:value-type="float" office:value="0.0278601398601401" calcext:value-type="float">
            <text:p>0,027860139860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00]+1/17875" office:value-type="float" office:value="0.0279160839160841" calcext:value-type="float">
            <text:p>0,027916083916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01]+1/17875" office:value-type="float" office:value="0.0279720279720282" calcext:value-type="float">
            <text:p>0,02797202797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02]+1/17875" office:value-type="float" office:value="0.0280279720279722" calcext:value-type="float">
            <text:p>0,0280279720279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503]+1/17875" office:value-type="float" office:value="0.0280839160839163" calcext:value-type="float">
            <text:p>0,0280839160839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04]+1/17875" office:value-type="float" office:value="0.0281398601398604" calcext:value-type="float">
            <text:p>0,028139860139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05]+1/17875" office:value-type="float" office:value="0.0281958041958044" calcext:value-type="float">
            <text:p>0,0281958041958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06]+1/17875" office:value-type="float" office:value="0.0282517482517485" calcext:value-type="float">
            <text:p>0,028251748251749</text:p>
          </table:table-cell>
          <table:table-cell office:value-type="float" office:value="3.7" calcext:value-type="float">
            <text:p>3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07]+1/17875" office:value-type="float" office:value="0.0283076923076925" calcext:value-type="float">
            <text:p>0,028307692307693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08]+1/17875" office:value-type="float" office:value="0.0283636363636366" calcext:value-type="float">
            <text:p>0,028363636363637</text:p>
          </table:table-cell>
          <table:table-cell office:value-type="float" office:value="14.5" calcext:value-type="float">
            <text:p>14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09]+1/17875" office:value-type="float" office:value="0.0284195804195806" calcext:value-type="float">
            <text:p>0,028419580419581</text:p>
          </table:table-cell>
          <table:table-cell office:value-type="float" office:value="19.8" calcext:value-type="float">
            <text:p>19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10]+1/17875" office:value-type="float" office:value="0.0284755244755247" calcext:value-type="float">
            <text:p>0,0284755244755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11]+1/17875" office:value-type="float" office:value="0.0285314685314688" calcext:value-type="float">
            <text:p>0,028531468531469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12]+1/17875" office:value-type="float" office:value="0.0285874125874128" calcext:value-type="float">
            <text:p>0,028587412587413</text:p>
          </table:table-cell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13]+1/17875" office:value-type="float" office:value="0.0286433566433569" calcext:value-type="float">
            <text:p>0,028643356643357</text:p>
          </table:table-cell>
          <table:table-cell office:value-type="float" office:value="41.4" calcext:value-type="float">
            <text:p>41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14]+1/17875" office:value-type="float" office:value="0.0286993006993009" calcext:value-type="float">
            <text:p>0,028699300699301</text:p>
          </table:table-cell>
          <table:table-cell office:value-type="float" office:value="46.8" calcext:value-type="float">
            <text:p>46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15]+1/17875" office:value-type="float" office:value="0.028755244755245" calcext:value-type="float">
            <text:p>0,028755244755245</text:p>
          </table:table-cell>
          <table:table-cell office:value-type="float" office:value="52.7" calcext:value-type="float">
            <text:p>52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16]+1/17875" office:value-type="float" office:value="0.028811188811189" calcext:value-type="float">
            <text:p>0,028811188811189</text:p>
          </table:table-cell>
          <table:table-cell office:value-type="float" office:value="58.9" calcext:value-type="float">
            <text:p>58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17]+1/17875" office:value-type="float" office:value="0.0288671328671331" calcext:value-type="float">
            <text:p>0,028867132867133</text:p>
          </table:table-cell>
          <table:table-cell office:value-type="float" office:value="64.9" calcext:value-type="float">
            <text:p>64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18]+1/17875" office:value-type="float" office:value="0.0289230769230772" calcext:value-type="float">
            <text:p>0,028923076923077</text:p>
          </table:table-cell>
          <table:table-cell office:value-type="float" office:value="72.1" calcext:value-type="float">
            <text:p>72,1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19]+1/17875" office:value-type="float" office:value="0.0289790209790212" calcext:value-type="float">
            <text:p>0,028979020979021</text:p>
          </table:table-cell>
          <table:table-cell office:value-type="float" office:value="77.3" calcext:value-type="float">
            <text:p>77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20]+1/17875" office:value-type="float" office:value="0.0290349650349653" calcext:value-type="float">
            <text:p>0,029034965034965</text:p>
          </table:table-cell>
          <table:table-cell office:value-type="float" office:value="83.3" calcext:value-type="float">
            <text:p>83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21]+1/17875" office:value-type="float" office:value="0.0290909090909093" calcext:value-type="float">
            <text:p>0,029090909090909</text:p>
          </table:table-cell>
          <table:table-cell office:value-type="float" office:value="89.2" calcext:value-type="float">
            <text:p>89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22]+1/17875" office:value-type="float" office:value="0.0291468531468534" calcext:value-type="float">
            <text:p>0,029146853146853</text:p>
          </table:table-cell>
          <table:table-cell office:value-type="float" office:value="95.5" calcext:value-type="float">
            <text:p>95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23]+1/17875" office:value-type="float" office:value="0.0292027972027974" calcext:value-type="float">
            <text:p>0,029202797202798</text:p>
          </table:table-cell>
          <table:table-cell office:value-type="float" office:value="101.3" calcext:value-type="float">
            <text:p>101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24]+1/17875" office:value-type="float" office:value="0.0292587412587415" calcext:value-type="float">
            <text:p>0,029258741258742</text:p>
          </table:table-cell>
          <table:table-cell office:value-type="float" office:value="107.5" calcext:value-type="float">
            <text:p>107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25]+1/17875" office:value-type="float" office:value="0.0293146853146856" calcext:value-type="float">
            <text:p>0,029314685314686</text:p>
          </table:table-cell>
          <table:table-cell office:value-type="float" office:value="112.4" calcext:value-type="float">
            <text:p>112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26]+1/17875" office:value-type="float" office:value="0.0293706293706296" calcext:value-type="float">
            <text:p>0,02937062937063</text:p>
          </table:table-cell>
          <table:table-cell office:value-type="float" office:value="119.3" calcext:value-type="float">
            <text:p>119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27]+1/17875" office:value-type="float" office:value="0.0294265734265737" calcext:value-type="float">
            <text:p>0,02942657342657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28]+1/17875" office:value-type="float" office:value="0.0294825174825177" calcext:value-type="float">
            <text:p>0,029482517482518</text:p>
          </table:table-cell>
          <table:table-cell office:value-type="float" office:value="130.7" calcext:value-type="float">
            <text:p>130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29]+1/17875" office:value-type="float" office:value="0.0295384615384618" calcext:value-type="float">
            <text:p>0,029538461538462</text:p>
          </table:table-cell>
          <table:table-cell office:value-type="float" office:value="136.4" calcext:value-type="float">
            <text:p>136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0]+1/17875" office:value-type="float" office:value="0.0295944055944058" calcext:value-type="float">
            <text:p>0,029594405594406</text:p>
          </table:table-cell>
          <table:table-cell office:value-type="float" office:value="141.7" calcext:value-type="float">
            <text:p>141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1]+1/17875" office:value-type="float" office:value="0.0296503496503499" calcext:value-type="float">
            <text:p>0,02965034965035</text:p>
          </table:table-cell>
          <table:table-cell office:value-type="float" office:value="146.9" calcext:value-type="float">
            <text:p>146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2]+1/17875" office:value-type="float" office:value="0.029706293706294" calcext:value-type="float">
            <text:p>0,029706293706294</text:p>
          </table:table-cell>
          <table:table-cell office:value-type="float" office:value="152" calcext:value-type="float">
            <text:p>15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3]+1/17875" office:value-type="float" office:value="0.029762237762238" calcext:value-type="float">
            <text:p>0,029762237762238</text:p>
          </table:table-cell>
          <table:table-cell office:value-type="float" office:value="156.7" calcext:value-type="float">
            <text:p>156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34]+1/17875" office:value-type="float" office:value="0.0298181818181821" calcext:value-type="float">
            <text:p>0,029818181818182</text:p>
          </table:table-cell>
          <table:table-cell office:value-type="float" office:value="161.9" calcext:value-type="float">
            <text:p>161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5]+1/17875" office:value-type="float" office:value="0.0298741258741261" calcext:value-type="float">
            <text:p>0,029874125874126</text:p>
          </table:table-cell>
          <table:table-cell office:value-type="float" office:value="166.9" calcext:value-type="float">
            <text:p>166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36]+1/17875" office:value-type="float" office:value="0.0299300699300702" calcext:value-type="float">
            <text:p>0,02993006993007</text:p>
          </table:table-cell>
          <table:table-cell office:value-type="float" office:value="172" calcext:value-type="float">
            <text:p>17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7]+1/17875" office:value-type="float" office:value="0.0299860139860142" calcext:value-type="float">
            <text:p>0,029986013986014</text:p>
          </table:table-cell>
          <table:table-cell office:value-type="float" office:value="176.7" calcext:value-type="float">
            <text:p>176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38]+1/17875" office:value-type="float" office:value="0.0300419580419583" calcext:value-type="float">
            <text:p>0,030041958041958</text:p>
          </table:table-cell>
          <table:table-cell office:value-type="float" office:value="182.1" calcext:value-type="float">
            <text:p>182,1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39]+1/17875" office:value-type="float" office:value="0.0300979020979024" calcext:value-type="float">
            <text:p>0,030097902097902</text:p>
          </table:table-cell>
          <table:table-cell office:value-type="float" office:value="186.4" calcext:value-type="float">
            <text:p>186,4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40]+1/17875" office:value-type="float" office:value="0.0301538461538464" calcext:value-type="float">
            <text:p>0,030153846153847</text:p>
          </table:table-cell>
          <table:table-cell office:value-type="float" office:value="191.9" calcext:value-type="float">
            <text:p>191,9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541]+1/17875" office:value-type="float" office:value="0.0302097902097905" calcext:value-type="float">
            <text:p>0,030209790209791</text:p>
          </table:table-cell>
          <table:table-cell office:value-type="float" office:value="195.8" calcext:value-type="float">
            <text:p>195,8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542]+1/17875" office:value-type="float" office:value="0.0302657342657345" calcext:value-type="float">
            <text:p>0,030265734265735</text:p>
          </table:table-cell>
          <table:table-cell office:value-type="float" office:value="200.5" calcext:value-type="float">
            <text:p>200,5</text:p>
          </table:table-cell>
          <table:table-cell office:value-type="float" office:value="4.4" calcext:value-type="float">
            <text:p>4,4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table:formula="of:=[.A543]+1/17875" office:value-type="float" office:value="0.0303216783216786" calcext:value-type="float">
            <text:p>0,030321678321679</text:p>
          </table:table-cell>
          <table:table-cell office:value-type="float" office:value="204.5" calcext:value-type="float">
            <text:p>204,5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544]+1/17875" office:value-type="float" office:value="0.0303776223776226" calcext:value-type="float">
            <text:p>0,030377622377623</text:p>
          </table:table-cell>
          <table:table-cell office:value-type="float" office:value="209" calcext:value-type="float">
            <text:p>209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45]+1/17875" office:value-type="float" office:value="0.0304335664335667" calcext:value-type="float">
            <text:p>0,030433566433567</text:p>
          </table:table-cell>
          <table:table-cell office:value-type="float" office:value="213.5" calcext:value-type="float">
            <text:p>213,5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46]+1/17875" office:value-type="float" office:value="0.0304895104895108" calcext:value-type="float">
            <text:p>0,030489510489511</text:p>
          </table:table-cell>
          <table:table-cell office:value-type="float" office:value="217.9" calcext:value-type="float">
            <text:p>217,9</text:p>
          </table:table-cell>
          <table:table-cell office:value-type="float" office:value="4.8" calcext:value-type="float">
            <text:p>4,8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table:formula="of:=[.A547]+1/17875" office:value-type="float" office:value="0.0305454545454548" calcext:value-type="float">
            <text:p>0,030545454545455</text:p>
          </table:table-cell>
          <table:table-cell office:value-type="float" office:value="222.9" calcext:value-type="float">
            <text:p>222,9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548]+1/17875" office:value-type="float" office:value="0.0306013986013989" calcext:value-type="float">
            <text:p>0,030601398601399</text:p>
          </table:table-cell>
          <table:table-cell office:value-type="float" office:value="226.6" calcext:value-type="float">
            <text:p>226,6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549]+1/17875" office:value-type="float" office:value="0.0306573426573429" calcext:value-type="float">
            <text:p>0,030657342657343</text:p>
          </table:table-cell>
          <table:table-cell office:value-type="float" office:value="230.5" calcext:value-type="float">
            <text:p>230,5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50]+1/17875" office:value-type="float" office:value="0.030713286713287" calcext:value-type="float">
            <text:p>0,030713286713287</text:p>
          </table:table-cell>
          <table:table-cell office:value-type="float" office:value="234" calcext:value-type="float">
            <text:p>234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51]+1/17875" office:value-type="float" office:value="0.030769230769231" calcext:value-type="float">
            <text:p>0,030769230769231</text:p>
          </table:table-cell>
          <table:table-cell office:value-type="float" office:value="237.4" calcext:value-type="float">
            <text:p>237,4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52]+1/17875" office:value-type="float" office:value="0.0308251748251751" calcext:value-type="float">
            <text:p>0,030825174825175</text:p>
          </table:table-cell>
          <table:table-cell office:value-type="float" office:value="241.5" calcext:value-type="float">
            <text:p>241,5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53]+1/17875" office:value-type="float" office:value="0.0308811188811192" calcext:value-type="float">
            <text:p>0,030881118881119</text:p>
          </table:table-cell>
          <table:table-cell office:value-type="float" office:value="244.9" calcext:value-type="float">
            <text:p>244,9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54]+1/17875" office:value-type="float" office:value="0.0309370629370632" calcext:value-type="float">
            <text:p>0,030937062937063</text:p>
          </table:table-cell>
          <table:table-cell office:value-type="float" office:value="248.1" calcext:value-type="float">
            <text:p>248,1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55]+1/17875" office:value-type="float" office:value="0.0309930069930073" calcext:value-type="float">
            <text:p>0,030993006993007</text:p>
          </table:table-cell>
          <table:table-cell office:value-type="float" office:value="251.8" calcext:value-type="float">
            <text:p>251,8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56]+1/17875" office:value-type="float" office:value="0.0310489510489513" calcext:value-type="float">
            <text:p>0,031048951048951</text:p>
          </table:table-cell>
          <table:table-cell office:value-type="float" office:value="255.8" calcext:value-type="float">
            <text:p>255,8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57]+1/17875" office:value-type="float" office:value="0.0311048951048954" calcext:value-type="float">
            <text:p>0,031104895104895</text:p>
          </table:table-cell>
          <table:table-cell office:value-type="float" office:value="259.6" calcext:value-type="float">
            <text:p>259,6</text:p>
          </table:table-cell>
          <table:table-cell office:value-type="float" office:value="1.6" calcext:value-type="float">
            <text:p>1,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558]+1/17875" office:value-type="float" office:value="0.0311608391608394" calcext:value-type="float">
            <text:p>0,03116083916084</text:p>
          </table:table-cell>
          <table:table-cell office:value-type="float" office:value="264.2" calcext:value-type="float">
            <text:p>264,2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59]+1/17875" office:value-type="float" office:value="0.0312167832167835" calcext:value-type="float">
            <text:p>0,031216783216784</text:p>
          </table:table-cell>
          <table:table-cell office:value-type="float" office:value="268.1" calcext:value-type="float">
            <text:p>268,1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60]+1/17875" office:value-type="float" office:value="0.0312727272727276" calcext:value-type="float">
            <text:p>0,031272727272728</text:p>
          </table:table-cell>
          <table:table-cell office:value-type="float" office:value="272.6" calcext:value-type="float">
            <text:p>272,6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61]+1/17875" office:value-type="float" office:value="0.0313286713286716" calcext:value-type="float">
            <text:p>0,031328671328672</text:p>
          </table:table-cell>
          <table:table-cell office:value-type="float" office:value="275.9" calcext:value-type="float">
            <text:p>275,9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62]+1/17875" office:value-type="float" office:value="0.0313846153846157" calcext:value-type="float">
            <text:p>0,031384615384616</text:p>
          </table:table-cell>
          <table:table-cell office:value-type="float" office:value="279.9" calcext:value-type="float">
            <text:p>279,9</text:p>
          </table:table-cell>
          <table:table-cell office:value-type="float" office:value="3.6" calcext:value-type="float">
            <text:p>3,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table:formula="of:=[.A563]+1/17875" office:value-type="float" office:value="0.0314405594405597" calcext:value-type="float">
            <text:p>0,03144055944056</text:p>
          </table:table-cell>
          <table:table-cell office:value-type="float" office:value="283.8" calcext:value-type="float">
            <text:p>283,8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64]+1/17875" office:value-type="float" office:value="0.0314965034965038" calcext:value-type="float">
            <text:p>0,031496503496504</text:p>
          </table:table-cell>
          <table:table-cell office:value-type="float" office:value="287.5" calcext:value-type="float">
            <text:p>287,5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65]+1/17875" office:value-type="float" office:value="0.0315524475524478" calcext:value-type="float">
            <text:p>0,031552447552448</text:p>
          </table:table-cell>
          <table:table-cell office:value-type="float" office:value="290.5" calcext:value-type="float">
            <text:p>290,5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66]+1/17875" office:value-type="float" office:value="0.0316083916083919" calcext:value-type="float">
            <text:p>0,031608391608392</text:p>
          </table:table-cell>
          <table:table-cell office:value-type="float" office:value="293.9" calcext:value-type="float">
            <text:p>293,9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67]+1/17875" office:value-type="float" office:value="0.031664335664336" calcext:value-type="float">
            <text:p>0,031664335664336</text:p>
          </table:table-cell>
          <table:table-cell office:value-type="float" office:value="296.8" calcext:value-type="float">
            <text:p>296,8</text:p>
          </table:table-cell>
          <table:table-cell office:value-type="float" office:value="2.4" calcext:value-type="float">
            <text:p>2,4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table:formula="of:=[.A568]+1/17875" office:value-type="float" office:value="0.03172027972028" calcext:value-type="float">
            <text:p>0,03172027972028</text:p>
          </table:table-cell>
          <table:table-cell office:value-type="float" office:value="298.6" calcext:value-type="float">
            <text:p>298,6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69]+1/17875" office:value-type="float" office:value="0.0317762237762241" calcext:value-type="float">
            <text:p>0,031776223776224</text:p>
          </table:table-cell>
          <table:table-cell office:value-type="float" office:value="300.7" calcext:value-type="float">
            <text:p>300,7</text:p>
          </table:table-cell>
          <table:table-cell office:value-type="float" office:value="1.6" calcext:value-type="float">
            <text:p>1,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570]+1/17875" office:value-type="float" office:value="0.0318321678321681" calcext:value-type="float">
            <text:p>0,031832167832168</text:p>
          </table:table-cell>
          <table:table-cell office:value-type="float" office:value="302.2" calcext:value-type="float">
            <text:p>302,2</text:p>
          </table:table-cell>
          <table:table-cell office:value-type="float" office:value="3.2" calcext:value-type="float">
            <text:p>3,2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formula="of:=[.A571]+1/17875" office:value-type="float" office:value="0.0318881118881122" calcext:value-type="float">
            <text:p>0,031888111888112</text:p>
          </table:table-cell>
          <table:table-cell office:value-type="float" office:value="303.9" calcext:value-type="float">
            <text:p>303,9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572]+1/17875" office:value-type="float" office:value="0.0319440559440562" calcext:value-type="float">
            <text:p>0,031944055944056</text:p>
          </table:table-cell>
          <table:table-cell office:value-type="float" office:value="305.2" calcext:value-type="float">
            <text:p>305,2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573]+1/17875" office:value-type="float" office:value="0.0320000000000003" calcext:value-type="float">
            <text:p>0,032</text:p>
          </table:table-cell>
          <table:table-cell office:value-type="float" office:value="306.9" calcext:value-type="float">
            <text:p>306,9</text:p>
          </table:table-cell>
          <table:table-cell office:value-type="float" office:value="1.6" calcext:value-type="float">
            <text:p>1,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574]+1/17875" office:value-type="float" office:value="0.0320559440559444" calcext:value-type="float">
            <text:p>0,032055944055944</text:p>
          </table:table-cell>
          <table:table-cell office:value-type="float" office:value="308" calcext:value-type="float">
            <text:p>308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575]+1/17875" office:value-type="float" office:value="0.0321118881118884" calcext:value-type="float">
            <text:p>0,032111888111889</text:p>
          </table:table-cell>
          <table:table-cell office:value-type="float" office:value="309.6" calcext:value-type="float">
            <text:p>309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76]+1/17875" office:value-type="float" office:value="0.0321678321678325" calcext:value-type="float">
            <text:p>0,032167832167833</text:p>
          </table:table-cell>
          <table:table-cell office:value-type="float" office:value="310.9" calcext:value-type="float">
            <text:p>310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77]+1/17875" office:value-type="float" office:value="0.0322237762237765" calcext:value-type="float">
            <text:p>0,032223776223777</text:p>
          </table:table-cell>
          <table:table-cell office:value-type="float" office:value="312.2" calcext:value-type="float">
            <text:p>312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78]+1/17875" office:value-type="float" office:value="0.0322797202797206" calcext:value-type="float">
            <text:p>0,032279720279721</text:p>
          </table:table-cell>
          <table:table-cell office:value-type="float" office:value="313.3" calcext:value-type="float">
            <text:p>313,3</text:p>
          </table:table-cell>
          <table:table-cell office:value-type="float" office:value="1.2" calcext:value-type="float">
            <text:p>1,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579]+1/17875" office:value-type="float" office:value="0.0323356643356646" calcext:value-type="float">
            <text:p>0,032335664335665</text:p>
          </table:table-cell>
          <table:table-cell office:value-type="float" office:value="314.4" calcext:value-type="float">
            <text:p>314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0]+1/17875" office:value-type="float" office:value="0.0323916083916087" calcext:value-type="float">
            <text:p>0,032391608391609</text:p>
          </table:table-cell>
          <table:table-cell office:value-type="float" office:value="315.7" calcext:value-type="float">
            <text:p>315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1]+1/17875" office:value-type="float" office:value="0.0324475524475528" calcext:value-type="float">
            <text:p>0,032447552447553</text:p>
          </table:table-cell>
          <table:table-cell office:value-type="float" office:value="317.2" calcext:value-type="float">
            <text:p>317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82]+1/17875" office:value-type="float" office:value="0.0325034965034968" calcext:value-type="float">
            <text:p>0,032503496503497</text:p>
          </table:table-cell>
          <table:table-cell office:value-type="float" office:value="318.3" calcext:value-type="float">
            <text:p>318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3]+1/17875" office:value-type="float" office:value="0.0325594405594409" calcext:value-type="float">
            <text:p>0,032559440559441</text:p>
          </table:table-cell>
          <table:table-cell office:value-type="float" office:value="319.6" calcext:value-type="float">
            <text:p>319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4]+1/17875" office:value-type="float" office:value="0.0326153846153849" calcext:value-type="float">
            <text:p>0,032615384615385</text:p>
          </table:table-cell>
          <table:table-cell office:value-type="float" office:value="320.2" calcext:value-type="float">
            <text:p>32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85]+1/17875" office:value-type="float" office:value="0.032671328671329" calcext:value-type="float">
            <text:p>0,032671328671329</text:p>
          </table:table-cell>
          <table:table-cell office:value-type="float" office:value="321.1" calcext:value-type="float">
            <text:p>321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86]+1/17875" office:value-type="float" office:value="0.032727272727273" calcext:value-type="float">
            <text:p>0,032727272727273</text:p>
          </table:table-cell>
          <table:table-cell office:value-type="float" office:value="321.5" calcext:value-type="float">
            <text:p>321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7]+1/17875" office:value-type="float" office:value="0.0327832167832171" calcext:value-type="float">
            <text:p>0,032783216783217</text:p>
          </table:table-cell>
          <table:table-cell office:value-type="float" office:value="322" calcext:value-type="float">
            <text:p>32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8]+1/17875" office:value-type="float" office:value="0.0328391608391612" calcext:value-type="float">
            <text:p>0,032839160839161</text:p>
          </table:table-cell>
          <table:table-cell office:value-type="float" office:value="322.4" calcext:value-type="float">
            <text:p>322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89]+1/17875" office:value-type="float" office:value="0.0328951048951052" calcext:value-type="float">
            <text:p>0,03289510489510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90]+1/17875" office:value-type="float" office:value="0.0329510489510493" calcext:value-type="float">
            <text:p>0,032951048951049</text:p>
          </table:table-cell>
          <table:table-cell office:value-type="float" office:value="323.3" calcext:value-type="float">
            <text:p>323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91]+1/17875" office:value-type="float" office:value="0.0330069930069933" calcext:value-type="float">
            <text:p>0,033006993006993</text:p>
          </table:table-cell>
          <table:table-cell office:value-type="float" office:value="323.6" calcext:value-type="float">
            <text:p>32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92]+1/17875" office:value-type="float" office:value="0.0330629370629374" calcext:value-type="float">
            <text:p>0,033062937062937</text:p>
          </table:table-cell>
          <table:table-cell office:value-type="float" office:value="324" calcext:value-type="float">
            <text:p>32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93]+1/17875" office:value-type="float" office:value="0.0331188811188814" calcext:value-type="float">
            <text:p>0,033118881118882</text:p>
          </table:table-cell>
          <table:table-cell office:value-type="float" office:value="324.3" calcext:value-type="float">
            <text:p>324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94]+1/17875" office:value-type="float" office:value="0.0331748251748255" calcext:value-type="float">
            <text:p>0,033174825174826</text:p>
          </table:table-cell>
          <table:table-cell office:value-type="float" office:value="324.6" calcext:value-type="float">
            <text:p>324,6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95]+1/17875" office:value-type="float" office:value="0.0332307692307696" calcext:value-type="float">
            <text:p>0,03323076923077</text:p>
          </table:table-cell>
          <table:table-cell office:value-type="float" office:value="325.3" calcext:value-type="float">
            <text:p>325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96]+1/17875" office:value-type="float" office:value="0.0332867132867136" calcext:value-type="float">
            <text:p>0,033286713286714</text:p>
          </table:table-cell>
          <table:table-cell office:value-type="float" office:value="325.3" calcext:value-type="float">
            <text:p>325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97]+1/17875" office:value-type="float" office:value="0.0333426573426577" calcext:value-type="float">
            <text:p>0,033342657342658</text:p>
          </table:table-cell>
          <table:table-cell office:value-type="float" office:value="325.9" calcext:value-type="float">
            <text:p>325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98]+1/17875" office:value-type="float" office:value="0.0333986013986017" calcext:value-type="float">
            <text:p>0,033398601398602</text:p>
          </table:table-cell>
          <table:table-cell office:value-type="float" office:value="326.2" calcext:value-type="float">
            <text:p>326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599]+1/17875" office:value-type="float" office:value="0.0334545454545458" calcext:value-type="float">
            <text:p>0,033454545454546</text:p>
          </table:table-cell>
          <table:table-cell office:value-type="float" office:value="326.4" calcext:value-type="float">
            <text:p>326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00]+1/17875" office:value-type="float" office:value="0.0335104895104898" calcext:value-type="float">
            <text:p>0,03351048951049</text:p>
          </table:table-cell>
          <table:table-cell office:value-type="float" office:value="326.9" calcext:value-type="float">
            <text:p>326,9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01]+1/17875" office:value-type="float" office:value="0.0335664335664339" calcext:value-type="float">
            <text:p>0,033566433566434</text:p>
          </table:table-cell>
          <table:table-cell office:value-type="float" office:value="326.7" calcext:value-type="float">
            <text:p>326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02]+1/17875" office:value-type="float" office:value="0.033622377622378" calcext:value-type="float">
            <text:p>0,033622377622378</text:p>
          </table:table-cell>
          <table:table-cell office:value-type="float" office:value="327.4" calcext:value-type="float">
            <text:p>327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03]+1/17875" office:value-type="float" office:value="0.033678321678322" calcext:value-type="float">
            <text:p>0,033678321678322</text:p>
          </table:table-cell>
          <table:table-cell office:value-type="float" office:value="327" calcext:value-type="float">
            <text:p>32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04]+1/17875" office:value-type="float" office:value="0.0337342657342661" calcext:value-type="float">
            <text:p>0,033734265734266</text:p>
          </table:table-cell>
          <table:table-cell office:value-type="float" office:value="327.2" calcext:value-type="float">
            <text:p>327,2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05]+1/17875" office:value-type="float" office:value="0.0337902097902101" calcext:value-type="float">
            <text:p>0,03379020979021</text:p>
          </table:table-cell>
          <table:table-cell office:value-type="float" office:value="327.4" calcext:value-type="float">
            <text:p>327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06]+1/17875" office:value-type="float" office:value="0.0338461538461542" calcext:value-type="float">
            <text:p>0,033846153846154</text:p>
          </table:table-cell>
          <table:table-cell office:value-type="float" office:value="327.4" calcext:value-type="float">
            <text:p>327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07]+1/17875" office:value-type="float" office:value="0.0339020979020982" calcext:value-type="float">
            <text:p>0,033902097902098</text:p>
          </table:table-cell>
          <table:table-cell office:value-type="float" office:value="327.4" calcext:value-type="float">
            <text:p>327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08]+1/17875" office:value-type="float" office:value="0.0339580419580423" calcext:value-type="float">
            <text:p>0,033958041958042</text:p>
          </table:table-cell>
          <table:table-cell office:value-type="float" office:value="327.5" calcext:value-type="float">
            <text:p>327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09]+1/17875" office:value-type="float" office:value="0.0340139860139864" calcext:value-type="float">
            <text:p>0,034013986013986</text:p>
          </table:table-cell>
          <table:table-cell office:value-type="float" office:value="327.5" calcext:value-type="float">
            <text:p>327,5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10]+1/17875" office:value-type="float" office:value="0.0340699300699304" calcext:value-type="float">
            <text:p>0,034069930069931</text:p>
          </table:table-cell>
          <table:table-cell office:value-type="float" office:value="327.1" calcext:value-type="float">
            <text:p>327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11]+1/17875" office:value-type="float" office:value="0.0341258741258745" calcext:value-type="float">
            <text:p>0,034125874125875</text:p>
          </table:table-cell>
          <table:table-cell office:value-type="float" office:value="327.7" calcext:value-type="float">
            <text:p>327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12]+1/17875" office:value-type="float" office:value="0.0341818181818185" calcext:value-type="float">
            <text:p>0,034181818181819</text:p>
          </table:table-cell>
          <table:table-cell office:value-type="float" office:value="327.5" calcext:value-type="float">
            <text:p>327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13]+1/17875" office:value-type="float" office:value="0.0342377622377626" calcext:value-type="float">
            <text:p>0,034237762237763</text:p>
          </table:table-cell>
          <table:table-cell office:value-type="float" office:value="327.5" calcext:value-type="float">
            <text:p>327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14]+1/17875" office:value-type="float" office:value="0.0342937062937066" calcext:value-type="float">
            <text:p>0,034293706293707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15]+1/17875" office:value-type="float" office:value="0.0343496503496507" calcext:value-type="float">
            <text:p>0,034349650349651</text:p>
          </table:table-cell>
          <table:table-cell office:value-type="float" office:value="327.3" calcext:value-type="float">
            <text:p>327,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16]+1/17875" office:value-type="float" office:value="0.0344055944055948" calcext:value-type="float">
            <text:p>0,034405594405595</text:p>
          </table:table-cell>
          <table:table-cell office:value-type="float" office:value="326.4" calcext:value-type="float">
            <text:p>326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17]+1/17875" office:value-type="float" office:value="0.0344615384615388" calcext:value-type="float">
            <text:p>0,034461538461539</text:p>
          </table:table-cell>
          <table:table-cell office:value-type="float" office:value="325.4" calcext:value-type="float">
            <text:p>325,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18]+1/17875" office:value-type="float" office:value="0.0345174825174829" calcext:value-type="float">
            <text:p>0,034517482517483</text:p>
          </table:table-cell>
          <table:table-cell office:value-type="float" office:value="324" calcext:value-type="float">
            <text:p>324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19]+1/17875" office:value-type="float" office:value="0.0345734265734269" calcext:value-type="float">
            <text:p>0,034573426573427</text:p>
          </table:table-cell>
          <table:table-cell office:value-type="float" office:value="322.8" calcext:value-type="float">
            <text:p>322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20]+1/17875" office:value-type="float" office:value="0.034629370629371" calcext:value-type="float">
            <text:p>0,034629370629371</text:p>
          </table:table-cell>
          <table:table-cell office:value-type="float" office:value="319.8" calcext:value-type="float">
            <text:p>319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21]+1/17875" office:value-type="float" office:value="0.034685314685315" calcext:value-type="float">
            <text:p>0,034685314685315</text:p>
          </table:table-cell>
          <table:table-cell office:value-type="float" office:value="316.5" calcext:value-type="float">
            <text:p>316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22]+1/17875" office:value-type="float" office:value="0.0347412587412591" calcext:value-type="float">
            <text:p>0,034741258741259</text:p>
          </table:table-cell>
          <table:table-cell office:value-type="float" office:value="312.5" calcext:value-type="float">
            <text:p>31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23]+1/17875" office:value-type="float" office:value="0.0347972027972032" calcext:value-type="float">
            <text:p>0,034797202797203</text:p>
          </table:table-cell>
          <table:table-cell office:value-type="float" office:value="308.3" calcext:value-type="float">
            <text:p>308,3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24]+1/17875" office:value-type="float" office:value="0.0348531468531472" calcext:value-type="float">
            <text:p>0,034853146853147</text:p>
          </table:table-cell>
          <table:table-cell office:value-type="float" office:value="304.8" calcext:value-type="float">
            <text:p>304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25]+1/17875" office:value-type="float" office:value="0.0349090909090913" calcext:value-type="float">
            <text:p>0,034909090909091</text:p>
          </table:table-cell>
          <table:table-cell office:value-type="float" office:value="301.7" calcext:value-type="float">
            <text:p>301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26]+1/17875" office:value-type="float" office:value="0.0349650349650353" calcext:value-type="float">
            <text:p>0,034965034965035</text:p>
          </table:table-cell>
          <table:table-cell office:value-type="float" office:value="297.7" calcext:value-type="float">
            <text:p>297,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27]+1/17875" office:value-type="float" office:value="0.0350209790209794" calcext:value-type="float">
            <text:p>0,035020979020979</text:p>
          </table:table-cell>
          <table:table-cell office:value-type="float" office:value="293.6" calcext:value-type="float">
            <text:p>293,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28]+1/17875" office:value-type="float" office:value="0.0350769230769234" calcext:value-type="float">
            <text:p>0,035076923076924</text:p>
          </table:table-cell>
          <table:table-cell office:value-type="float" office:value="290.1" calcext:value-type="float">
            <text:p>290,1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29]+1/17875" office:value-type="float" office:value="0.0351328671328675" calcext:value-type="float">
            <text:p>0,035132867132868</text:p>
          </table:table-cell>
          <table:table-cell office:value-type="float" office:value="285.9" calcext:value-type="float">
            <text:p>285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30]+1/17875" office:value-type="float" office:value="0.0351888111888116" calcext:value-type="float">
            <text:p>0,03518881118881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31]+1/17875" office:value-type="float" office:value="0.0352447552447556" calcext:value-type="float">
            <text:p>0,035244755244756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32]+1/17875" office:value-type="float" office:value="0.0353006993006997" calcext:value-type="float">
            <text:p>0,0353006993007</text:p>
          </table:table-cell>
          <table:table-cell office:value-type="float" office:value="271.8" calcext:value-type="float">
            <text:p>271,8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33]+1/17875" office:value-type="float" office:value="0.0353566433566437" calcext:value-type="float">
            <text:p>0,035356643356644</text:p>
          </table:table-cell>
          <table:table-cell office:value-type="float" office:value="268.1" calcext:value-type="float">
            <text:p>268,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34]+1/17875" office:value-type="float" office:value="0.0354125874125878" calcext:value-type="float">
            <text:p>0,035412587412588</text:p>
          </table:table-cell>
          <table:table-cell office:value-type="float" office:value="263.7" calcext:value-type="float">
            <text:p>263,7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35]+1/17875" office:value-type="float" office:value="0.0354685314685318" calcext:value-type="float">
            <text:p>0,035468531468532</text:p>
          </table:table-cell>
          <table:table-cell office:value-type="float" office:value="260" calcext:value-type="float">
            <text:p>26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636]+1/17875" office:value-type="float" office:value="0.0355244755244759" calcext:value-type="float">
            <text:p>0,035524475524476</text:p>
          </table:table-cell>
          <table:table-cell office:value-type="float" office:value="255.8" calcext:value-type="float">
            <text:p>255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37]+1/17875" office:value-type="float" office:value="0.03558041958042" calcext:value-type="float">
            <text:p>0,03558041958042</text:p>
          </table:table-cell>
          <table:table-cell office:value-type="float" office:value="251.8" calcext:value-type="float">
            <text:p>251,8</text:p>
          </table:table-cell>
          <table:table-cell office:value-type="float" office:value="60.4" calcext:value-type="float">
            <text:p>60,4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table:formula="of:=[.A638]+1/17875" office:value-type="float" office:value="0.035636363636364" calcext:value-type="float">
            <text:p>0,035636363636364</text:p>
          </table:table-cell>
          <table:table-cell office:value-type="float" office:value="247.8" calcext:value-type="float">
            <text:p>247,8</text:p>
          </table:table-cell>
          <table:table-cell office:value-type="float" office:value="82.8" calcext:value-type="float">
            <text:p>82,8</text:p>
          </table:table-cell>
          <table:table-cell office:value-type="float" office:value="0.207" calcext:value-type="float">
            <text:p>0,207</text:p>
          </table:table-cell>
        </table:table-row>
        <table:table-row table:style-name="ro1">
          <table:table-cell table:formula="of:=[.A639]+1/17875" office:value-type="float" office:value="0.0356923076923081" calcext:value-type="float">
            <text:p>0,035692307692308</text:p>
          </table:table-cell>
          <table:table-cell office:value-type="float" office:value="242.8" calcext:value-type="float">
            <text:p>242,8</text:p>
          </table:table-cell>
          <table:table-cell office:value-type="float" office:value="95.6" calcext:value-type="float">
            <text:p>95,6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table:formula="of:=[.A640]+1/17875" office:value-type="float" office:value="0.0357482517482521" calcext:value-type="float">
            <text:p>0,035748251748252</text:p>
          </table:table-cell>
          <table:table-cell office:value-type="float" office:value="238.6" calcext:value-type="float">
            <text:p>238,6</text:p>
          </table:table-cell>
          <table:table-cell office:value-type="float" office:value="126.4" calcext:value-type="float">
            <text:p>126,4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1">
          <table:table-cell table:formula="of:=[.A641]+1/17875" office:value-type="float" office:value="0.0358041958041962" calcext:value-type="float">
            <text:p>0,035804195804196</text:p>
          </table:table-cell>
          <table:table-cell office:value-type="float" office:value="234.8" calcext:value-type="float">
            <text:p>234,8</text:p>
          </table:table-cell>
          <table:table-cell office:value-type="float" office:value="140" calcext:value-type="float">
            <text:p>140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table:formula="of:=[.A642]+1/17875" office:value-type="float" office:value="0.0358601398601402" calcext:value-type="float">
            <text:p>0,03586013986014</text:p>
          </table:table-cell>
          <table:table-cell office:value-type="float" office:value="231.1" calcext:value-type="float">
            <text:p>231,1</text:p>
          </table:table-cell>
          <table:table-cell office:value-type="float" office:value="147.6" calcext:value-type="float">
            <text:p>147,6</text:p>
          </table:table-cell>
          <table:table-cell office:value-type="float" office:value="0.369" calcext:value-type="float">
            <text:p>0,369</text:p>
          </table:table-cell>
        </table:table-row>
        <table:table-row table:style-name="ro1">
          <table:table-cell table:formula="of:=[.A643]+1/17875" office:value-type="float" office:value="0.0359160839160843" calcext:value-type="float">
            <text:p>0,035916083916084</text:p>
          </table:table-cell>
          <table:table-cell office:value-type="float" office:value="226.5" calcext:value-type="float">
            <text:p>226,5</text:p>
          </table:table-cell>
          <table:table-cell office:value-type="float" office:value="152" calcext:value-type="float">
            <text:p>152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table:formula="of:=[.A644]+1/17875" office:value-type="float" office:value="0.0359720279720284" calcext:value-type="float">
            <text:p>0,035972027972028</text:p>
          </table:table-cell>
          <table:table-cell office:value-type="float" office:value="222.3" calcext:value-type="float">
            <text:p>222,3</text:p>
          </table:table-cell>
          <table:table-cell office:value-type="float" office:value="157.2" calcext:value-type="float">
            <text:p>157,2</text:p>
          </table:table-cell>
          <table:table-cell office:value-type="float" office:value="0.393" calcext:value-type="float">
            <text:p>0,393</text:p>
          </table:table-cell>
        </table:table-row>
        <table:table-row table:style-name="ro1">
          <table:table-cell table:formula="of:=[.A645]+1/17875" office:value-type="float" office:value="0.0360279720279724" calcext:value-type="float">
            <text:p>0,036027972027973</text:p>
          </table:table-cell>
          <table:table-cell office:value-type="float" office:value="217.8" calcext:value-type="float">
            <text:p>217,8</text:p>
          </table:table-cell>
          <table:table-cell office:value-type="float" office:value="165.6" calcext:value-type="float">
            <text:p>165,6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table:formula="of:=[.A646]+1/17875" office:value-type="float" office:value="0.0360839160839165" calcext:value-type="float">
            <text:p>0,036083916083917</text:p>
          </table:table-cell>
          <table:table-cell office:value-type="float" office:value="212.7" calcext:value-type="float">
            <text:p>212,7</text:p>
          </table:table-cell>
          <table:table-cell office:value-type="float" office:value="170.8" calcext:value-type="float">
            <text:p>170,8</text:p>
          </table:table-cell>
          <table:table-cell office:value-type="float" office:value="0.427" calcext:value-type="float">
            <text:p>0,427</text:p>
          </table:table-cell>
        </table:table-row>
        <table:table-row table:style-name="ro1">
          <table:table-cell table:formula="of:=[.A647]+1/17875" office:value-type="float" office:value="0.0361398601398605" calcext:value-type="float">
            <text:p>0,036139860139861</text:p>
          </table:table-cell>
          <table:table-cell office:value-type="float" office:value="207.9" calcext:value-type="float">
            <text:p>207,9</text:p>
          </table:table-cell>
          <table:table-cell office:value-type="float" office:value="187.6" calcext:value-type="float">
            <text:p>187,6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table:formula="of:=[.A648]+1/17875" office:value-type="float" office:value="0.0361958041958046" calcext:value-type="float">
            <text:p>0,036195804195805</text:p>
          </table:table-cell>
          <table:table-cell office:value-type="float" office:value="202.6" calcext:value-type="float">
            <text:p>202,6</text:p>
          </table:table-cell>
          <table:table-cell office:value-type="float" office:value="192" calcext:value-type="float">
            <text:p>19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table:formula="of:=[.A649]+1/17875" office:value-type="float" office:value="0.0362517482517486" calcext:value-type="float">
            <text:p>0,036251748251749</text:p>
          </table:table-cell>
          <table:table-cell office:value-type="float" office:value="197.4" calcext:value-type="float">
            <text:p>197,4</text:p>
          </table:table-cell>
          <table:table-cell office:value-type="float" office:value="190" calcext:value-type="float">
            <text:p>190</text:p>
          </table:table-cell>
          <table:table-cell office:value-type="float" office:value="0.475" calcext:value-type="float">
            <text:p>0,475</text:p>
          </table:table-cell>
        </table:table-row>
        <table:table-row table:style-name="ro1">
          <table:table-cell table:formula="of:=[.A650]+1/17875" office:value-type="float" office:value="0.0363076923076927" calcext:value-type="float">
            <text:p>0,036307692307693</text:p>
          </table:table-cell>
          <table:table-cell office:value-type="float" office:value="191.7" calcext:value-type="float">
            <text:p>191,7</text:p>
          </table:table-cell>
          <table:table-cell office:value-type="float" office:value="207.2" calcext:value-type="float">
            <text:p>207,2</text:p>
          </table:table-cell>
          <table:table-cell office:value-type="float" office:value="0.518" calcext:value-type="float">
            <text:p>0,518</text:p>
          </table:table-cell>
        </table:table-row>
        <table:table-row table:style-name="ro1">
          <table:table-cell table:formula="of:=[.A651]+1/17875" office:value-type="float" office:value="0.0363636363636368" calcext:value-type="float">
            <text:p>0,036363636363637</text:p>
          </table:table-cell>
          <table:table-cell office:value-type="float" office:value="186.6" calcext:value-type="float">
            <text:p>186,6</text:p>
          </table:table-cell>
          <table:table-cell office:value-type="float" office:value="226.8" calcext:value-type="float">
            <text:p>226,8</text:p>
          </table:table-cell>
          <table:table-cell office:value-type="float" office:value="0.567" calcext:value-type="float">
            <text:p>0,567</text:p>
          </table:table-cell>
        </table:table-row>
        <table:table-row table:style-name="ro1">
          <table:table-cell table:formula="of:=[.A652]+1/17875" office:value-type="float" office:value="0.0364195804195808" calcext:value-type="float">
            <text:p>0,036419580419581</text:p>
          </table:table-cell>
          <table:table-cell office:value-type="float" office:value="181.3" calcext:value-type="float">
            <text:p>181,3</text:p>
          </table:table-cell>
          <table:table-cell office:value-type="float" office:value="234.4" calcext:value-type="float">
            <text:p>234,4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table:formula="of:=[.A653]+1/17875" office:value-type="float" office:value="0.0364755244755249" calcext:value-type="float">
            <text:p>0,036475524475525</text:p>
          </table:table-cell>
          <table:table-cell office:value-type="float" office:value="174.8" calcext:value-type="float">
            <text:p>174,8</text:p>
          </table:table-cell>
          <table:table-cell office:value-type="float" office:value="259.2" calcext:value-type="float">
            <text:p>259,2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table:formula="of:=[.A654]+1/17875" office:value-type="float" office:value="0.0365314685314689" calcext:value-type="float">
            <text:p>0,036531468531469</text:p>
          </table:table-cell>
          <table:table-cell office:value-type="float" office:value="169.1" calcext:value-type="float">
            <text:p>169,1</text:p>
          </table:table-cell>
          <table:table-cell office:value-type="float" office:value="276.8" calcext:value-type="float">
            <text:p>276,8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table:formula="of:=[.A655]+1/17875" office:value-type="float" office:value="0.036587412587413" calcext:value-type="float">
            <text:p>0,036587412587413</text:p>
          </table:table-cell>
          <table:table-cell office:value-type="float" office:value="163.7" calcext:value-type="float">
            <text:p>163,7</text:p>
          </table:table-cell>
          <table:table-cell office:value-type="float" office:value="276" calcext:value-type="float">
            <text:p>276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table:formula="of:=[.A656]+1/17875" office:value-type="float" office:value="0.036643356643357" calcext:value-type="float">
            <text:p>0,036643356643357</text:p>
          </table:table-cell>
          <table:table-cell office:value-type="float" office:value="158" calcext:value-type="float">
            <text:p>158</text:p>
          </table:table-cell>
          <table:table-cell office:value-type="float" office:value="269.2" calcext:value-type="float">
            <text:p>269,2</text:p>
          </table:table-cell>
          <table:table-cell office:value-type="float" office:value="0.673" calcext:value-type="float">
            <text:p>0,673</text:p>
          </table:table-cell>
        </table:table-row>
        <table:table-row table:style-name="ro1">
          <table:table-cell table:formula="of:=[.A657]+1/17875" office:value-type="float" office:value="0.0366993006993011" calcext:value-type="float">
            <text:p>0,036699300699301</text:p>
          </table:table-cell>
          <table:table-cell office:value-type="float" office:value="152.2" calcext:value-type="float">
            <text:p>152,2</text:p>
          </table:table-cell>
          <table:table-cell office:value-type="float" office:value="249.6" calcext:value-type="float">
            <text:p>249,6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table:formula="of:=[.A658]+1/17875" office:value-type="float" office:value="0.0367552447552452" calcext:value-type="float">
            <text:p>0,036755244755245</text:p>
          </table:table-cell>
          <table:table-cell office:value-type="float" office:value="147.2" calcext:value-type="float">
            <text:p>147,2</text:p>
          </table:table-cell>
          <table:table-cell office:value-type="float" office:value="236.8" calcext:value-type="float">
            <text:p>236,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table:formula="of:=[.A659]+1/17875" office:value-type="float" office:value="0.0368111888111892" calcext:value-type="float">
            <text:p>0,036811188811189</text:p>
          </table:table-cell>
          <table:table-cell office:value-type="float" office:value="142" calcext:value-type="float">
            <text:p>142</text:p>
          </table:table-cell>
          <table:table-cell office:value-type="float" office:value="236.8" calcext:value-type="float">
            <text:p>236,8</text:p>
          </table:table-cell>
          <table:table-cell office:value-type="float" office:value="0.592" calcext:value-type="float">
            <text:p>0,592</text:p>
          </table:table-cell>
        </table:table-row>
        <table:table-row table:style-name="ro1">
          <table:table-cell table:formula="of:=[.A660]+1/17875" office:value-type="float" office:value="0.0368671328671333" calcext:value-type="float">
            <text:p>0,036867132867133</text:p>
          </table:table-cell>
          <table:table-cell office:value-type="float" office:value="136.5" calcext:value-type="float">
            <text:p>136,5</text:p>
          </table:table-cell>
          <table:table-cell office:value-type="float" office:value="232.4" calcext:value-type="float">
            <text:p>232,4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 table:formula="of:=[.A661]+1/17875" office:value-type="float" office:value="0.0369230769230773" calcext:value-type="float">
            <text:p>0,036923076923077</text:p>
          </table:table-cell>
          <table:table-cell office:value-type="float" office:value="132.7" calcext:value-type="float">
            <text:p>132,7</text:p>
          </table:table-cell>
          <table:table-cell office:value-type="float" office:value="232.4" calcext:value-type="float">
            <text:p>232,4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 table:formula="of:=[.A662]+1/17875" office:value-type="float" office:value="0.0369790209790214" calcext:value-type="float">
            <text:p>0,036979020979021</text:p>
          </table:table-cell>
          <table:table-cell office:value-type="float" office:value="125.9" calcext:value-type="float">
            <text:p>125,9</text:p>
          </table:table-cell>
          <table:table-cell office:value-type="float" office:value="228" calcext:value-type="float">
            <text:p>228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table:formula="of:=[.A663]+1/17875" office:value-type="float" office:value="0.0370349650349654" calcext:value-type="float">
            <text:p>0,037034965034966</text:p>
          </table:table-cell>
          <table:table-cell office:value-type="float" office:value="120.5" calcext:value-type="float">
            <text:p>120,5</text:p>
          </table:table-cell>
          <table:table-cell office:value-type="float" office:value="226" calcext:value-type="float">
            <text:p>226</text:p>
          </table:table-cell>
          <table:table-cell office:value-type="float" office:value="0.565" calcext:value-type="float">
            <text:p>0,565</text:p>
          </table:table-cell>
        </table:table-row>
        <table:table-row table:style-name="ro1">
          <table:table-cell table:formula="of:=[.A664]+1/17875" office:value-type="float" office:value="0.0370909090909095" calcext:value-type="float">
            <text:p>0,03709090909091</text:p>
          </table:table-cell>
          <table:table-cell office:value-type="float" office:value="114.1" calcext:value-type="float">
            <text:p>114,1</text:p>
          </table:table-cell>
          <table:table-cell office:value-type="float" office:value="228.4" calcext:value-type="float">
            <text:p>228,4</text:p>
          </table:table-cell>
          <table:table-cell office:value-type="float" office:value="0.571" calcext:value-type="float">
            <text:p>0,571</text:p>
          </table:table-cell>
        </table:table-row>
        <table:table-row table:style-name="ro1">
          <table:table-cell table:formula="of:=[.A665]+1/17875" office:value-type="float" office:value="0.0371468531468536" calcext:value-type="float">
            <text:p>0,037146853146854</text:p>
          </table:table-cell>
          <table:table-cell office:value-type="float" office:value="107.6" calcext:value-type="float">
            <text:p>107,6</text:p>
          </table:table-cell>
          <table:table-cell office:value-type="float" office:value="233.2" calcext:value-type="float">
            <text:p>233,2</text:p>
          </table:table-cell>
          <table:table-cell office:value-type="float" office:value="0.583" calcext:value-type="float">
            <text:p>0,583</text:p>
          </table:table-cell>
        </table:table-row>
        <table:table-row table:style-name="ro1">
          <table:table-cell table:formula="of:=[.A666]+1/17875" office:value-type="float" office:value="0.0372027972027976" calcext:value-type="float">
            <text:p>0,037202797202798</text:p>
          </table:table-cell>
          <table:table-cell office:value-type="float" office:value="102.3" calcext:value-type="float">
            <text:p>102,3</text:p>
          </table:table-cell>
          <table:table-cell office:value-type="float" office:value="231.6" calcext:value-type="float">
            <text:p>231,6</text:p>
          </table:table-cell>
          <table:table-cell office:value-type="float" office:value="0.579" calcext:value-type="float">
            <text:p>0,579</text:p>
          </table:table-cell>
        </table:table-row>
        <table:table-row table:style-name="ro1">
          <table:table-cell table:formula="of:=[.A667]+1/17875" office:value-type="float" office:value="0.0372587412587417" calcext:value-type="float">
            <text:p>0,037258741258742</text:p>
          </table:table-cell>
          <table:table-cell office:value-type="float" office:value="95.4" calcext:value-type="float">
            <text:p>95,4</text:p>
          </table:table-cell>
          <table:table-cell office:value-type="float" office:value="234.4" calcext:value-type="float">
            <text:p>234,4</text:p>
          </table:table-cell>
          <table:table-cell office:value-type="float" office:value="0.586" calcext:value-type="float">
            <text:p>0,586</text:p>
          </table:table-cell>
        </table:table-row>
        <table:table-row table:style-name="ro1">
          <table:table-cell table:formula="of:=[.A668]+1/17875" office:value-type="float" office:value="0.0373146853146857" calcext:value-type="float">
            <text:p>0,037314685314686</text:p>
          </table:table-cell>
          <table:table-cell office:value-type="float" office:value="89.5" calcext:value-type="float">
            <text:p>89,5</text:p>
          </table:table-cell>
          <table:table-cell office:value-type="float" office:value="227.2" calcext:value-type="float">
            <text:p>227,2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 table:formula="of:=[.A669]+1/17875" office:value-type="float" office:value="0.0373706293706298" calcext:value-type="float">
            <text:p>0,03737062937063</text:p>
          </table:table-cell>
          <table:table-cell office:value-type="float" office:value="82.9" calcext:value-type="float">
            <text:p>82,9</text:p>
          </table:table-cell>
          <table:table-cell office:value-type="float" office:value="209.2" calcext:value-type="float">
            <text:p>209,2</text:p>
          </table:table-cell>
          <table:table-cell office:value-type="float" office:value="0.523" calcext:value-type="float">
            <text:p>0,523</text:p>
          </table:table-cell>
        </table:table-row>
        <table:table-row table:style-name="ro1">
          <table:table-cell table:formula="of:=[.A670]+1/17875" office:value-type="float" office:value="0.0374265734265738" calcext:value-type="float">
            <text:p>0,037426573426574</text:p>
          </table:table-cell>
          <table:table-cell office:value-type="float" office:value="76.1" calcext:value-type="float">
            <text:p>76,1</text:p>
          </table:table-cell>
          <table:table-cell office:value-type="float" office:value="184.8" calcext:value-type="float">
            <text:p>184,8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table:formula="of:=[.A671]+1/17875" office:value-type="float" office:value="0.0374825174825179" calcext:value-type="float">
            <text:p>0,037482517482518</text:p>
          </table:table-cell>
          <table:table-cell office:value-type="float" office:value="69.4" calcext:value-type="float">
            <text:p>69,4</text:p>
          </table:table-cell>
          <table:table-cell office:value-type="float" office:value="164.4" calcext:value-type="float">
            <text:p>164,4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table:formula="of:=[.A672]+1/17875" office:value-type="float" office:value="0.037538461538462" calcext:value-type="float">
            <text:p>0,037538461538462</text:p>
          </table:table-cell>
          <table:table-cell office:value-type="float" office:value="62.3" calcext:value-type="float">
            <text:p>62,3</text:p>
          </table:table-cell>
          <table:table-cell office:value-type="float" office:value="159.6" calcext:value-type="float">
            <text:p>159,6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table:formula="of:=[.A673]+1/17875" office:value-type="float" office:value="0.037594405594406" calcext:value-type="float">
            <text:p>0,037594405594406</text:p>
          </table:table-cell>
          <table:table-cell office:value-type="float" office:value="55.6" calcext:value-type="float">
            <text:p>55,6</text:p>
          </table:table-cell>
          <table:table-cell office:value-type="float" office:value="147.6" calcext:value-type="float">
            <text:p>147,6</text:p>
          </table:table-cell>
          <table:table-cell office:value-type="float" office:value="0.369" calcext:value-type="float">
            <text:p>0,369</text:p>
          </table:table-cell>
        </table:table-row>
        <table:table-row table:style-name="ro1">
          <table:table-cell table:formula="of:=[.A674]+1/17875" office:value-type="float" office:value="0.0376503496503501" calcext:value-type="float">
            <text:p>0,03765034965035</text:p>
          </table:table-cell>
          <table:table-cell office:value-type="float" office:value="49.2" calcext:value-type="float">
            <text:p>49,2</text:p>
          </table:table-cell>
          <table:table-cell office:value-type="float" office:value="142" calcext:value-type="float">
            <text:p>142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table:formula="of:=[.A675]+1/17875" office:value-type="float" office:value="0.0377062937062941" calcext:value-type="float">
            <text:p>0,037706293706294</text:p>
          </table:table-cell>
          <table:table-cell office:value-type="float" office:value="41.8" calcext:value-type="float">
            <text:p>41,8</text:p>
          </table:table-cell>
          <table:table-cell office:value-type="float" office:value="138" calcext:value-type="float">
            <text:p>138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table:formula="of:=[.A676]+1/17875" office:value-type="float" office:value="0.0377622377622382" calcext:value-type="float">
            <text:p>0,037762237762238</text:p>
          </table:table-cell>
          <table:table-cell office:value-type="float" office:value="36.4" calcext:value-type="float">
            <text:p>36,4</text:p>
          </table:table-cell>
          <table:table-cell office:value-type="float" office:value="130.8" calcext:value-type="float">
            <text:p>130,8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formula="of:=[.A677]+1/17875" office:value-type="float" office:value="0.0378181818181822" calcext:value-type="float">
            <text:p>0,037818181818182</text:p>
          </table:table-cell>
          <table:table-cell office:value-type="float" office:value="30.3" calcext:value-type="float">
            <text:p>30,3</text:p>
          </table:table-cell>
          <table:table-cell office:value-type="float" office:value="124" calcext:value-type="float">
            <text:p>124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table:formula="of:=[.A678]+1/17875" office:value-type="float" office:value="0.0378741258741263" calcext:value-type="float">
            <text:p>0,037874125874126</text:p>
          </table:table-cell>
          <table:table-cell office:value-type="float" office:value="24.5" calcext:value-type="float">
            <text:p>24,5</text:p>
          </table:table-cell>
          <table:table-cell office:value-type="float" office:value="122" calcext:value-type="float">
            <text:p>122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table:formula="of:=[.A679]+1/17875" office:value-type="float" office:value="0.0379300699300704" calcext:value-type="float">
            <text:p>0,03793006993007</text:p>
          </table:table-cell>
          <table:table-cell office:value-type="float" office:value="19.6" calcext:value-type="float">
            <text:p>19,6</text:p>
          </table:table-cell>
          <table:table-cell office:value-type="float" office:value="112.8" calcext:value-type="float">
            <text:p>112,8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table:formula="of:=[.A680]+1/17875" office:value-type="float" office:value="0.0379860139860144" calcext:value-type="float">
            <text:p>0,037986013986015</text:p>
          </table:table-cell>
          <table:table-cell office:value-type="float" office:value="14.6" calcext:value-type="float">
            <text:p>14,6</text:p>
          </table:table-cell>
          <table:table-cell office:value-type="float" office:value="108.4" calcext:value-type="float">
            <text:p>108,4</text:p>
          </table:table-cell>
          <table:table-cell office:value-type="float" office:value="0.271" calcext:value-type="float">
            <text:p>0,271</text:p>
          </table:table-cell>
        </table:table-row>
        <table:table-row table:style-name="ro1">
          <table:table-cell table:formula="of:=[.A681]+1/17875" office:value-type="float" office:value="0.0380419580419585" calcext:value-type="float">
            <text:p>0,038041958041959</text:p>
          </table:table-cell>
          <table:table-cell office:value-type="float" office:value="9.8" calcext:value-type="float">
            <text:p>9,8</text:p>
          </table:table-cell>
          <table:table-cell office:value-type="float" office:value="107.2" calcext:value-type="float">
            <text:p>107,2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table:formula="of:=[.A682]+1/17875" office:value-type="float" office:value="0.0380979020979025" calcext:value-type="float">
            <text:p>0,038097902097903</text:p>
          </table:table-cell>
          <table:table-cell office:value-type="float" office:value="5" calcext:value-type="float">
            <text:p>5</text:p>
          </table:table-cell>
          <table:table-cell office:value-type="float" office:value="95.6" calcext:value-type="float">
            <text:p>95,6</text:p>
          </table:table-cell>
          <table:table-cell office:value-type="float" office:value="0.239" calcext:value-type="float">
            <text:p>0,239</text:p>
          </table:table-cell>
        </table:table-row>
        <table:table-row table:style-name="ro1">
          <table:table-cell table:formula="of:=[.A683]+1/17875" office:value-type="float" office:value="0.0381538461538466" calcext:value-type="float">
            <text:p>0,038153846153847</text:p>
          </table:table-cell>
          <table:table-cell office:value-type="float" office:value="0.1" calcext:value-type="float">
            <text:p>0,1</text:p>
          </table:table-cell>
          <table:table-cell office:value-type="float" office:value="81.6" calcext:value-type="float">
            <text:p>81,6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table:formula="of:=[.A684]+1/17875" office:value-type="float" office:value="0.0382097902097906" calcext:value-type="float">
            <text:p>0,038209790209791</text:p>
          </table:table-cell>
          <table:table-cell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table:formula="of:=[.A685]+1/17875" office:value-type="float" office:value="0.0382657342657347" calcext:value-type="float">
            <text:p>0,038265734265735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,2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table:formula="of:=[.A686]+1/17875" office:value-type="float" office:value="0.0383216783216788" calcext:value-type="float">
            <text:p>0,038321678321679</text:p>
          </table:table-cell>
          <table:table-cell office:value-type="float" office:value="0" calcext:value-type="float">
            <text:p>0</text:p>
          </table:table-cell>
          <table:table-cell office:value-type="float" office:value="58.4" calcext:value-type="float">
            <text:p>58,4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1">
          <table:table-cell table:formula="of:=[.A687]+1/17875" office:value-type="float" office:value="0.0383776223776228" calcext:value-type="float">
            <text:p>0,038377622377623</text:p>
          </table:table-cell>
          <table:table-cell office:value-type="float" office:value="0" calcext:value-type="float">
            <text:p>0</text:p>
          </table:table-cell>
          <table:table-cell office:value-type="float" office:value="59.6" calcext:value-type="float">
            <text:p>59,6</text:p>
          </table:table-cell>
          <table:table-cell office:value-type="float" office:value="0.149" calcext:value-type="float">
            <text:p>0,149</text:p>
          </table:table-cell>
        </table:table-row>
        <table:table-row table:style-name="ro1">
          <table:table-cell table:formula="of:=[.A688]+1/17875" office:value-type="float" office:value="0.0384335664335669" calcext:value-type="float">
            <text:p>0,038433566433567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,2</text:p>
          </table:table-cell>
          <table:table-cell office:value-type="float" office:value="0.133" calcext:value-type="float">
            <text:p>0,133</text:p>
          </table:table-cell>
        </table:table-row>
        <table:table-row table:style-name="ro1">
          <table:table-cell table:formula="of:=[.A689]+1/17875" office:value-type="float" office:value="0.0384895104895109" calcext:value-type="float">
            <text:p>0,03848951048951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115" calcext:value-type="float">
            <text:p>0,115</text:p>
          </table:table-cell>
        </table:table-row>
        <table:table-row table:style-name="ro1">
          <table:table-cell table:formula="of:=[.A690]+1/17875" office:value-type="float" office:value="0.038545454545455" calcext:value-type="float">
            <text:p>0,038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,2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table:formula="of:=[.A691]+1/17875" office:value-type="float" office:value="0.038601398601399" calcext:value-type="float">
            <text:p>0,038601398601399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,2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table:formula="of:=[.A692]+1/17875" office:value-type="float" office:value="0.0386573426573431" calcext:value-type="float">
            <text:p>0,038657342657343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,6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formula="of:=[.A693]+1/17875" office:value-type="float" office:value="0.0387132867132872" calcext:value-type="float">
            <text:p>0,038713286713287</text:p>
          </table:table-cell>
          <table:table-cell office:value-type="float" office:value="0" calcext:value-type="float">
            <text:p>0</text:p>
          </table:table-cell>
          <table:table-cell office:value-type="float" office:value="26.8" calcext:value-type="float">
            <text:p>26,8</text:p>
          </table:table-cell>
          <table:table-cell office:value-type="float" office:value="0.067" calcext:value-type="float">
            <text:p>0,067</text:p>
          </table:table-cell>
        </table:table-row>
        <table:table-row table:style-name="ro1">
          <table:table-cell table:formula="of:=[.A694]+1/17875" office:value-type="float" office:value="0.0387692307692312" calcext:value-type="float">
            <text:p>0,038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,6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table:formula="of:=[.A695]+1/17875" office:value-type="float" office:value="0.0388251748251753" calcext:value-type="float">
            <text:p>0,038825174825175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,8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table-cell table:formula="of:=[.A696]+1/17875" office:value-type="float" office:value="0.0388811188811193" calcext:value-type="float">
            <text:p>0,03888111888111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697]+1/17875" office:value-type="float" office:value="0.0389370629370634" calcext:value-type="float">
            <text:p>0,0389370629370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98]+1/17875" office:value-type="float" office:value="0.0389930069930074" calcext:value-type="float">
            <text:p>0,038993006993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699]+1/17875" office:value-type="float" office:value="0.0390489510489515" calcext:value-type="float">
            <text:p>0,039048951048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00]+1/17875" office:value-type="float" office:value="0.0391048951048956" calcext:value-type="float">
            <text:p>0,039104895104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01]+1/17875" office:value-type="float" office:value="0.0391608391608396" calcext:value-type="float">
            <text:p>0,039160839160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[.A702]+1/17875" office:value-type="float" office:value="0.0392167832167837" calcext:value-type="float">
            <text:p>0,0392167832167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03]+1/17875" office:value-type="float" office:value="0.0392727272727277" calcext:value-type="float">
            <text:p>0,0392727272727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table:formula="of:=[.A704]+1/17875" office:value-type="float" office:value="0.0393286713286718" calcext:value-type="float">
            <text:p>0,039328671328672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5:24:30.497874224</dc:date>
    <meta:editing-duration>PT10M16S</meta:editing-duration>
    <meta:editing-cycles>3</meta:editing-cycles>
    <meta:generator>LibreOffice/6.0.6.2$Linux_X86_64 LibreOffice_project/00m0$Build-2</meta:generator>
    <meta:document-statistic meta:table-count="1" meta:cell-count="28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logformattedvoltage.A2:logformattedvoltage.C705" svg:x="0.32cm" svg:y="0.18cm" svg:width="15.36cm" svg:height="8.64cm">
          <chartooo:coordinate-region svg:x="1.127cm" svg:y="0.379cm" svg:width="14.129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logformattedvoltage.B2:logformattedvoltage.B705" chart:class="chart:scatter">
            <chart:domain table:cell-range-address="logformattedvoltage.A2:logformattedvoltage.A705"/>
            <chart:data-point chart:repeated="704"/>
          </chart:series>
          <chart:series chart:style-name="ch6" chart:values-cell-range-address="logformattedvoltage.C2:logformattedvoltage.C705" chart:class="chart:scatter">
            <chart:data-point chart:repeated="70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formattedvoltage.A2:logformattedvoltage.A705</svg:desc>
                </draw:g>
              </table:table-cell>
              <table:table-cell office:value-type="float" office:value="0">
                <text:p>0</text:p>
                <draw:g>
                  <svg:desc>logformattedvoltage.B2:logformattedvoltage.B705</svg:desc>
                </draw:g>
              </table:table-cell>
              <table:table-cell office:value-type="float" office:value="0.4">
                <text:p>0.4</text:p>
                <draw:g>
                  <svg:desc>logformattedvoltage.C2:logformattedvoltage.C7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59440559440559">
                <text:p>0.000055944055944055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1888111888112">
                <text:p>0.000111888111888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67832167832168">
                <text:p>0.0001678321678321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3776223776224">
                <text:p>0.0002237762237762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7972027972028">
                <text:p>0.00027972027972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335664335664336">
                <text:p>0.000335664335664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391608391608392">
                <text:p>0.000391608391608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47552447552448">
                <text:p>0.00044755244755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503496503496504">
                <text:p>0.00050349650349650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55944055944056">
                <text:p>0.0005594405594405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615384615384616">
                <text:p>0.00061538461538461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671328671328671">
                <text:p>0.000671328671328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27272727272727">
                <text:p>0.000727272727272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83216783216783">
                <text:p>0.000783216783216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839160839160839">
                <text:p>0.000839160839160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895104895104895">
                <text:p>0.000895104895104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951048951048951">
                <text:p>0.000951048951048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0699300699301">
                <text:p>0.00100699300699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06293706293706">
                <text:p>0.00106293706293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1888111888112">
                <text:p>0.00111888111888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7482517482517">
                <text:p>0.0011748251748251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23076923076923">
                <text:p>0.0012307692307692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28671328671329">
                <text:p>0.00128671328671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4265734265734">
                <text:p>0.00134265734265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3986013986014">
                <text:p>0.0013986013986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45454545454545">
                <text:p>0.00145454545454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51048951048951">
                <text:p>0.0015104895104895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56643356643357">
                <text:p>0.0015664335664335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62237762237762">
                <text:p>0.0016223776223776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67832167832168">
                <text:p>0.0016783216783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73426573426573">
                <text:p>0.00173426573426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9020979020979">
                <text:p>0.00179020979020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4615384615385">
                <text:p>0.00184615384615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9020979020979">
                <text:p>0.0019020979020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195804195804196">
                <text:p>0.0019580419580419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01398601398601">
                <text:p>0.00201398601398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06993006993007">
                <text:p>0.00206993006993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12587412587412">
                <text:p>0.00212587412587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8181818181818">
                <text:p>0.0021818181818181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23776223776224">
                <text:p>0.002237762237762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29370629370629">
                <text:p>0.00229370629370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34965034965035">
                <text:p>0.00234965034965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055944055944">
                <text:p>0.002405594405594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46153846153846">
                <text:p>0.00246153846153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51748251748252">
                <text:p>0.00251748251748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57342657342657">
                <text:p>0.00257342657342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62937062937063">
                <text:p>0.0026293706293706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268531468531468">
                <text:p>0.0026853146853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274125874125874">
                <text:p>0.0027412587412587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279720279720279">
                <text:p>0.00279720279720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85314685314685">
                <text:p>0.00285314685314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90909090909091">
                <text:p>0.00290909090909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96503496503496">
                <text:p>0.0029650349650349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02097902097902">
                <text:p>0.0030209790209790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7692307692307">
                <text:p>0.003076923076923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3286713286713">
                <text:p>0.0031328671328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18881118881119">
                <text:p>0.0031888111888111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24475524475524">
                <text:p>0.0032447552447552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3006993006993">
                <text:p>0.003300699300699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35664335664335">
                <text:p>0.0033566433566433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41258741258741">
                <text:p>0.00341258741258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46853146853146">
                <text:p>0.00346853146853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52447552447552">
                <text:p>0.00352447552447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58041958041958">
                <text:p>0.0035804195804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63636363636363">
                <text:p>0.00363636363636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69230769230769">
                <text:p>0.00369230769230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74825174825174">
                <text:p>0.00374825174825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8041958041958">
                <text:p>0.003804195804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86013986013986">
                <text:p>0.00386013986013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91608391608391">
                <text:p>0.0039160839160839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97202797202797">
                <text:p>0.0039720279720279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402797202797202">
                <text:p>0.0040279720279720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408391608391608">
                <text:p>0.0040839160839160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13986013986014">
                <text:p>0.00413986013986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19580419580419">
                <text:p>0.0041958041958041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425174825174825">
                <text:p>0.00425174825174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430769230769231">
                <text:p>0.00430769230769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36363636363636">
                <text:p>0.00436363636363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441958041958042">
                <text:p>0.00441958041958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47552447552448">
                <text:p>0.00447552447552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53146853146853">
                <text:p>0.00453146853146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458741258741259">
                <text:p>0.00458741258741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464335664335664">
                <text:p>0.0046433566433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46993006993007">
                <text:p>0.0046993006993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75524475524476">
                <text:p>0.00475524475524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481118881118881">
                <text:p>0.0048111888111888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86713286713287">
                <text:p>0.00486713286713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492307692307693">
                <text:p>0.00492307692307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497902097902098">
                <text:p>0.0049790209790209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03496503496504">
                <text:p>0.0050349650349650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509090909090909">
                <text:p>0.00509090909090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514685314685315">
                <text:p>0.00514685314685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520279720279721">
                <text:p>0.00520279720279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525874125874126">
                <text:p>0.00525874125874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531468531468532">
                <text:p>0.0053146853146853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537062937062938">
                <text:p>0.0053706293706293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542657342657343">
                <text:p>0.00542657342657343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548251748251749">
                <text:p>0.00548251748251749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3846153846154">
                <text:p>0.0055384615384615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5944055944056">
                <text:p>0.005594405594405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565034965034966">
                <text:p>0.00565034965034966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70629370629371">
                <text:p>0.00570629370629371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76223776223777">
                <text:p>0.00576223776223777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81818181818183">
                <text:p>0.00581818181818183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87412587412588">
                <text:p>0.00587412587412588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93006993006994">
                <text:p>0.00593006993006994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986013986014">
                <text:p>0.005986013986014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04195804195805">
                <text:p>0.00604195804195805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09790209790211">
                <text:p>0.00609790209790211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15384615384616">
                <text:p>0.0061538461538461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20979020979022">
                <text:p>0.00620979020979022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626573426573428">
                <text:p>0.0062657342657342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32167832167833">
                <text:p>0.00632167832167833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37762237762239">
                <text:p>0.00637762237762239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643356643356645">
                <text:p>0.00643356643356645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64895104895105">
                <text:p>0.0064895104895105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54545454545456">
                <text:p>0.00654545454545456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60139860139861">
                <text:p>0.00660139860139861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665734265734267">
                <text:p>0.00665734265734267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71328671328673">
                <text:p>0.00671328671328673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76923076923078">
                <text:p>0.0067692307692307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682517482517484">
                <text:p>0.00682517482517484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8811188811189">
                <text:p>0.0068811188811189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693706293706295">
                <text:p>0.00693706293706295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699300699300701">
                <text:p>0.00699300699300701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704895104895106">
                <text:p>0.00704895104895106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10489510489512">
                <text:p>0.00710489510489512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716083916083918">
                <text:p>0.00716083916083918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721678321678323">
                <text:p>0.00721678321678323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27272727272729">
                <text:p>0.00727272727272729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732867132867135">
                <text:p>0.00732867132867135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73846153846154">
                <text:p>0.0073846153846154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744055944055946">
                <text:p>0.00744055944055946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749650349650351">
                <text:p>0.00749650349650351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755244755244757">
                <text:p>0.00755244755244757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760839160839163">
                <text:p>0.00760839160839163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766433566433568">
                <text:p>0.00766433566433568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772027972027974">
                <text:p>0.00772027972027974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77762237762238">
                <text:p>0.0077762237762238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83216783216785">
                <text:p>0.00783216783216785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788811188811191">
                <text:p>0.00788811188811191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94405594405596">
                <text:p>0.00794405594405596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805594405594407">
                <text:p>0.00805594405594407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811188811188813">
                <text:p>0.00811188811188813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816783216783218">
                <text:p>0.00816783216783218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822377622377624">
                <text:p>0.00822377622377624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27972027972029">
                <text:p>0.00827972027972029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33566433566435">
                <text:p>0.00833566433566435</text:p>
              </table:table-cell>
              <table:table-cell office:value-type="float" office:value="0.1">
                <text:p>0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39160839160841">
                <text:p>0.00839160839160841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44755244755246">
                <text:p>0.00844755244755246</text:p>
              </table:table-cell>
              <table:table-cell office:value-type="float" office:value="9.5">
                <text:p>9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850349650349652">
                <text:p>0.00850349650349652</text:p>
              </table:table-cell>
              <table:table-cell office:value-type="float" office:value="14.5">
                <text:p>14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55944055944057">
                <text:p>0.00855944055944057</text:p>
              </table:table-cell>
              <table:table-cell office:value-type="float" office:value="20.5">
                <text:p>20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61538461538463">
                <text:p>0.00861538461538463</text:p>
              </table:table-cell>
              <table:table-cell office:value-type="float" office:value="25.9">
                <text:p>25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867132867132868">
                <text:p>0.00867132867132868</text:p>
              </table:table-cell>
              <table:table-cell office:value-type="float" office:value="31.4">
                <text:p>31.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872727272727274">
                <text:p>0.00872727272727274</text:p>
              </table:table-cell>
              <table:table-cell office:value-type="float" office:value="37.2">
                <text:p>37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878321678321679">
                <text:p>0.00878321678321679</text:p>
              </table:table-cell>
              <table:table-cell office:value-type="float" office:value="42.7">
                <text:p>42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883916083916085">
                <text:p>0.00883916083916085</text:p>
              </table:table-cell>
              <table:table-cell office:value-type="float" office:value="48.1">
                <text:p>48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88951048951049">
                <text:p>0.0088951048951049</text:p>
              </table:table-cell>
              <table:table-cell office:value-type="float" office:value="53.8">
                <text:p>53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95104895104896">
                <text:p>0.00895104895104896</text:p>
              </table:table-cell>
              <table:table-cell office:value-type="float" office:value="59.5">
                <text:p>59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900699300699302">
                <text:p>0.00900699300699302</text:p>
              </table:table-cell>
              <table:table-cell office:value-type="float" office:value="65.8">
                <text:p>65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906293706293707">
                <text:p>0.00906293706293707</text:p>
              </table:table-cell>
              <table:table-cell office:value-type="float" office:value="71.6">
                <text:p>71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911888111888113">
                <text:p>0.00911888111888113</text:p>
              </table:table-cell>
              <table:table-cell office:value-type="float" office:value="78.1">
                <text:p>7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917482517482518">
                <text:p>0.00917482517482518</text:p>
              </table:table-cell>
              <table:table-cell office:value-type="float" office:value="83.3">
                <text:p>83.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23076923076924">
                <text:p>0.00923076923076924</text:p>
              </table:table-cell>
              <table:table-cell office:value-type="float" office:value="89.9">
                <text:p>89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28671328671329">
                <text:p>0.00928671328671329</text:p>
              </table:table-cell>
              <table:table-cell office:value-type="float" office:value="95.9">
                <text:p>95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934265734265735">
                <text:p>0.00934265734265735</text:p>
              </table:table-cell>
              <table:table-cell office:value-type="float" office:value="101.7">
                <text:p>101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93986013986014">
                <text:p>0.0093986013986014</text:p>
              </table:table-cell>
              <table:table-cell office:value-type="float" office:value="107.5">
                <text:p>107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945454545454546">
                <text:p>0.00945454545454546</text:p>
              </table:table-cell>
              <table:table-cell office:value-type="float" office:value="113.4">
                <text:p>113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951048951048951">
                <text:p>0.00951048951048951</text:p>
              </table:table-cell>
              <table:table-cell office:value-type="float" office:value="119.9">
                <text:p>119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956643356643357">
                <text:p>0.00956643356643357</text:p>
              </table:table-cell>
              <table:table-cell office:value-type="float" office:value="125.3">
                <text:p>125.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62237762237763">
                <text:p>0.00962237762237763</text:p>
              </table:table-cell>
              <table:table-cell office:value-type="float" office:value="131.2">
                <text:p>131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967832167832168">
                <text:p>0.00967832167832168</text:p>
              </table:table-cell>
              <table:table-cell office:value-type="float" office:value="136.3">
                <text:p>136.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973426573426574">
                <text:p>0.00973426573426574</text:p>
              </table:table-cell>
              <table:table-cell office:value-type="float" office:value="141.2">
                <text:p>141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79020979020979">
                <text:p>0.00979020979020979</text:p>
              </table:table-cell>
              <table:table-cell office:value-type="float" office:value="146.5">
                <text:p>146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84615384615385">
                <text:p>0.00984615384615385</text:p>
              </table:table-cell>
              <table:table-cell office:value-type="float" office:value="151.9">
                <text:p>151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9020979020979">
                <text:p>0.0099020979020979</text:p>
              </table:table-cell>
              <table:table-cell office:value-type="float" office:value="156.5">
                <text:p>156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95804195804196">
                <text:p>0.00995804195804196</text:p>
              </table:table-cell>
              <table:table-cell office:value-type="float" office:value="161.9">
                <text:p>161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0013986013986">
                <text:p>0.010013986013986</text:p>
              </table:table-cell>
              <table:table-cell office:value-type="float" office:value="166.9">
                <text:p>166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0699300699301">
                <text:p>0.0100699300699301</text:p>
              </table:table-cell>
              <table:table-cell office:value-type="float" office:value="171.6">
                <text:p>171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1258741258741">
                <text:p>0.0101258741258741</text:p>
              </table:table-cell>
              <table:table-cell office:value-type="float" office:value="176.4">
                <text:p>176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01818181818182">
                <text:p>0.0101818181818182</text:p>
              </table:table-cell>
              <table:table-cell office:value-type="float" office:value="180.6">
                <text:p>18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2377622377622">
                <text:p>0.0102377622377622</text:p>
              </table:table-cell>
              <table:table-cell office:value-type="float" office:value="186.1">
                <text:p>186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2937062937063">
                <text:p>0.0102937062937063</text:p>
              </table:table-cell>
              <table:table-cell office:value-type="float" office:value="190.3">
                <text:p>190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3496503496503">
                <text:p>0.0103496503496503</text:p>
              </table:table-cell>
              <table:table-cell office:value-type="float" office:value="195.3">
                <text:p>195.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4055944055944">
                <text:p>0.0104055944055944</text:p>
              </table:table-cell>
              <table:table-cell office:value-type="float" office:value="199.8">
                <text:p>199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4615384615385">
                <text:p>0.0104615384615385</text:p>
              </table:table-cell>
              <table:table-cell office:value-type="float" office:value="203.7">
                <text:p>203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5174825174825">
                <text:p>0.0105174825174825</text:p>
              </table:table-cell>
              <table:table-cell office:value-type="float" office:value="208.1">
                <text:p>208.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5734265734266">
                <text:p>0.0105734265734266</text:p>
              </table:table-cell>
              <table:table-cell office:value-type="float" office:value="212.6">
                <text:p>212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6293706293706">
                <text:p>0.0106293706293706</text:p>
              </table:table-cell>
              <table:table-cell office:value-type="float" office:value="216.4">
                <text:p>216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6853146853147">
                <text:p>0.0106853146853147</text:p>
              </table:table-cell>
              <table:table-cell office:value-type="float" office:value="221.6">
                <text:p>221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7412587412587">
                <text:p>0.0107412587412587</text:p>
              </table:table-cell>
              <table:table-cell office:value-type="float" office:value="225.5">
                <text:p>225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7972027972028">
                <text:p>0.0107972027972028</text:p>
              </table:table-cell>
              <table:table-cell office:value-type="float" office:value="229.7">
                <text:p>229.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531468531468">
                <text:p>0.0108531468531468</text:p>
              </table:table-cell>
              <table:table-cell office:value-type="float" office:value="232.9">
                <text:p>232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09090909090909">
                <text:p>0.0109090909090909</text:p>
              </table:table-cell>
              <table:table-cell office:value-type="float" office:value="237.3">
                <text:p>237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965034965035">
                <text:p>0.010965034965035</text:p>
              </table:table-cell>
              <table:table-cell office:value-type="float" office:value="241.5">
                <text:p>24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020979020979">
                <text:p>0.011020979020979</text:p>
              </table:table-cell>
              <table:table-cell office:value-type="float" office:value="244.5">
                <text:p>244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0769230769231">
                <text:p>0.0110769230769231</text:p>
              </table:table-cell>
              <table:table-cell office:value-type="float" office:value="248.7">
                <text:p>248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1328671328671">
                <text:p>0.0111328671328671</text:p>
              </table:table-cell>
              <table:table-cell office:value-type="float" office:value="252.3">
                <text:p>252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1888111888112">
                <text:p>0.0111888111888112</text:p>
              </table:table-cell>
              <table:table-cell office:value-type="float" office:value="256.3">
                <text:p>256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2447552447552">
                <text:p>0.0112447552447552</text:p>
              </table:table-cell>
              <table:table-cell office:value-type="float" office:value="260.8">
                <text:p>260.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13006993006993">
                <text:p>0.0113006993006993</text:p>
              </table:table-cell>
              <table:table-cell office:value-type="float" office:value="265.4">
                <text:p>265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13566433566433">
                <text:p>0.0113566433566433</text:p>
              </table:table-cell>
              <table:table-cell office:value-type="float" office:value="269.6">
                <text:p>269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14125874125874">
                <text:p>0.0114125874125874</text:p>
              </table:table-cell>
              <table:table-cell office:value-type="float" office:value="273.3">
                <text:p>27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14685314685315">
                <text:p>0.0114685314685315</text:p>
              </table:table-cell>
              <table:table-cell office:value-type="float" office:value="276.8">
                <text:p>27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15244755244755">
                <text:p>0.0115244755244755</text:p>
              </table:table-cell>
              <table:table-cell office:value-type="float" office:value="280.7">
                <text:p>280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15804195804196">
                <text:p>0.0115804195804196</text:p>
              </table:table-cell>
              <table:table-cell office:value-type="float" office:value="284.3">
                <text:p>284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16363636363636">
                <text:p>0.0116363636363636</text:p>
              </table:table-cell>
              <table:table-cell office:value-type="float" office:value="288">
                <text:p>28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16923076923077">
                <text:p>0.0116923076923077</text:p>
              </table:table-cell>
              <table:table-cell office:value-type="float" office:value="291.4">
                <text:p>291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17482517482517">
                <text:p>0.0117482517482517</text:p>
              </table:table-cell>
              <table:table-cell office:value-type="float" office:value="294.3">
                <text:p>294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18041958041958">
                <text:p>0.0118041958041958</text:p>
              </table:table-cell>
              <table:table-cell office:value-type="float" office:value="296.8">
                <text:p>296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18601398601398">
                <text:p>0.0118601398601398</text:p>
              </table:table-cell>
              <table:table-cell office:value-type="float" office:value="298.6">
                <text:p>298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19160839160839">
                <text:p>0.0119160839160839</text:p>
              </table:table-cell>
              <table:table-cell office:value-type="float" office:value="300.7">
                <text:p>300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1972027972028">
                <text:p>0.011972027972028</text:p>
              </table:table-cell>
              <table:table-cell office:value-type="float" office:value="302.5">
                <text:p>302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2027972027972">
                <text:p>0.012027972027972</text:p>
              </table:table-cell>
              <table:table-cell office:value-type="float" office:value="304.3">
                <text:p>304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20839160839161">
                <text:p>0.0120839160839161</text:p>
              </table:table-cell>
              <table:table-cell office:value-type="float" office:value="305.6">
                <text:p>305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21398601398601">
                <text:p>0.0121398601398601</text:p>
              </table:table-cell>
              <table:table-cell office:value-type="float" office:value="306.9">
                <text:p>306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21958041958042">
                <text:p>0.0121958041958042</text:p>
              </table:table-cell>
              <table:table-cell office:value-type="float" office:value="308.4">
                <text:p>308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2517482517482">
                <text:p>0.0122517482517482</text:p>
              </table:table-cell>
              <table:table-cell office:value-type="float" office:value="309.6">
                <text:p>309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23076923076923">
                <text:p>0.0123076923076923</text:p>
              </table:table-cell>
              <table:table-cell office:value-type="float" office:value="311.1">
                <text:p>31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23636363636363">
                <text:p>0.0123636363636363</text:p>
              </table:table-cell>
              <table:table-cell office:value-type="float" office:value="312.3">
                <text:p>312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4195804195804">
                <text:p>0.0124195804195804</text:p>
              </table:table-cell>
              <table:table-cell office:value-type="float" office:value="313.8">
                <text:p>31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24755244755245">
                <text:p>0.0124755244755245</text:p>
              </table:table-cell>
              <table:table-cell office:value-type="float" office:value="314.9">
                <text:p>314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5314685314685">
                <text:p>0.0125314685314685</text:p>
              </table:table-cell>
              <table:table-cell office:value-type="float" office:value="316.1">
                <text:p>316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25874125874126">
                <text:p>0.0125874125874126</text:p>
              </table:table-cell>
              <table:table-cell office:value-type="float" office:value="317.2">
                <text:p>317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26433566433566">
                <text:p>0.0126433566433566</text:p>
              </table:table-cell>
              <table:table-cell office:value-type="float" office:value="318.5">
                <text:p>3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26993006993007">
                <text:p>0.0126993006993007</text:p>
              </table:table-cell>
              <table:table-cell office:value-type="float" office:value="319.6">
                <text:p>31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27552447552447">
                <text:p>0.0127552447552447</text:p>
              </table:table-cell>
              <table:table-cell office:value-type="float" office:value="320.4">
                <text:p>3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28111888111888">
                <text:p>0.0128111888111888</text:p>
              </table:table-cell>
              <table:table-cell office:value-type="float" office:value="321.1">
                <text:p>321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28671328671328">
                <text:p>0.0128671328671328</text:p>
              </table:table-cell>
              <table:table-cell office:value-type="float" office:value="321.7">
                <text:p>321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29230769230769">
                <text:p>0.0129230769230769</text:p>
              </table:table-cell>
              <table:table-cell office:value-type="float" office:value="322.4">
                <text:p>32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2979020979021">
                <text:p>0.012979020979021</text:p>
              </table:table-cell>
              <table:table-cell office:value-type="float" office:value="322.5">
                <text:p>322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3034965034965">
                <text:p>0.013034965034965</text:p>
              </table:table-cell>
              <table:table-cell office:value-type="float" office:value="323.2">
                <text:p>323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30909090909091">
                <text:p>0.0130909090909091</text:p>
              </table:table-cell>
              <table:table-cell office:value-type="float" office:value="323.3">
                <text:p>323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31468531468531">
                <text:p>0.0131468531468531</text:p>
              </table:table-cell>
              <table:table-cell office:value-type="float" office:value="323.6">
                <text:p>32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32027972027972">
                <text:p>0.0132027972027972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32587412587412">
                <text:p>0.0132587412587412</text:p>
              </table:table-cell>
              <table:table-cell office:value-type="float" office:value="324.6">
                <text:p>324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33146853146853">
                <text:p>0.0133146853146853</text:p>
              </table:table-cell>
              <table:table-cell office:value-type="float" office:value="324.8">
                <text:p>324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33706293706293">
                <text:p>0.0133706293706293</text:p>
              </table:table-cell>
              <table:table-cell office:value-type="float" office:value="325.3">
                <text:p>3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34265734265734">
                <text:p>0.0134265734265734</text:p>
              </table:table-cell>
              <table:table-cell office:value-type="float" office:value="325.4">
                <text:p>32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34825174825174">
                <text:p>0.0134825174825174</text:p>
              </table:table-cell>
              <table:table-cell office:value-type="float" office:value="325.6">
                <text:p>32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35384615384615">
                <text:p>0.0135384615384615</text:p>
              </table:table-cell>
              <table:table-cell office:value-type="float" office:value="326.2">
                <text:p>32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35944055944056">
                <text:p>0.0135944055944056</text:p>
              </table:table-cell>
              <table:table-cell office:value-type="float" office:value="326.4">
                <text:p>3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36503496503496">
                <text:p>0.0136503496503496</text:p>
              </table:table-cell>
              <table:table-cell office:value-type="float" office:value="326.5">
                <text:p>32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37062937062937">
                <text:p>0.0137062937062937</text:p>
              </table:table-cell>
              <table:table-cell office:value-type="float" office:value="327">
                <text:p>3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37622377622377">
                <text:p>0.0137622377622377</text:p>
              </table:table-cell>
              <table:table-cell office:value-type="float" office:value="326.9">
                <text:p>326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38181818181818">
                <text:p>0.0138181818181818</text:p>
              </table:table-cell>
              <table:table-cell office:value-type="float" office:value="327">
                <text:p>3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38741258741258">
                <text:p>0.0138741258741258</text:p>
              </table:table-cell>
              <table:table-cell office:value-type="float" office:value="327.2">
                <text:p>3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39300699300699">
                <text:p>0.0139300699300699</text:p>
              </table:table-cell>
              <table:table-cell office:value-type="float" office:value="326.8">
                <text:p>32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39860139860139">
                <text:p>0.0139860139860139</text:p>
              </table:table-cell>
              <table:table-cell office:value-type="float" office:value="327.2">
                <text:p>3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4041958041958">
                <text:p>0.014041958041958</text:p>
              </table:table-cell>
              <table:table-cell office:value-type="float" office:value="327.5">
                <text:p>3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40979020979021">
                <text:p>0.0140979020979021</text:p>
              </table:table-cell>
              <table:table-cell office:value-type="float" office:value="327.4">
                <text:p>327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41538461538461">
                <text:p>0.0141538461538461</text:p>
              </table:table-cell>
              <table:table-cell office:value-type="float" office:value="327.4">
                <text:p>3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42097902097902">
                <text:p>0.0142097902097902</text:p>
              </table:table-cell>
              <table:table-cell office:value-type="float" office:value="327.5">
                <text:p>327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42657342657342">
                <text:p>0.0142657342657342</text:p>
              </table:table-cell>
              <table:table-cell office:value-type="float" office:value="327.4">
                <text:p>327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43216783216783">
                <text:p>0.0143216783216783</text:p>
              </table:table-cell>
              <table:table-cell office:value-type="float" office:value="327.4">
                <text:p>327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43776223776223">
                <text:p>0.0143776223776223</text:p>
              </table:table-cell>
              <table:table-cell office:value-type="float" office:value="327.2">
                <text:p>327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44335664335664">
                <text:p>0.0144335664335664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44895104895104">
                <text:p>0.0144895104895104</text:p>
              </table:table-cell>
              <table:table-cell office:value-type="float" office:value="326.6">
                <text:p>3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45454545454545">
                <text:p>0.0145454545454545</text:p>
              </table:table-cell>
              <table:table-cell office:value-type="float" office:value="326.2">
                <text:p>326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46013986013986">
                <text:p>0.0146013986013986</text:p>
              </table:table-cell>
              <table:table-cell office:value-type="float" office:value="325.3">
                <text:p>3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46573426573426">
                <text:p>0.0146573426573426</text:p>
              </table:table-cell>
              <table:table-cell office:value-type="float" office:value="324">
                <text:p>3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47132867132867">
                <text:p>0.0147132867132867</text:p>
              </table:table-cell>
              <table:table-cell office:value-type="float" office:value="322">
                <text:p>3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47692307692307">
                <text:p>0.0147692307692307</text:p>
              </table:table-cell>
              <table:table-cell office:value-type="float" office:value="319.4">
                <text:p>3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48251748251748">
                <text:p>0.0148251748251748</text:p>
              </table:table-cell>
              <table:table-cell office:value-type="float" office:value="315.7">
                <text:p>31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48811188811188">
                <text:p>0.0148811188811188</text:p>
              </table:table-cell>
              <table:table-cell office:value-type="float" office:value="312.1">
                <text:p>31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49370629370629">
                <text:p>0.0149370629370629</text:p>
              </table:table-cell>
              <table:table-cell office:value-type="float" office:value="308.2">
                <text:p>30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49930069930069">
                <text:p>0.0149930069930069</text:p>
              </table:table-cell>
              <table:table-cell office:value-type="float" office:value="304.8">
                <text:p>30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5048951048951">
                <text:p>0.015048951048951</text:p>
              </table:table-cell>
              <table:table-cell office:value-type="float" office:value="301.2">
                <text:p>30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51048951048951">
                <text:p>0.0151048951048951</text:p>
              </table:table-cell>
              <table:table-cell office:value-type="float" office:value="297.8">
                <text:p>2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51608391608391">
                <text:p>0.0151608391608391</text:p>
              </table:table-cell>
              <table:table-cell office:value-type="float" office:value="293.6">
                <text:p>2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52167832167832">
                <text:p>0.0152167832167832</text:p>
              </table:table-cell>
              <table:table-cell office:value-type="float" office:value="289.8">
                <text:p>289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52727272727272">
                <text:p>0.0152727272727272</text:p>
              </table:table-cell>
              <table:table-cell office:value-type="float" office:value="285.2">
                <text:p>28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53286713286713">
                <text:p>0.0153286713286713</text:p>
              </table:table-cell>
              <table:table-cell office:value-type="float" office:value="280.7">
                <text:p>28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53846153846153">
                <text:p>0.0153846153846153</text:p>
              </table:table-cell>
              <table:table-cell office:value-type="float" office:value="275.9">
                <text:p>27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54405594405594">
                <text:p>0.0154405594405594</text:p>
              </table:table-cell>
              <table:table-cell office:value-type="float" office:value="271.7">
                <text:p>27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54965034965034">
                <text:p>0.0154965034965034</text:p>
              </table:table-cell>
              <table:table-cell office:value-type="float" office:value="267.6">
                <text:p>267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55524475524475">
                <text:p>0.0155524475524475</text:p>
              </table:table-cell>
              <table:table-cell office:value-type="float" office:value="263.3">
                <text:p>26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56083916083916">
                <text:p>0.0156083916083916</text:p>
              </table:table-cell>
              <table:table-cell office:value-type="float" office:value="260.2">
                <text:p>2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56643356643356">
                <text:p>0.0156643356643356</text:p>
              </table:table-cell>
              <table:table-cell office:value-type="float" office:value="255.7">
                <text:p>25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57202797202797">
                <text:p>0.0157202797202797</text:p>
              </table:table-cell>
              <table:table-cell office:value-type="float" office:value="252.3">
                <text:p>25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57762237762237">
                <text:p>0.0157762237762237</text:p>
              </table:table-cell>
              <table:table-cell office:value-type="float" office:value="247.9">
                <text:p>247.9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58321678321678">
                <text:p>0.0158321678321678</text:p>
              </table:table-cell>
              <table:table-cell office:value-type="float" office:value="243.4">
                <text:p>243.4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58881118881118">
                <text:p>0.0158881118881118</text:p>
              </table:table-cell>
              <table:table-cell office:value-type="float" office:value="239.2">
                <text:p>239.2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59440559440559">
                <text:p>0.0159440559440559</text:p>
              </table:table-cell>
              <table:table-cell office:value-type="float" office:value="234.4">
                <text:p>234.4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6">
                <text:p>0.016</text:p>
              </table:table-cell>
              <table:table-cell office:value-type="float" office:value="230.8">
                <text:p>230.8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055944055944">
                <text:p>0.016055944055944</text:p>
              </table:table-cell>
              <table:table-cell office:value-type="float" office:value="226.3">
                <text:p>226.3</text:p>
              </table:table-cell>
              <table:table-cell office:value-type="float" office:value="143.2">
                <text:p>143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61118881118881">
                <text:p>0.0161118881118881</text:p>
              </table:table-cell>
              <table:table-cell office:value-type="float" office:value="222.6">
                <text:p>222.6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61678321678321">
                <text:p>0.0161678321678321</text:p>
              </table:table-cell>
              <table:table-cell office:value-type="float" office:value="218.1">
                <text:p>218.1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62237762237762">
                <text:p>0.0162237762237762</text:p>
              </table:table-cell>
              <table:table-cell office:value-type="float" office:value="213.1">
                <text:p>213.1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2797202797202">
                <text:p>0.0162797202797202</text:p>
              </table:table-cell>
              <table:table-cell office:value-type="float" office:value="207.6">
                <text:p>207.6</text:p>
              </table:table-cell>
              <table:table-cell office:value-type="float" office:value="167.6">
                <text:p>167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3356643356643">
                <text:p>0.0163356643356643</text:p>
              </table:table-cell>
              <table:table-cell office:value-type="float" office:value="203.5">
                <text:p>203.5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3916083916084">
                <text:p>0.0163916083916084</text:p>
              </table:table-cell>
              <table:table-cell office:value-type="float" office:value="197.6">
                <text:p>197.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4475524475524">
                <text:p>0.0164475524475524</text:p>
              </table:table-cell>
              <table:table-cell office:value-type="float" office:value="192.5">
                <text:p>192.5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65034965034965">
                <text:p>0.0165034965034965</text:p>
              </table:table-cell>
              <table:table-cell office:value-type="float" office:value="186.7">
                <text:p>186.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5594405594405">
                <text:p>0.0165594405594405</text:p>
              </table:table-cell>
              <table:table-cell office:value-type="float" office:value="181.4">
                <text:p>181.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66153846153846">
                <text:p>0.0166153846153846</text:p>
              </table:table-cell>
              <table:table-cell office:value-type="float" office:value="175.3">
                <text:p>175.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6713286713286">
                <text:p>0.0166713286713286</text:p>
              </table:table-cell>
              <table:table-cell office:value-type="float" office:value="169.5">
                <text:p>169.5</text:p>
              </table:table-cell>
              <table:table-cell office:value-type="float" office:value="252.4">
                <text:p>252.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7272727272727">
                <text:p>0.0167272727272727</text:p>
              </table:table-cell>
              <table:table-cell office:value-type="float" office:value="164.3">
                <text:p>164.3</text:p>
              </table:table-cell>
              <table:table-cell office:value-type="float" office:value="268.4">
                <text:p>268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67832167832168">
                <text:p>0.0167832167832168</text:p>
              </table:table-cell>
              <table:table-cell office:value-type="float" office:value="159.1">
                <text:p>159.1</text:p>
              </table:table-cell>
              <table:table-cell office:value-type="float" office:value="269.6">
                <text:p>269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68391608391608">
                <text:p>0.0168391608391608</text:p>
              </table:table-cell>
              <table:table-cell office:value-type="float" office:value="153.2">
                <text:p>153.2</text:p>
              </table:table-cell>
              <table:table-cell office:value-type="float" office:value="266.4">
                <text:p>266.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8951048951049">
                <text:p>0.0168951048951049</text:p>
              </table:table-cell>
              <table:table-cell office:value-type="float" office:value="147.8">
                <text:p>147.8</text:p>
              </table:table-cell>
              <table:table-cell office:value-type="float" office:value="250.4">
                <text:p>250.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9510489510489">
                <text:p>0.0169510489510489</text:p>
              </table:table-cell>
              <table:table-cell office:value-type="float" office:value="142.8">
                <text:p>142.8</text:p>
              </table:table-cell>
              <table:table-cell office:value-type="float" office:value="231.2">
                <text:p>231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7006993006993">
                <text:p>0.017006993006993</text:p>
              </table:table-cell>
              <table:table-cell office:value-type="float" office:value="137">
                <text:p>137</text:p>
              </table:table-cell>
              <table:table-cell office:value-type="float" office:value="222.8">
                <text:p>222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7062937062937">
                <text:p>0.017062937062937</text:p>
              </table:table-cell>
              <table:table-cell office:value-type="float" office:value="131.3">
                <text:p>131.3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71188811188811">
                <text:p>0.0171188811188811</text:p>
              </table:table-cell>
              <table:table-cell office:value-type="float" office:value="126">
                <text:p>126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71748251748252">
                <text:p>0.0171748251748252</text:p>
              </table:table-cell>
              <table:table-cell office:value-type="float" office:value="119.9">
                <text:p>119.9</text:p>
              </table:table-cell>
              <table:table-cell office:value-type="float" office:value="216.8">
                <text:p>216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72307692307692">
                <text:p>0.0172307692307692</text:p>
              </table:table-cell>
              <table:table-cell office:value-type="float" office:value="113.4">
                <text:p>113.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72867132867133">
                <text:p>0.0172867132867133</text:p>
              </table:table-cell>
              <table:table-cell office:value-type="float" office:value="107.8">
                <text:p>107.8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73426573426573">
                <text:p>0.0173426573426573</text:p>
              </table:table-cell>
              <table:table-cell office:value-type="float" office:value="101.7">
                <text:p>101.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73986013986014">
                <text:p>0.0173986013986014</text:p>
              </table:table-cell>
              <table:table-cell office:value-type="float" office:value="95.6">
                <text:p>95.6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74545454545454">
                <text:p>0.0174545454545454</text:p>
              </table:table-cell>
              <table:table-cell office:value-type="float" office:value="88.7">
                <text:p>88.7</text:p>
              </table:table-cell>
              <table:table-cell office:value-type="float" office:value="222.8">
                <text:p>222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75104895104895">
                <text:p>0.0175104895104895</text:p>
              </table:table-cell>
              <table:table-cell office:value-type="float" office:value="82.1">
                <text:p>82.1</text:p>
              </table:table-cell>
              <table:table-cell office:value-type="float" office:value="212.4">
                <text:p>212.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75664335664336">
                <text:p>0.0175664335664336</text:p>
              </table:table-cell>
              <table:table-cell office:value-type="float" office:value="75.3">
                <text:p>75.3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76223776223776">
                <text:p>0.0176223776223776</text:p>
              </table:table-cell>
              <table:table-cell office:value-type="float" office:value="68.4">
                <text:p>68.4</text:p>
              </table:table-cell>
              <table:table-cell office:value-type="float" office:value="177.6">
                <text:p>177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76783216783217">
                <text:p>0.0176783216783217</text:p>
              </table:table-cell>
              <table:table-cell office:value-type="float" office:value="61.6">
                <text:p>61.6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77342657342657">
                <text:p>0.0177342657342657</text:p>
              </table:table-cell>
              <table:table-cell office:value-type="float" office:value="54.8">
                <text:p>54.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77902097902098">
                <text:p>0.0177902097902098</text:p>
              </table:table-cell>
              <table:table-cell office:value-type="float" office:value="48.7">
                <text:p>48.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78461538461538">
                <text:p>0.0178461538461538</text:p>
              </table:table-cell>
              <table:table-cell office:value-type="float" office:value="41.6">
                <text:p>41.6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79020979020979">
                <text:p>0.0179020979020979</text:p>
              </table:table-cell>
              <table:table-cell office:value-type="float" office:value="35.1">
                <text:p>35.1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7958041958042">
                <text:p>0.017958041958042</text:p>
              </table:table-cell>
              <table:table-cell office:value-type="float" office:value="29.2">
                <text:p>29.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8013986013986">
                <text:p>0.018013986013986</text:p>
              </table:table-cell>
              <table:table-cell office:value-type="float" office:value="23.4">
                <text:p>23.4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0699300699301">
                <text:p>0.0180699300699301</text:p>
              </table:table-cell>
              <table:table-cell office:value-type="float" office:value="18.4">
                <text:p>18.4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81258741258741">
                <text:p>0.0181258741258741</text:p>
              </table:table-cell>
              <table:table-cell office:value-type="float" office:value="13.5">
                <text:p>13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8.7">
                <text:p>8.7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82377622377622">
                <text:p>0.0182377622377622</text:p>
              </table:table-cell>
              <table:table-cell office:value-type="float" office:value="3.2">
                <text:p>3.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82937062937063">
                <text:p>0.0182937062937063</text:p>
              </table:table-cell>
              <table:table-cell office:value-type="float" office:value="0">
                <text:p>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83496503496504">
                <text:p>0.0183496503496504</text:p>
              </table:table-cell>
              <table:table-cell office:value-type="float" office:value="0">
                <text:p>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84055944055944">
                <text:p>0.0184055944055944</text:p>
              </table:table-cell>
              <table:table-cell office:value-type="float" office:value="0">
                <text:p>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84615384615385">
                <text:p>0.0184615384615385</text:p>
              </table:table-cell>
              <table:table-cell office:value-type="float" office:value="0">
                <text:p>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85174825174825">
                <text:p>0.0185174825174825</text:p>
              </table:table-cell>
              <table:table-cell office:value-type="float" office:value="0">
                <text:p>0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5734265734266">
                <text:p>0.0185734265734266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86293706293706">
                <text:p>0.0186293706293706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86853146853147">
                <text:p>0.0186853146853147</text:p>
              </table:table-cell>
              <table:table-cell office:value-type="float" office:value="0">
                <text:p>0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87412587412588">
                <text:p>0.0187412587412588</text:p>
              </table:table-cell>
              <table:table-cell office:value-type="float" office:value="0">
                <text:p>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87972027972028">
                <text:p>0.0187972027972028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88531468531469">
                <text:p>0.0188531468531469</text:p>
              </table:table-cell>
              <table:table-cell office:value-type="float" office:value="0">
                <text:p>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89090909090909">
                <text:p>0.0189090909090909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8965034965035">
                <text:p>0.018965034965035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9020979020979">
                <text:p>0.019020979020979</text:p>
              </table:table-cell>
              <table:table-cell office:value-type="float" office:value="0">
                <text:p>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90769230769231">
                <text:p>0.0190769230769231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91328671328672">
                <text:p>0.0191328671328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1888111888112">
                <text:p>0.019188811188811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92447552447553">
                <text:p>0.019244755244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3006993006993">
                <text:p>0.0193006993006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3566433566434">
                <text:p>0.019356643356643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94125874125874">
                <text:p>0.0194125874125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4685314685315">
                <text:p>0.0194685314685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95244755244756">
                <text:p>0.0195244755244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95804195804196">
                <text:p>0.0195804195804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96363636363637">
                <text:p>0.0196363636363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96923076923077">
                <text:p>0.0196923076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97482517482518">
                <text:p>0.0197482517482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8041958041958">
                <text:p>0.0198041958041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8601398601399">
                <text:p>0.0198601398601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9916083916084">
                <text:p>0.019916083916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972027972028">
                <text:p>0.01997202797202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00279720279721">
                <text:p>0.0200279720279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00839160839161">
                <text:p>0.0200839160839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01398601398602">
                <text:p>0.0201398601398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01958041958042">
                <text:p>0.0201958041958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02517482517483">
                <text:p>0.020251748251748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03076923076924">
                <text:p>0.0203076923076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03636363636364">
                <text:p>0.0203636363636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04195804195805">
                <text:p>0.0204195804195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4755244755245">
                <text:p>0.0204755244755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05314685314686">
                <text:p>0.0205314685314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05874125874126">
                <text:p>0.0205874125874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06433566433567">
                <text:p>0.0206433566433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06993006993008">
                <text:p>0.0206993006993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07552447552448">
                <text:p>0.020755244755244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08111888111889">
                <text:p>0.0208111888111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08671328671329">
                <text:p>0.020867132867132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0923076923077">
                <text:p>0.020923076923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979020979021">
                <text:p>0.020979020979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10349650349651">
                <text:p>0.0210349650349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10909090909092">
                <text:p>0.021090909090909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11468531468532">
                <text:p>0.0211468531468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12027972027973">
                <text:p>0.0212027972027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12587412587413">
                <text:p>0.021258741258741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13146853146854">
                <text:p>0.0213146853146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13706293706294">
                <text:p>0.0213706293706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14265734265735">
                <text:p>0.021426573426573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14825174825176">
                <text:p>0.0214825174825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15384615384616">
                <text:p>0.0215384615384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15944055944057">
                <text:p>0.0215944055944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16503496503497">
                <text:p>0.0216503496503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17062937062938">
                <text:p>0.0217062937062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17622377622378">
                <text:p>0.021762237762237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18181818181819">
                <text:p>0.021818181818181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1874125874126">
                <text:p>0.02187412587412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193006993007">
                <text:p>0.02193006993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19860139860141">
                <text:p>0.021986013986014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20419580419581">
                <text:p>0.022041958041958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20979020979022">
                <text:p>0.022097902097902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21538461538462">
                <text:p>0.0221538461538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22097902097903">
                <text:p>0.0222097902097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22657342657344">
                <text:p>0.0222657342657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23216783216784">
                <text:p>0.0223216783216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23776223776225">
                <text:p>0.0223776223776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24335664335665">
                <text:p>0.0224335664335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24895104895106">
                <text:p>0.0224895104895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25454545454546">
                <text:p>0.0225454545454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26013986013987">
                <text:p>0.0226013986013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26573426573428">
                <text:p>0.0226573426573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27132867132868">
                <text:p>0.0227132867132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27692307692309">
                <text:p>0.022769230769230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28251748251749">
                <text:p>0.0228251748251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2881118881119">
                <text:p>0.02288111888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2937062937063">
                <text:p>0.02293706293706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29930069930071">
                <text:p>0.022993006993007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30489510489512">
                <text:p>0.0230489510489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31048951048952">
                <text:p>0.023104895104895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31608391608393">
                <text:p>0.0231608391608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32167832167833">
                <text:p>0.023216783216783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32727272727274">
                <text:p>0.0232727272727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33286713286714">
                <text:p>0.0233286713286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33846153846155">
                <text:p>0.0233846153846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34405594405596">
                <text:p>0.0234405594405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34965034965036">
                <text:p>0.0234965034965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35524475524477">
                <text:p>0.023552447552447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36083916083917">
                <text:p>0.023608391608391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36643356643358">
                <text:p>0.0236643356643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37202797202798">
                <text:p>0.0237202797202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37762237762239">
                <text:p>0.023776223776223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3832167832168">
                <text:p>0.023832167832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3888111888112">
                <text:p>0.023888111888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39440559440561">
                <text:p>0.0239440559440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40000000000001">
                <text:p>0.024000000000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40559440559442">
                <text:p>0.0240559440559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41118881118882">
                <text:p>0.024111888111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41678321678323">
                <text:p>0.0241678321678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42237762237764">
                <text:p>0.0242237762237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42797202797204">
                <text:p>0.024279720279720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43356643356645">
                <text:p>0.024335664335664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43916083916085">
                <text:p>0.0243916083916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44475524475526">
                <text:p>0.0244475524475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45034965034966">
                <text:p>0.0245034965034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45594405594407">
                <text:p>0.024559440559440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46153846153848">
                <text:p>0.024615384615384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46713286713288">
                <text:p>0.0246713286713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47272727272729">
                <text:p>0.024727272727272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47832167832169">
                <text:p>0.024783216783216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4839160839161">
                <text:p>0.024839160839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4895104895105">
                <text:p>0.024895104895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49510489510491">
                <text:p>0.024951048951049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50069930069932">
                <text:p>0.025006993006993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50629370629372">
                <text:p>0.025062937062937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51188811188813">
                <text:p>0.0251188811188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51748251748253">
                <text:p>0.0251748251748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52307692307694">
                <text:p>0.025230769230769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52867132867134">
                <text:p>0.0252867132867134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53426573426575">
                <text:p>0.0253426573426575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53986013986016">
                <text:p>0.0253986013986016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54545454545456">
                <text:p>0.0254545454545456</text:p>
              </table:table-cell>
              <table:table-cell office:value-type="float" office:value="0">
                <text:p>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55104895104897">
                <text:p>0.0255104895104897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55664335664337">
                <text:p>0.0255664335664337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56223776223778">
                <text:p>0.0256223776223778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56783216783218">
                <text:p>0.025678321678321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57342657342659">
                <text:p>0.0257342657342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579020979021">
                <text:p>0.02579020979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5846153846154">
                <text:p>0.025846153846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59020979020981">
                <text:p>0.025902097902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59580419580421">
                <text:p>0.0259580419580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60139860139862">
                <text:p>0.0260139860139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60699300699302">
                <text:p>0.026069930069930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61258741258743">
                <text:p>0.026125874125874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61818181818184">
                <text:p>0.0261818181818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62377622377624">
                <text:p>0.0262377622377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62937062937065">
                <text:p>0.0262937062937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63496503496505">
                <text:p>0.0263496503496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64055944055946">
                <text:p>0.0264055944055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64615384615386">
                <text:p>0.0264615384615386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65174825174827">
                <text:p>0.0265174825174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5734265734268">
                <text:p>0.02657342657342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66293706293708">
                <text:p>0.0266293706293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66853146853149">
                <text:p>0.0266853146853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67412587412589">
                <text:p>0.0267412587412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6797202797203">
                <text:p>0.026797202797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6853146853147">
                <text:p>0.02685314685314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69090909090911">
                <text:p>0.0269090909090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69650349650352">
                <text:p>0.0269650349650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70209790209792">
                <text:p>0.0270209790209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70769230769233">
                <text:p>0.0270769230769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71328671328673">
                <text:p>0.0271328671328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71888111888114">
                <text:p>0.0271888111888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72447552447554">
                <text:p>0.0272447552447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73006993006995">
                <text:p>0.027300699300699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73566433566436">
                <text:p>0.0273566433566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74125874125876">
                <text:p>0.0274125874125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74685314685317">
                <text:p>0.0274685314685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75244755244757">
                <text:p>0.0275244755244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75804195804198">
                <text:p>0.0275804195804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76363636363638">
                <text:p>0.0276363636363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76923076923079">
                <text:p>0.0276923076923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7748251748252">
                <text:p>0.027748251748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7804195804196">
                <text:p>0.027804195804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78601398601401">
                <text:p>0.027860139860140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79160839160841">
                <text:p>0.0279160839160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79720279720282">
                <text:p>0.0279720279720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80279720279722">
                <text:p>0.0280279720279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80839160839163">
                <text:p>0.028083916083916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81398601398604">
                <text:p>0.028139860139860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81958041958044">
                <text:p>0.028195804195804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82517482517485">
                <text:p>0.0282517482517485</text:p>
              </table:table-cell>
              <table:table-cell office:value-type="float" office:value="3.7">
                <text:p>3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83076923076925">
                <text:p>0.028307692307692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83636363636366">
                <text:p>0.0283636363636366</text:p>
              </table:table-cell>
              <table:table-cell office:value-type="float" office:value="14.5">
                <text:p>14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84195804195806">
                <text:p>0.0284195804195806</text:p>
              </table:table-cell>
              <table:table-cell office:value-type="float" office:value="19.8">
                <text:p>1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84755244755247">
                <text:p>0.0284755244755247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85314685314688">
                <text:p>0.0285314685314688</text:p>
              </table:table-cell>
              <table:table-cell office:value-type="float" office:value="30.5">
                <text:p>3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85874125874128">
                <text:p>0.0285874125874128</text:p>
              </table:table-cell>
              <table:table-cell office:value-type="float" office:value="36">
                <text:p>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86433566433569">
                <text:p>0.0286433566433569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86993006993009">
                <text:p>0.0286993006993009</text:p>
              </table:table-cell>
              <table:table-cell office:value-type="float" office:value="46.8">
                <text:p>4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8755244755245">
                <text:p>0.028755244755245</text:p>
              </table:table-cell>
              <table:table-cell office:value-type="float" office:value="52.7">
                <text:p>52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8811188811189">
                <text:p>0.028811188811189</text:p>
              </table:table-cell>
              <table:table-cell office:value-type="float" office:value="58.9">
                <text:p>5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88671328671331">
                <text:p>0.0288671328671331</text:p>
              </table:table-cell>
              <table:table-cell office:value-type="float" office:value="64.9">
                <text:p>64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9230769230772">
                <text:p>0.0289230769230772</text:p>
              </table:table-cell>
              <table:table-cell office:value-type="float" office:value="72.1">
                <text:p>72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89790209790212">
                <text:p>0.0289790209790212</text:p>
              </table:table-cell>
              <table:table-cell office:value-type="float" office:value="77.3">
                <text:p>77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90349650349653">
                <text:p>0.0290349650349653</text:p>
              </table:table-cell>
              <table:table-cell office:value-type="float" office:value="83.3">
                <text:p>83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90909090909093">
                <text:p>0.0290909090909093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91468531468534">
                <text:p>0.0291468531468534</text:p>
              </table:table-cell>
              <table:table-cell office:value-type="float" office:value="95.5">
                <text:p>9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92027972027974">
                <text:p>0.0292027972027974</text:p>
              </table:table-cell>
              <table:table-cell office:value-type="float" office:value="101.3">
                <text:p>10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92587412587415">
                <text:p>0.0292587412587415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93146853146856">
                <text:p>0.0293146853146856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93706293706296">
                <text:p>0.0293706293706296</text:p>
              </table:table-cell>
              <table:table-cell office:value-type="float" office:value="119.3">
                <text:p>119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94265734265737">
                <text:p>0.029426573426573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94825174825177">
                <text:p>0.0294825174825177</text:p>
              </table:table-cell>
              <table:table-cell office:value-type="float" office:value="130.7">
                <text:p>13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95384615384618">
                <text:p>0.0295384615384618</text:p>
              </table:table-cell>
              <table:table-cell office:value-type="float" office:value="136.4">
                <text:p>136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95944055944058">
                <text:p>0.0295944055944058</text:p>
              </table:table-cell>
              <table:table-cell office:value-type="float" office:value="141.7">
                <text:p>141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96503496503499">
                <text:p>0.0296503496503499</text:p>
              </table:table-cell>
              <table:table-cell office:value-type="float" office:value="146.9">
                <text:p>146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9706293706294">
                <text:p>0.029706293706294</text:p>
              </table:table-cell>
              <table:table-cell office:value-type="float" office:value="152">
                <text:p>1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9762237762238">
                <text:p>0.029762237762238</text:p>
              </table:table-cell>
              <table:table-cell office:value-type="float" office:value="156.7">
                <text:p>15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98181818181821">
                <text:p>0.0298181818181821</text:p>
              </table:table-cell>
              <table:table-cell office:value-type="float" office:value="161.9">
                <text:p>16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98741258741261">
                <text:p>0.0298741258741261</text:p>
              </table:table-cell>
              <table:table-cell office:value-type="float" office:value="166.9">
                <text:p>16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99300699300702">
                <text:p>0.0299300699300702</text:p>
              </table:table-cell>
              <table:table-cell office:value-type="float" office:value="172">
                <text:p>1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99860139860142">
                <text:p>0.0299860139860142</text:p>
              </table:table-cell>
              <table:table-cell office:value-type="float" office:value="176.7">
                <text:p>176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300419580419583">
                <text:p>0.0300419580419583</text:p>
              </table:table-cell>
              <table:table-cell office:value-type="float" office:value="182.1">
                <text:p>182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300979020979024">
                <text:p>0.0300979020979024</text:p>
              </table:table-cell>
              <table:table-cell office:value-type="float" office:value="186.4">
                <text:p>186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301538461538464">
                <text:p>0.0301538461538464</text:p>
              </table:table-cell>
              <table:table-cell office:value-type="float" office:value="191.9">
                <text:p>191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302097902097905">
                <text:p>0.0302097902097905</text:p>
              </table:table-cell>
              <table:table-cell office:value-type="float" office:value="195.8">
                <text:p>195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02657342657345">
                <text:p>0.0302657342657345</text:p>
              </table:table-cell>
              <table:table-cell office:value-type="float" office:value="200.5">
                <text:p>200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303216783216786">
                <text:p>0.0303216783216786</text:p>
              </table:table-cell>
              <table:table-cell office:value-type="float" office:value="204.5">
                <text:p>204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303776223776226">
                <text:p>0.0303776223776226</text:p>
              </table:table-cell>
              <table:table-cell office:value-type="float" office:value="209">
                <text:p>20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304335664335667">
                <text:p>0.0304335664335667</text:p>
              </table:table-cell>
              <table:table-cell office:value-type="float" office:value="213.5">
                <text:p>213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304895104895108">
                <text:p>0.0304895104895108</text:p>
              </table:table-cell>
              <table:table-cell office:value-type="float" office:value="217.9">
                <text:p>217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305454545454548">
                <text:p>0.0305454545454548</text:p>
              </table:table-cell>
              <table:table-cell office:value-type="float" office:value="222.9">
                <text:p>222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306013986013989">
                <text:p>0.0306013986013989</text:p>
              </table:table-cell>
              <table:table-cell office:value-type="float" office:value="226.6">
                <text:p>226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306573426573429">
                <text:p>0.0306573426573429</text:p>
              </table:table-cell>
              <table:table-cell office:value-type="float" office:value="230.5">
                <text:p>230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0713286713287">
                <text:p>0.030713286713287</text:p>
              </table:table-cell>
              <table:table-cell office:value-type="float" office:value="234">
                <text:p>23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0769230769231">
                <text:p>0.030769230769231</text:p>
              </table:table-cell>
              <table:table-cell office:value-type="float" office:value="237.4">
                <text:p>237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08251748251751">
                <text:p>0.0308251748251751</text:p>
              </table:table-cell>
              <table:table-cell office:value-type="float" office:value="241.5">
                <text:p>241.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308811188811192">
                <text:p>0.0308811188811192</text:p>
              </table:table-cell>
              <table:table-cell office:value-type="float" office:value="244.9">
                <text:p>244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09370629370632">
                <text:p>0.0309370629370632</text:p>
              </table:table-cell>
              <table:table-cell office:value-type="float" office:value="248.1">
                <text:p>248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309930069930073">
                <text:p>0.0309930069930073</text:p>
              </table:table-cell>
              <table:table-cell office:value-type="float" office:value="251.8">
                <text:p>251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10489510489513">
                <text:p>0.0310489510489513</text:p>
              </table:table-cell>
              <table:table-cell office:value-type="float" office:value="255.8">
                <text:p>255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11048951048954">
                <text:p>0.0311048951048954</text:p>
              </table:table-cell>
              <table:table-cell office:value-type="float" office:value="259.6">
                <text:p>259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11608391608394">
                <text:p>0.0311608391608394</text:p>
              </table:table-cell>
              <table:table-cell office:value-type="float" office:value="264.2">
                <text:p>264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312167832167835">
                <text:p>0.0312167832167835</text:p>
              </table:table-cell>
              <table:table-cell office:value-type="float" office:value="268.1">
                <text:p>268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12727272727276">
                <text:p>0.0312727272727276</text:p>
              </table:table-cell>
              <table:table-cell office:value-type="float" office:value="272.6">
                <text:p>272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13286713286716">
                <text:p>0.0313286713286716</text:p>
              </table:table-cell>
              <table:table-cell office:value-type="float" office:value="275.9">
                <text:p>275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313846153846157">
                <text:p>0.0313846153846157</text:p>
              </table:table-cell>
              <table:table-cell office:value-type="float" office:value="279.9">
                <text:p>279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314405594405597">
                <text:p>0.0314405594405597</text:p>
              </table:table-cell>
              <table:table-cell office:value-type="float" office:value="283.8">
                <text:p>283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314965034965038">
                <text:p>0.0314965034965038</text:p>
              </table:table-cell>
              <table:table-cell office:value-type="float" office:value="287.5">
                <text:p>287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315524475524478">
                <text:p>0.0315524475524478</text:p>
              </table:table-cell>
              <table:table-cell office:value-type="float" office:value="290.5">
                <text:p>290.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316083916083919">
                <text:p>0.0316083916083919</text:p>
              </table:table-cell>
              <table:table-cell office:value-type="float" office:value="293.9">
                <text:p>293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1664335664336">
                <text:p>0.031664335664336</text:p>
              </table:table-cell>
              <table:table-cell office:value-type="float" office:value="296.8">
                <text:p>296.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3172027972028">
                <text:p>0.03172027972028</text:p>
              </table:table-cell>
              <table:table-cell office:value-type="float" office:value="298.6">
                <text:p>298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317762237762241">
                <text:p>0.0317762237762241</text:p>
              </table:table-cell>
              <table:table-cell office:value-type="float" office:value="300.7">
                <text:p>300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318321678321681">
                <text:p>0.0318321678321681</text:p>
              </table:table-cell>
              <table:table-cell office:value-type="float" office:value="302.2">
                <text:p>302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18881118881122">
                <text:p>0.0318881118881122</text:p>
              </table:table-cell>
              <table:table-cell office:value-type="float" office:value="303.9">
                <text:p>303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19440559440562">
                <text:p>0.0319440559440562</text:p>
              </table:table-cell>
              <table:table-cell office:value-type="float" office:value="305.2">
                <text:p>305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20000000000003">
                <text:p>0.0320000000000003</text:p>
              </table:table-cell>
              <table:table-cell office:value-type="float" office:value="306.9">
                <text:p>306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20559440559444">
                <text:p>0.0320559440559444</text:p>
              </table:table-cell>
              <table:table-cell office:value-type="float" office:value="308">
                <text:p>3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321118881118884">
                <text:p>0.0321118881118884</text:p>
              </table:table-cell>
              <table:table-cell office:value-type="float" office:value="309.6">
                <text:p>30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321678321678325">
                <text:p>0.0321678321678325</text:p>
              </table:table-cell>
              <table:table-cell office:value-type="float" office:value="310.9">
                <text:p>310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322237762237765">
                <text:p>0.0322237762237765</text:p>
              </table:table-cell>
              <table:table-cell office:value-type="float" office:value="312.2">
                <text:p>312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322797202797206">
                <text:p>0.0322797202797206</text:p>
              </table:table-cell>
              <table:table-cell office:value-type="float" office:value="313.3">
                <text:p>313.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323356643356646">
                <text:p>0.0323356643356646</text:p>
              </table:table-cell>
              <table:table-cell office:value-type="float" office:value="314.4">
                <text:p>31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23916083916087">
                <text:p>0.0323916083916087</text:p>
              </table:table-cell>
              <table:table-cell office:value-type="float" office:value="315.7">
                <text:p>31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324475524475528">
                <text:p>0.0324475524475528</text:p>
              </table:table-cell>
              <table:table-cell office:value-type="float" office:value="317.2">
                <text:p>3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325034965034968">
                <text:p>0.0325034965034968</text:p>
              </table:table-cell>
              <table:table-cell office:value-type="float" office:value="318.3">
                <text:p>318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325594405594409">
                <text:p>0.0325594405594409</text:p>
              </table:table-cell>
              <table:table-cell office:value-type="float" office:value="319.6">
                <text:p>31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326153846153849">
                <text:p>0.0326153846153849</text:p>
              </table:table-cell>
              <table:table-cell office:value-type="float" office:value="320.2">
                <text:p>3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2671328671329">
                <text:p>0.032671328671329</text:p>
              </table:table-cell>
              <table:table-cell office:value-type="float" office:value="321.1">
                <text:p>32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2727272727273">
                <text:p>0.032727272727273</text:p>
              </table:table-cell>
              <table:table-cell office:value-type="float" office:value="321.5">
                <text:p>321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327832167832171">
                <text:p>0.0327832167832171</text:p>
              </table:table-cell>
              <table:table-cell office:value-type="float" office:value="322">
                <text:p>32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28391608391612">
                <text:p>0.0328391608391612</text:p>
              </table:table-cell>
              <table:table-cell office:value-type="float" office:value="322.4">
                <text:p>32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28951048951052">
                <text:p>0.0328951048951052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29510489510493">
                <text:p>0.0329510489510493</text:p>
              </table:table-cell>
              <table:table-cell office:value-type="float" office:value="323.3">
                <text:p>32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30069930069933">
                <text:p>0.0330069930069933</text:p>
              </table:table-cell>
              <table:table-cell office:value-type="float" office:value="323.6">
                <text:p>3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30629370629374">
                <text:p>0.0330629370629374</text:p>
              </table:table-cell>
              <table:table-cell office:value-type="float" office:value="324">
                <text:p>3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31188811188814">
                <text:p>0.0331188811188814</text:p>
              </table:table-cell>
              <table:table-cell office:value-type="float" office:value="324.3">
                <text:p>32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31748251748255">
                <text:p>0.0331748251748255</text:p>
              </table:table-cell>
              <table:table-cell office:value-type="float" office:value="324.6">
                <text:p>324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32307692307696">
                <text:p>0.0332307692307696</text:p>
              </table:table-cell>
              <table:table-cell office:value-type="float" office:value="325.3">
                <text:p>3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332867132867136">
                <text:p>0.0332867132867136</text:p>
              </table:table-cell>
              <table:table-cell office:value-type="float" office:value="325.3">
                <text:p>325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333426573426577">
                <text:p>0.0333426573426577</text:p>
              </table:table-cell>
              <table:table-cell office:value-type="float" office:value="325.9">
                <text:p>32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333986013986017">
                <text:p>0.0333986013986017</text:p>
              </table:table-cell>
              <table:table-cell office:value-type="float" office:value="326.2">
                <text:p>326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34545454545458">
                <text:p>0.0334545454545458</text:p>
              </table:table-cell>
              <table:table-cell office:value-type="float" office:value="326.4">
                <text:p>3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35104895104898">
                <text:p>0.0335104895104898</text:p>
              </table:table-cell>
              <table:table-cell office:value-type="float" office:value="326.9">
                <text:p>326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335664335664339">
                <text:p>0.0335664335664339</text:p>
              </table:table-cell>
              <table:table-cell office:value-type="float" office:value="326.7">
                <text:p>32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33622377622378">
                <text:p>0.033622377622378</text:p>
              </table:table-cell>
              <table:table-cell office:value-type="float" office:value="327.4">
                <text:p>3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3678321678322">
                <text:p>0.033678321678322</text:p>
              </table:table-cell>
              <table:table-cell office:value-type="float" office:value="327">
                <text:p>3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337342657342661">
                <text:p>0.0337342657342661</text:p>
              </table:table-cell>
              <table:table-cell office:value-type="float" office:value="327.2">
                <text:p>327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37902097902101">
                <text:p>0.0337902097902101</text:p>
              </table:table-cell>
              <table:table-cell office:value-type="float" office:value="327.4">
                <text:p>3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38461538461542">
                <text:p>0.0338461538461542</text:p>
              </table:table-cell>
              <table:table-cell office:value-type="float" office:value="327.4">
                <text:p>3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339020979020982">
                <text:p>0.0339020979020982</text:p>
              </table:table-cell>
              <table:table-cell office:value-type="float" office:value="327.4">
                <text:p>327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339580419580423">
                <text:p>0.0339580419580423</text:p>
              </table:table-cell>
              <table:table-cell office:value-type="float" office:value="327.5">
                <text:p>327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340139860139864">
                <text:p>0.0340139860139864</text:p>
              </table:table-cell>
              <table:table-cell office:value-type="float" office:value="327.5">
                <text:p>327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40699300699304">
                <text:p>0.0340699300699304</text:p>
              </table:table-cell>
              <table:table-cell office:value-type="float" office:value="327.1">
                <text:p>32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41258741258745">
                <text:p>0.0341258741258745</text:p>
              </table:table-cell>
              <table:table-cell office:value-type="float" office:value="327.7">
                <text:p>327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341818181818185">
                <text:p>0.0341818181818185</text:p>
              </table:table-cell>
              <table:table-cell office:value-type="float" office:value="327.5">
                <text:p>3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342377622377626">
                <text:p>0.0342377622377626</text:p>
              </table:table-cell>
              <table:table-cell office:value-type="float" office:value="327.5">
                <text:p>3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342937062937066">
                <text:p>0.0342937062937066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343496503496507">
                <text:p>0.0343496503496507</text:p>
              </table:table-cell>
              <table:table-cell office:value-type="float" office:value="327.3">
                <text:p>32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44055944055948">
                <text:p>0.0344055944055948</text:p>
              </table:table-cell>
              <table:table-cell office:value-type="float" office:value="326.4">
                <text:p>3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44615384615388">
                <text:p>0.0344615384615388</text:p>
              </table:table-cell>
              <table:table-cell office:value-type="float" office:value="325.4">
                <text:p>325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45174825174829">
                <text:p>0.0345174825174829</text:p>
              </table:table-cell>
              <table:table-cell office:value-type="float" office:value="324">
                <text:p>32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345734265734269">
                <text:p>0.0345734265734269</text:p>
              </table:table-cell>
              <table:table-cell office:value-type="float" office:value="322.8">
                <text:p>3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4629370629371">
                <text:p>0.034629370629371</text:p>
              </table:table-cell>
              <table:table-cell office:value-type="float" office:value="319.8">
                <text:p>319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34685314685315">
                <text:p>0.034685314685315</text:p>
              </table:table-cell>
              <table:table-cell office:value-type="float" office:value="316.5">
                <text:p>3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347412587412591">
                <text:p>0.0347412587412591</text:p>
              </table:table-cell>
              <table:table-cell office:value-type="float" office:value="312.5">
                <text:p>3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47972027972032">
                <text:p>0.0347972027972032</text:p>
              </table:table-cell>
              <table:table-cell office:value-type="float" office:value="308.3">
                <text:p>308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48531468531472">
                <text:p>0.0348531468531472</text:p>
              </table:table-cell>
              <table:table-cell office:value-type="float" office:value="304.8">
                <text:p>304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349090909090913">
                <text:p>0.0349090909090913</text:p>
              </table:table-cell>
              <table:table-cell office:value-type="float" office:value="301.7">
                <text:p>30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349650349650353">
                <text:p>0.0349650349650353</text:p>
              </table:table-cell>
              <table:table-cell office:value-type="float" office:value="297.7">
                <text:p>29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350209790209794">
                <text:p>0.0350209790209794</text:p>
              </table:table-cell>
              <table:table-cell office:value-type="float" office:value="293.6">
                <text:p>2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350769230769234">
                <text:p>0.0350769230769234</text:p>
              </table:table-cell>
              <table:table-cell office:value-type="float" office:value="290.1">
                <text:p>29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51328671328675">
                <text:p>0.0351328671328675</text:p>
              </table:table-cell>
              <table:table-cell office:value-type="float" office:value="285.9">
                <text:p>28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351888111888116">
                <text:p>0.0351888111888116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352447552447556">
                <text:p>0.035244755244755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353006993006997">
                <text:p>0.0353006993006997</text:p>
              </table:table-cell>
              <table:table-cell office:value-type="float" office:value="271.8">
                <text:p>271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53566433566437">
                <text:p>0.0353566433566437</text:p>
              </table:table-cell>
              <table:table-cell office:value-type="float" office:value="268.1">
                <text:p>26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54125874125878">
                <text:p>0.0354125874125878</text:p>
              </table:table-cell>
              <table:table-cell office:value-type="float" office:value="263.7">
                <text:p>263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54685314685318">
                <text:p>0.0354685314685318</text:p>
              </table:table-cell>
              <table:table-cell office:value-type="float" office:value="260">
                <text:p>26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55244755244759">
                <text:p>0.0355244755244759</text:p>
              </table:table-cell>
              <table:table-cell office:value-type="float" office:value="255.8">
                <text:p>25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3558041958042">
                <text:p>0.03558041958042</text:p>
              </table:table-cell>
              <table:table-cell office:value-type="float" office:value="251.8">
                <text:p>251.8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5636363636364">
                <text:p>0.035636363636364</text:p>
              </table:table-cell>
              <table:table-cell office:value-type="float" office:value="247.8">
                <text:p>247.8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56923076923081">
                <text:p>0.0356923076923081</text:p>
              </table:table-cell>
              <table:table-cell office:value-type="float" office:value="242.8">
                <text:p>242.8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57482517482521">
                <text:p>0.0357482517482521</text:p>
              </table:table-cell>
              <table:table-cell office:value-type="float" office:value="238.6">
                <text:p>238.6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58041958041962">
                <text:p>0.0358041958041962</text:p>
              </table:table-cell>
              <table:table-cell office:value-type="float" office:value="234.8">
                <text:p>234.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358601398601402">
                <text:p>0.0358601398601402</text:p>
              </table:table-cell>
              <table:table-cell office:value-type="float" office:value="231.1">
                <text:p>231.1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59160839160843">
                <text:p>0.0359160839160843</text:p>
              </table:table-cell>
              <table:table-cell office:value-type="float" office:value="226.5">
                <text:p>226.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59720279720284">
                <text:p>0.0359720279720284</text:p>
              </table:table-cell>
              <table:table-cell office:value-type="float" office:value="222.3">
                <text:p>222.3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60279720279724">
                <text:p>0.0360279720279724</text:p>
              </table:table-cell>
              <table:table-cell office:value-type="float" office:value="217.8">
                <text:p>217.8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360839160839165">
                <text:p>0.0360839160839165</text:p>
              </table:table-cell>
              <table:table-cell office:value-type="float" office:value="212.7">
                <text:p>212.7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61398601398605">
                <text:p>0.0361398601398605</text:p>
              </table:table-cell>
              <table:table-cell office:value-type="float" office:value="207.9">
                <text:p>207.9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361958041958046">
                <text:p>0.0361958041958046</text:p>
              </table:table-cell>
              <table:table-cell office:value-type="float" office:value="202.6">
                <text:p>202.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362517482517486">
                <text:p>0.0362517482517486</text:p>
              </table:table-cell>
              <table:table-cell office:value-type="float" office:value="197.4">
                <text:p>197.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363076923076927">
                <text:p>0.0363076923076927</text:p>
              </table:table-cell>
              <table:table-cell office:value-type="float" office:value="191.7">
                <text:p>191.7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363636363636368">
                <text:p>0.0363636363636368</text:p>
              </table:table-cell>
              <table:table-cell office:value-type="float" office:value="186.6">
                <text:p>186.6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364195804195808">
                <text:p>0.0364195804195808</text:p>
              </table:table-cell>
              <table:table-cell office:value-type="float" office:value="181.3">
                <text:p>181.3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64755244755249">
                <text:p>0.0364755244755249</text:p>
              </table:table-cell>
              <table:table-cell office:value-type="float" office:value="174.8">
                <text:p>174.8</text:p>
              </table:table-cell>
              <table:table-cell office:value-type="float" office:value="259.2">
                <text:p>259.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365314685314689">
                <text:p>0.0365314685314689</text:p>
              </table:table-cell>
              <table:table-cell office:value-type="float" office:value="169.1">
                <text:p>169.1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6587412587413">
                <text:p>0.036587412587413</text:p>
              </table:table-cell>
              <table:table-cell office:value-type="float" office:value="163.7">
                <text:p>163.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6643356643357">
                <text:p>0.036643356643357</text:p>
              </table:table-cell>
              <table:table-cell office:value-type="float" office:value="158">
                <text:p>158</text:p>
              </table:table-cell>
              <table:table-cell office:value-type="float" office:value="269.2">
                <text:p>269.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366993006993011">
                <text:p>0.0366993006993011</text:p>
              </table:table-cell>
              <table:table-cell office:value-type="float" office:value="152.2">
                <text:p>152.2</text:p>
              </table:table-cell>
              <table:table-cell office:value-type="float" office:value="249.6">
                <text:p>249.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367552447552452">
                <text:p>0.0367552447552452</text:p>
              </table:table-cell>
              <table:table-cell office:value-type="float" office:value="147.2">
                <text:p>147.2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368111888111892">
                <text:p>0.0368111888111892</text:p>
              </table:table-cell>
              <table:table-cell office:value-type="float" office:value="142">
                <text:p>142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368671328671333">
                <text:p>0.0368671328671333</text:p>
              </table:table-cell>
              <table:table-cell office:value-type="float" office:value="136.5">
                <text:p>136.5</text:p>
              </table:table-cell>
              <table:table-cell office:value-type="float" office:value="232.4">
                <text:p>232.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369230769230773">
                <text:p>0.0369230769230773</text:p>
              </table:table-cell>
              <table:table-cell office:value-type="float" office:value="132.7">
                <text:p>132.7</text:p>
              </table:table-cell>
              <table:table-cell office:value-type="float" office:value="232.4">
                <text:p>232.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369790209790214">
                <text:p>0.0369790209790214</text:p>
              </table:table-cell>
              <table:table-cell office:value-type="float" office:value="125.9">
                <text:p>125.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370349650349654">
                <text:p>0.0370349650349654</text:p>
              </table:table-cell>
              <table:table-cell office:value-type="float" office:value="120.5">
                <text:p>120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70909090909095">
                <text:p>0.0370909090909095</text:p>
              </table:table-cell>
              <table:table-cell office:value-type="float" office:value="114.1">
                <text:p>114.1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371468531468536">
                <text:p>0.0371468531468536</text:p>
              </table:table-cell>
              <table:table-cell office:value-type="float" office:value="107.6">
                <text:p>107.6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372027972027976">
                <text:p>0.0372027972027976</text:p>
              </table:table-cell>
              <table:table-cell office:value-type="float" office:value="102.3">
                <text:p>102.3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372587412587417">
                <text:p>0.0372587412587417</text:p>
              </table:table-cell>
              <table:table-cell office:value-type="float" office:value="95.4">
                <text:p>95.4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373146853146857">
                <text:p>0.0373146853146857</text:p>
              </table:table-cell>
              <table:table-cell office:value-type="float" office:value="89.5">
                <text:p>89.5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373706293706298">
                <text:p>0.0373706293706298</text:p>
              </table:table-cell>
              <table:table-cell office:value-type="float" office:value="82.9">
                <text:p>82.9</text:p>
              </table:table-cell>
              <table:table-cell office:value-type="float" office:value="209.2">
                <text:p>209.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374265734265738">
                <text:p>0.0374265734265738</text:p>
              </table:table-cell>
              <table:table-cell office:value-type="float" office:value="76.1">
                <text:p>76.1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374825174825179">
                <text:p>0.0374825174825179</text:p>
              </table:table-cell>
              <table:table-cell office:value-type="float" office:value="69.4">
                <text:p>69.4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37538461538462">
                <text:p>0.037538461538462</text:p>
              </table:table-cell>
              <table:table-cell office:value-type="float" office:value="62.3">
                <text:p>62.3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37594405594406">
                <text:p>0.037594405594406</text:p>
              </table:table-cell>
              <table:table-cell office:value-type="float" office:value="55.6">
                <text:p>55.6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376503496503501">
                <text:p>0.0376503496503501</text:p>
              </table:table-cell>
              <table:table-cell office:value-type="float" office:value="49.2">
                <text:p>49.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377062937062941">
                <text:p>0.0377062937062941</text:p>
              </table:table-cell>
              <table:table-cell office:value-type="float" office:value="41.8">
                <text:p>41.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377622377622382">
                <text:p>0.0377622377622382</text:p>
              </table:table-cell>
              <table:table-cell office:value-type="float" office:value="36.4">
                <text:p>36.4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378181818181822">
                <text:p>0.0378181818181822</text:p>
              </table:table-cell>
              <table:table-cell office:value-type="float" office:value="30.3">
                <text:p>30.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378741258741263">
                <text:p>0.0378741258741263</text:p>
              </table:table-cell>
              <table:table-cell office:value-type="float" office:value="24.5">
                <text:p>24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379300699300704">
                <text:p>0.0379300699300704</text:p>
              </table:table-cell>
              <table:table-cell office:value-type="float" office:value="19.6">
                <text:p>19.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379860139860144">
                <text:p>0.0379860139860144</text:p>
              </table:table-cell>
              <table:table-cell office:value-type="float" office:value="14.6">
                <text:p>14.6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80419580419585">
                <text:p>0.0380419580419585</text:p>
              </table:table-cell>
              <table:table-cell office:value-type="float" office:value="9.8">
                <text:p>9.8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80979020979025">
                <text:p>0.0380979020979025</text:p>
              </table:table-cell>
              <table:table-cell office:value-type="float" office:value="5">
                <text:p>5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381538461538466">
                <text:p>0.0381538461538466</text:p>
              </table:table-cell>
              <table:table-cell office:value-type="float" office:value="0.1">
                <text:p>0.1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382097902097906">
                <text:p>0.0382097902097906</text:p>
              </table:table-cell>
              <table:table-cell office:value-type="float" office:value="0">
                <text:p>0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382657342657347">
                <text:p>0.0382657342657347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383216783216788">
                <text:p>0.0383216783216788</text:p>
              </table:table-cell>
              <table:table-cell office:value-type="float" office:value="0">
                <text:p>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383776223776228">
                <text:p>0.0383776223776228</text:p>
              </table:table-cell>
              <table:table-cell office:value-type="float" office:value="0">
                <text:p>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84335664335669">
                <text:p>0.0384335664335669</text:p>
              </table:table-cell>
              <table:table-cell office:value-type="float" office:value="0">
                <text:p>0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384895104895109">
                <text:p>0.0384895104895109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38545454545455">
                <text:p>0.038545454545455</text:p>
              </table:table-cell>
              <table:table-cell office:value-type="float" office:value="0">
                <text:p>0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8601398601399">
                <text:p>0.038601398601399</text:p>
              </table:table-cell>
              <table:table-cell office:value-type="float" office:value="0">
                <text:p>0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386573426573431">
                <text:p>0.0386573426573431</text:p>
              </table:table-cell>
              <table:table-cell office:value-type="float" office:value="0">
                <text:p>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387132867132872">
                <text:p>0.0387132867132872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387692307692312">
                <text:p>0.0387692307692312</text:p>
              </table:table-cell>
              <table:table-cell office:value-type="float" office:value="0">
                <text:p>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88251748251753">
                <text:p>0.0388251748251753</text:p>
              </table:table-cell>
              <table:table-cell office:value-type="float" office:value="0">
                <text:p>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388811188811193">
                <text:p>0.038881118881119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89370629370634">
                <text:p>0.0389370629370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89930069930074">
                <text:p>0.0389930069930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90489510489515">
                <text:p>0.0390489510489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91048951048956">
                <text:p>0.0391048951048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91608391608396">
                <text:p>0.0391608391608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92167832167837">
                <text:p>0.039216783216783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92727272727277">
                <text:p>0.039272727272727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93286713286718">
                <text:p>0.0393286713286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